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7d1d1" draw:textarea-horizontal-align="justify" draw:textarea-vertical-align="middle" draw:auto-grow-height="false" fo:min-height="0.812cm" fo:min-width="2.612cm"/>
    </style:style>
    <style:style style:name="gr2" style:family="graphic" style:parent-style-name="standard">
      <style:graphic-properties svg:stroke-color="#000000" draw:fill-color="#87d1d1" draw:textarea-horizontal-align="justify" draw:textarea-vertical-align="middle" draw:auto-grow-height="false" fo:min-height="1.55cm" fo:min-width="4.1cm"/>
    </style:style>
    <style:style style:name="gr3" style:family="graphic" style:parent-style-name="standard">
      <style:graphic-properties svg:stroke-color="#000000" draw:fill-color="#87d1d1" draw:textarea-horizontal-align="justify" draw:textarea-vertical-align="middle" draw:auto-grow-height="false" fo:min-height="1.25cm" fo:min-width="3.9cm"/>
    </style:style>
    <style:style style:name="gr4" style:family="graphic" style:parent-style-name="standard">
      <style:graphic-properties svg:stroke-color="#000000" draw:fill-color="#87d1d1" draw:textarea-horizontal-align="justify" draw:textarea-vertical-align="middle" draw:auto-grow-height="false" fo:min-height="1.95cm" fo:min-width="4.3cm"/>
    </style:style>
    <style:style style:name="gr5" style:family="graphic" style:parent-style-name="standard">
      <style:graphic-properties svg:stroke-color="#000000" draw:fill-color="#87d1d1" draw:textarea-horizontal-align="justify" draw:textarea-vertical-align="middle" draw:auto-grow-height="false" fo:min-height="1.65cm" fo:min-width="4.6cm"/>
    </style:style>
    <style:style style:name="gr6" style:family="graphic" style:parent-style-name="standard">
      <style:graphic-properties svg:stroke-color="#000000" draw:fill-color="#87d1d1" draw:textarea-horizontal-align="justify" draw:textarea-vertical-align="middle" draw:auto-grow-height="false" fo:min-height="1.35cm" fo:min-width="4cm"/>
    </style:style>
    <style:style style:name="gr7" style:family="graphic" style:parent-style-name="standard">
      <style:graphic-properties svg:stroke-color="#000000" draw:fill-color="#00b6bd" draw:opacity="50%" draw:textarea-horizontal-align="justify" draw:textarea-vertical-align="middle" draw:auto-grow-height="false" fo:min-height="2.25cm" fo:min-width="5.5cm"/>
    </style:style>
    <style:style style:name="gr8" style:family="graphic" style:parent-style-name="standard">
      <style:graphic-properties svg:stroke-color="#000000" draw:fill-color="#87d1d1" draw:textarea-horizontal-align="justify" draw:textarea-vertical-align="middle" draw:auto-grow-height="false" fo:min-height="2.45cm" fo:min-width="4.8cm"/>
    </style:style>
    <style:style style:name="gr9" style:family="graphic" style:parent-style-name="standard">
      <style:graphic-properties svg:stroke-color="#000000" draw:fill-color="#87d1d1" draw:textarea-horizontal-align="justify" draw:textarea-vertical-align="middle" draw:auto-grow-height="false" fo:min-height="2.65cm" fo:min-width="5.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87d1d1" draw:textarea-horizontal-align="justify" draw:textarea-vertical-align="middle" draw:auto-grow-height="false" fo:min-height="1.851cm" fo:min-width="2.846cm"/>
    </style:style>
    <style:style style:name="gr12" style:family="graphic" style:parent-style-name="standard">
      <style:graphic-properties svg:stroke-color="#000000" draw:fill-color="#87d1d1" draw:textarea-horizontal-align="justify" draw:textarea-vertical-align="middle" draw:auto-grow-height="false" fo:min-height="2.151cm" fo:min-width="3.516cm"/>
    </style:style>
    <style:style style:name="gr13" style:family="graphic" style:parent-style-name="standard">
      <style:graphic-properties svg:stroke-color="#000000" draw:fill-color="#87d1d1" draw:textarea-horizontal-align="justify" draw:textarea-vertical-align="middle" draw:auto-grow-height="false" fo:min-height="1.95cm" fo:min-width="4.5cm"/>
    </style:style>
    <style:style style:name="gr14" style:family="graphic" style:parent-style-name="standard">
      <style:graphic-properties svg:stroke-color="#000000" draw:fill-color="#87d1d1" draw:textarea-horizontal-align="justify" draw:textarea-vertical-align="middle" draw:auto-grow-height="false" fo:min-height="1.85cm" fo:min-width="2.9cm"/>
    </style:style>
    <style:style style:name="gr15" style:family="graphic" style:parent-style-name="standard">
      <style:graphic-properties svg:stroke-color="#000000" draw:fill-color="#87d1d1" draw:textarea-horizontal-align="justify" draw:textarea-vertical-align="middle" draw:auto-grow-height="false" fo:min-height="1.55cm" fo:min-width="4.4cm"/>
    </style:style>
    <style:style style:name="gr16" style:family="graphic" style:parent-style-name="standard">
      <style:graphic-properties svg:stroke-color="#000000" draw:fill-color="#87d1d1" draw:textarea-horizontal-align="justify" draw:textarea-vertical-align="middle" draw:auto-grow-height="false" fo:min-height="1.35cm" fo:min-width="2.238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-color="#87d1d1" draw:textarea-horizontal-align="justify" draw:textarea-vertical-align="middle" draw:auto-grow-height="false" fo:min-height="1.251cm" fo:min-width="2.724cm"/>
    </style:style>
    <style:style style:name="gr19" style:family="graphic" style:parent-style-name="standard">
      <style:graphic-properties svg:stroke-color="#000000" draw:fill-color="#87d1d1" draw:textarea-horizontal-align="justify" draw:textarea-vertical-align="middle" draw:auto-grow-height="false" fo:min-height="1.2cm" fo:min-width="2.4cm"/>
    </style:style>
    <style:style style:name="gr20" style:family="graphic" style:parent-style-name="standard">
      <style:graphic-properties svg:stroke-color="#000000" draw:fill-color="#87d1d1" draw:textarea-horizontal-align="justify" draw:textarea-vertical-align="middle" draw:auto-grow-height="false" fo:min-height="1.55cm" fo:min-width="2.8cm"/>
    </style:style>
    <style:style style:name="gr21" style:family="graphic" style:parent-style-name="standard">
      <style:graphic-properties svg:stroke-color="#000000" draw:fill-color="#87d1d1" draw:textarea-horizontal-align="justify" draw:textarea-vertical-align="middle" draw:auto-grow-height="false" fo:min-height="2.551cm" fo:min-width="3.15cm"/>
    </style:style>
    <style:style style:name="gr22" style:family="graphic" style:parent-style-name="standard">
      <style:graphic-properties svg:stroke-color="#000000" draw:fill-color="#87d1d1" draw:textarea-horizontal-align="justify" draw:textarea-vertical-align="middle" draw:auto-grow-height="false" fo:min-height="1.6cm" fo:min-width="3.1cm"/>
    </style:style>
    <style:style style:name="gr23" style:family="graphic" style:parent-style-name="standard">
      <style:graphic-properties svg:stroke-color="#000000" draw:fill-color="#87d1d1" draw:textarea-horizontal-align="justify" draw:textarea-vertical-align="middle" draw:auto-grow-height="false" fo:min-height="1.75cm" fo:min-width="2.95cm"/>
    </style:style>
    <style:style style:name="gr24" style:family="graphic" style:parent-style-name="standard">
      <style:graphic-properties svg:stroke-color="#000000" draw:fill-color="#87d1d1" draw:textarea-horizontal-align="justify" draw:textarea-vertical-align="middle" draw:auto-grow-height="false" fo:min-height="2.85cm" fo:min-width="7cm"/>
    </style:style>
    <style:style style:name="gr25" style:family="graphic" style:parent-style-name="standard">
      <style:graphic-properties svg:stroke-color="#000000" draw:fill-color="#87d1d1" draw:textarea-horizontal-align="justify" draw:textarea-vertical-align="middle" draw:auto-grow-height="false" fo:min-height="2.05cm" fo:min-width="4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27" style:family="graphic" style:parent-style-name="standard">
      <style:graphic-properties svg:stroke-color="#000000" draw:fill-color="#87d1d1" draw:textarea-horizontal-align="justify" draw:textarea-vertical-align="middle" draw:auto-grow-height="false" fo:min-height="2.1cm" fo:min-width="4.1cm"/>
    </style:style>
    <style:style style:name="gr28" style:family="graphic" style:parent-style-name="standard">
      <style:graphic-properties svg:stroke-color="#000000" draw:fill-color="#87d1d1" draw:textarea-horizontal-align="justify" draw:textarea-vertical-align="middle" draw:auto-grow-height="false" fo:min-height="1.85cm" fo:min-width="3.55cm"/>
    </style:style>
    <style:style style:name="gr29" style:family="graphic" style:parent-style-name="standard">
      <style:graphic-properties svg:stroke-color="#000000" draw:fill-color="#87d1d1" draw:textarea-horizontal-align="justify" draw:textarea-vertical-align="middle" draw:auto-grow-height="false" fo:min-height="2.25cm" fo:min-width="6.1cm"/>
    </style:style>
    <style:style style:name="gr30" style:family="graphic" style:parent-style-name="standard">
      <style:graphic-properties svg:stroke-color="#000000" draw:fill-color="#87d1d1" draw:textarea-horizontal-align="justify" draw:textarea-vertical-align="middle" draw:auto-grow-height="false" fo:min-height="2.15cm" fo:min-width="4.7cm"/>
    </style:style>
    <style:style style:name="gr31" style:family="graphic" style:parent-style-name="standard">
      <style:graphic-properties svg:stroke-color="#000000" draw:fill-color="#87d1d1" draw:textarea-horizontal-align="justify" draw:textarea-vertical-align="middle" draw:auto-grow-height="false" fo:min-height="2.35cm" fo:min-width="5.1cm"/>
    </style:style>
    <style:style style:name="gr32" style:family="graphic" style:parent-style-name="standard">
      <style:graphic-properties svg:stroke-color="#000000" draw:fill-color="#87d1d1" draw:textarea-horizontal-align="justify" draw:textarea-vertical-align="middle" draw:auto-grow-height="false" fo:min-height="2.1cm" fo:min-width="4.05cm"/>
    </style:style>
    <style:style style:name="gr33" style:family="graphic" style:parent-style-name="standard">
      <style:graphic-properties svg:stroke-color="#000000" draw:fill-color="#87d1d1" draw:textarea-horizontal-align="justify" draw:textarea-vertical-align="middle" draw:auto-grow-height="false" fo:min-height="1.85cm" fo:min-width="3.5cm"/>
    </style:style>
    <style:style style:name="gr34" style:family="graphic" style:parent-style-name="standard">
      <style:graphic-properties svg:stroke-color="#000000" draw:fill-color="#87d1d1" draw:textarea-horizontal-align="justify" draw:textarea-vertical-align="middle" draw:auto-grow-height="false" fo:min-height="2.05cm" fo:min-width="3.5cm"/>
    </style:style>
    <style:style style:name="gr35" style:family="graphic" style:parent-style-name="standard">
      <style:graphic-properties svg:stroke-color="#000000" draw:fill-color="#87d1d1" draw:textarea-horizontal-align="justify" draw:textarea-vertical-align="middle" draw:auto-grow-height="false" fo:min-height="2.25cm" fo:min-width="4.1cm"/>
    </style:style>
    <style:style style:name="gr36" style:family="graphic" style:parent-style-name="standard">
      <style:graphic-properties svg:stroke-color="#000000" draw:fill-color="#87d1d1" draw:textarea-horizontal-align="justify" draw:textarea-vertical-align="middle" draw:auto-grow-height="false" fo:min-height="2.751cm" fo:min-width="3.638cm"/>
    </style:style>
    <style:style style:name="gr37" style:family="graphic" style:parent-style-name="standard">
      <style:graphic-properties svg:stroke-color="#000000" draw:fill-color="#87d1d1" draw:textarea-horizontal-align="justify" draw:textarea-vertical-align="middle" draw:auto-grow-height="false" fo:min-height="3.106cm" fo:min-width="6.955cm"/>
    </style:style>
    <style:style style:name="gr38" style:family="graphic" style:parent-style-name="standard">
      <style:graphic-properties svg:stroke-color="#000000" draw:fill-color="#87d1d1" draw:textarea-horizontal-align="justify" draw:textarea-vertical-align="middle" draw:auto-grow-height="false" fo:min-height="2.65cm" fo:min-width="5.3cm"/>
    </style:style>
    <style:style style:name="gr39" style:family="graphic" style:parent-style-name="standard">
      <style:graphic-properties svg:stroke-color="#000000" draw:fill-color="#87d1d1" draw:textarea-horizontal-align="justify" draw:textarea-vertical-align="middle" draw:auto-grow-height="false" fo:min-height="2.1cm" fo:min-width="3.3cm"/>
    </style:style>
    <style:style style:name="gr40" style:family="graphic" style:parent-style-name="standard">
      <style:graphic-properties svg:stroke-color="#000000" draw:fill-color="#87d1d1" draw:textarea-horizontal-align="justify" draw:textarea-vertical-align="middle" draw:auto-grow-height="false" fo:min-height="2.451cm" fo:min-width="3.516cm"/>
    </style:style>
    <style:style style:name="gr41" style:family="graphic" style:parent-style-name="standard">
      <style:graphic-properties svg:stroke-color="#000000" draw:fill-color="#87d1d1" draw:textarea-horizontal-align="justify" draw:textarea-vertical-align="middle" draw:auto-grow-height="false" fo:min-height="2.15cm" fo:min-width="4cm"/>
    </style:style>
    <style:style style:name="gr42" style:family="graphic" style:parent-style-name="standard">
      <style:graphic-properties svg:stroke-color="#000000" draw:fill-color="#87d1d1" draw:textarea-horizontal-align="justify" draw:textarea-vertical-align="middle" draw:auto-grow-height="false" fo:min-height="1.85cm" fo:min-width="3.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44" style:family="graphic" style:parent-style-name="standard">
      <style:graphic-properties svg:stroke-color="#000000" draw:fill-color="#87d1d1" draw:textarea-horizontal-align="justify" draw:textarea-vertical-align="middle" draw:auto-grow-height="false" fo:min-height="2.1cm" fo:min-width="3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46" style:family="graphic" style:parent-style-name="standard">
      <style:graphic-properties svg:stroke-color="#000000" draw:fill-color="#87d1d1" draw:textarea-horizontal-align="justify" draw:textarea-vertical-align="middle" draw:auto-grow-height="false" fo:min-height="2.65cm" fo:min-width="5.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8" style:family="graphic" style:parent-style-name="standard">
      <style:graphic-properties svg:stroke-color="#000000" draw:fill-color="#87d1d1" draw:textarea-horizontal-align="justify" draw:textarea-vertical-align="middle" draw:auto-grow-height="false" fo:min-height="2.05cm" fo:min-width="2.4cm"/>
    </style:style>
    <style:style style:name="gr49" style:family="graphic" style:parent-style-name="standard">
      <style:graphic-properties svg:stroke-color="#000000" draw:fill-color="#87d1d1" draw:textarea-horizontal-align="justify" draw:textarea-vertical-align="middle" draw:auto-grow-height="false" fo:min-height="2.651cm" fo:min-width="4.976cm"/>
    </style:style>
    <style:style style:name="gr50" style:family="graphic" style:parent-style-name="standard">
      <style:graphic-properties svg:stroke-color="#000000" draw:fill-color="#87d1d1" draw:textarea-horizontal-align="justify" draw:textarea-vertical-align="middle" draw:auto-grow-height="false" fo:min-height="1.55cm" fo:min-width="3.21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52" style:family="graphic" style:parent-style-name="standard">
      <style:graphic-properties svg:stroke-color="#000000" draw:fill-color="#87d1d1" draw:textarea-horizontal-align="justify" draw:textarea-vertical-align="middle" draw:auto-grow-height="false" fo:min-height="2.451cm" fo:min-width="4.184cm"/>
    </style:style>
    <style:style style:name="gr53" style:family="graphic" style:parent-style-name="standard">
      <style:graphic-properties svg:stroke-color="#000000" draw:fill-color="#59c5c7" draw:textarea-horizontal-align="justify" draw:textarea-vertical-align="middle" draw:auto-grow-height="false" fo:min-height="0.81cm" fo:min-width="0.77cm"/>
    </style:style>
    <style:style style:name="gr54" style:family="graphic" style:parent-style-name="standard">
      <style:graphic-properties svg:stroke-color="#000000" draw:fill-color="#87d1d1" draw:textarea-horizontal-align="justify" draw:textarea-vertical-align="middle" draw:auto-grow-height="false" fo:min-height="1.5cm" fo:min-width="3cm"/>
    </style:style>
    <style:style style:name="gr55" style:family="graphic" style:parent-style-name="standard">
      <style:graphic-properties svg:stroke-color="#000000" draw:fill-color="#87d1d1" draw:textarea-horizontal-align="justify" draw:textarea-vertical-align="middle" draw:auto-grow-height="false" fo:min-height="2.55cm" fo:min-width="4.7cm"/>
    </style:style>
    <style:style style:name="gr56" style:family="graphic" style:parent-style-name="standard">
      <style:graphic-properties svg:stroke-color="#000000" draw:fill-color="#87d1d1" draw:textarea-horizontal-align="justify" draw:textarea-vertical-align="middle" draw:auto-grow-height="false" fo:min-height="2.45cm" fo:min-width="4.7cm"/>
    </style:style>
    <style:style style:name="gr57" style:family="graphic" style:parent-style-name="standard">
      <style:graphic-properties svg:stroke-color="#000000" draw:fill-color="#87d1d1" draw:textarea-horizontal-align="justify" draw:textarea-vertical-align="middle" draw:auto-grow-height="false" fo:min-height="2.65cm" fo:min-width="4.7cm"/>
    </style:style>
    <style:style style:name="gr58" style:family="graphic" style:parent-style-name="standard">
      <style:graphic-properties svg:stroke-color="#000000" draw:fill-color="#87d1d1" draw:textarea-horizontal-align="justify" draw:textarea-vertical-align="middle" draw:auto-grow-height="false" fo:min-height="1.7cm" fo:min-width="3.75cm"/>
    </style:style>
    <style:style style:name="gr59" style:family="graphic" style:parent-style-name="standard">
      <style:graphic-properties svg:stroke-color="#000000" draw:fill-color="#87d1d1" draw:textarea-horizontal-align="justify" draw:textarea-vertical-align="middle" draw:auto-grow-height="false" fo:min-height="1.95cm" fo:min-width="4.35cm"/>
    </style:style>
    <style:style style:name="gr60" style:family="graphic" style:parent-style-name="standard">
      <style:graphic-properties svg:stroke-color="#000000" draw:fill-color="#59c5c7" draw:textarea-horizontal-align="justify" draw:textarea-vertical-align="middle" draw:auto-grow-height="false" fo:min-height="2.226cm" fo:min-width="4.026cm"/>
    </style:style>
    <style:style style:name="P1" style:family="paragraph">
      <style:paragraph-properties fo:text-align="center"/>
    </style:style>
    <style:style style:name="P2" style:family="paragraph">
      <loext:graphic-properties draw:fill-color="#87d1d1"/>
      <style:paragraph-properties fo:text-align="center"/>
    </style:style>
    <style:style style:name="P3" style:family="paragraph">
      <loext:graphic-properties draw:fill-color="#87d1d1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87d1d1"/>
      <style:paragraph-properties fo:text-align="center"/>
      <style:text-properties fo:font-size="12pt"/>
    </style:style>
    <style:style style:name="P5" style:family="paragraph">
      <loext:graphic-properties draw:fill-color="#00b6bd" draw:opacity="50%"/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2pt"/>
    </style:style>
    <style:style style:name="P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59c5c7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4cm" svg:height="1.5cm" svg:x="24.798cm" svg:y="3.9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6cm" svg:height="1.8cm" svg:x="25.098cm" svg:y="6.8cm">
          <text:p text:style-name="P1"><text:span text:style-name="T1">Se forma el tablero </text:span></text:p>
          <text:p text:style-name="P1"><text:span text:style-name="T1">con las cartas de borde </text:span></text:p>
          <text:p text:style-name="P1"><text:span text:style-name="T1">según su ordena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4.4cm" svg:height="1.5cm" svg:x="25.098cm" svg:y="9.6cm">
          <text:p text:style-name="P1"><text:span text:style-name="T1">Se forma y revuelve </text:span></text:p>
          <text:p text:style-name="P1"><text:span text:style-name="T1">las cartas tipo tribu </text:span></text:p>
          <text:p text:style-name="P1"><text:span text:style-name="T1">y mercancí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8" draw:id="id8" draw:layer="layout" svg:width="4.8cm" svg:height="2.2cm" svg:x="25.198cm" svg:y="23.4cm">
          <text:p text:style-name="P1"><text:span text:style-name="T2">Se le otorga ambos </text:span></text:p>
          <text:p text:style-name="P1"><text:span text:style-name="T2">jugadores una mone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5" draw:id="id5" draw:layer="layout" svg:width="5.1cm" svg:height="1.9cm" svg:x="24.898cm" svg:y="15.7cm">
          <text:p text:style-name="P1"><text:span text:style-name="T2">Se le otorga a ambos </text:span></text:p>
          <text:p text:style-name="P1"><text:span text:style-name="T2">jugadores 2 fichas de s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6" draw:id="id6" draw:layer="layout" svg:width="4.6cm" svg:height="1.8cm" svg:x="25.198cm" svg:y="18.5cm">
          <text:p text:style-name="P1"><text:span text:style-name="T2">Se le otorga a ambos </text:span></text:p>
          <text:p text:style-name="P1"><text:span text:style-name="T2">jugadores 2 fichas </text:span></text:p>
          <text:p text:style-name="P1"><text:span text:style-name="T2">de pimien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7" draw:id="id7" draw:layer="layout" svg:width="4.5cm" svg:height="1.6cm" svg:x="25.298cm" svg:y="21cm">
          <text:p text:style-name="P1"><text:span text:style-name="T2">Se le otorga a ambos </text:span></text:p>
          <text:p text:style-name="P1"><text:span text:style-name="T2">jugadores 2 fichas </text:span></text:p>
          <text:p text:style-name="P1"><text:span text:style-name="T2">de dát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4" draw:id="id4" draw:layer="layout" svg:width="6cm" svg:height="2.5cm" svg:x="24.398cm" svg:y="12.2cm">
          <text:p text:style-name="P1"><text:span text:style-name="T2">Se colocan las 5 cartas </text:span></text:p>
          <text:p text:style-name="P1"><text:span text:style-name="T2">de mercancía en el centro </text:span></text:p>
          <text:p text:style-name="P1"><text:span text:style-name="T2">iniciando desde la primer</text:span></text:p>
          <text:p text:style-name="P1"><text:span text:style-name="T2"><text:s/></text:span><text:span text:style-name="T2">posición y saltando un </text:span></text:p>
          <text:p text:style-name="P1"><text:span text:style-name="T2">espac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9" draw:id="id9" draw:layer="layout" svg:width="5.3cm" svg:height="2.7cm" svg:x="24.998cm" svg:y="26.4cm">
          <text:p text:style-name="P1"><text:span text:style-name="T2">Se le otorga a ambos </text:span></text:p>
          <text:p text:style-name="P1"><text:span text:style-name="T2">jugadores una ficha </text:span></text:p>
          <text:p text:style-name="P1"><text:span text:style-name="T2">de un punto de victoria </text:span></text:p>
          <text:p text:style-name="P1"><text:span text:style-name="T2">y una ficha de 3 </text:span></text:p>
          <text:p text:style-name="P1"><text:span text:style-name="T2">puntos de victor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0" draw:id="id10" draw:layer="layout" svg:width="5.7cm" svg:height="2.9cm" svg:x="24.798cm" svg:y="30cm">
          <text:p text:style-name="P1"><text:span text:style-name="T2">Se colocan las 4 </text:span></text:p>
          <text:p text:style-name="P1"><text:span text:style-name="T2">cartas de tribu en el </text:span></text:p>
          <text:p text:style-name="P1"><text:span text:style-name="T2">centro iniciando </text:span></text:p>
          <text:p text:style-name="P1"><text:span text:style-name="T2">desde la segunda posición</text:span></text:p>
          <text:p text:style-name="P1"><text:span text:style-name="T2"><text:s/></text:span><text:span text:style-name="T2">y saltando un espac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draw:type="line" svg:x1="26.998cm" svg:y1="5.4cm" svg:x2="27.398cm" svg:y2="6.8cm" draw:start-shape="id1" draw:end-shape="id2" draw:end-glue-point="4" svg:d="M26998 5400l400 1400" svg:viewBox="0 0 401 1401">
          <text:p/>
        </draw:connector>
        <draw:connector draw:style-name="gr10" draw:text-style-name="P6" draw:layer="layout" draw:type="line" svg:x1="27.398cm" svg:y1="8.6cm" svg:x2="27.298cm" svg:y2="9.6cm" draw:start-shape="id2" draw:start-glue-point="2" draw:end-shape="id3" svg:d="M27398 8600l-100 1000" svg:viewBox="0 0 101 1001">
          <text:p/>
        </draw:connector>
        <draw:connector draw:style-name="gr10" draw:text-style-name="P7" draw:layer="layout" draw:type="line" svg:x1="27.298cm" svg:y1="11.1cm" svg:x2="27.398cm" svg:y2="12.2cm" draw:start-shape="id3" draw:start-glue-point="6" draw:end-shape="id4" draw:end-glue-point="4" svg:d="M27298 11100l100 1100" svg:viewBox="0 0 101 1101">
          <text:p/>
        </draw:connector>
        <draw:connector draw:style-name="gr10" draw:text-style-name="P7" draw:layer="layout" draw:type="line" svg:x1="27.398cm" svg:y1="14.7cm" svg:x2="27.448cm" svg:y2="15.7cm" draw:start-shape="id4" draw:start-glue-point="6" draw:end-shape="id5" draw:end-glue-point="0" svg:d="M27398 14700l50 1000" svg:viewBox="0 0 51 1001">
          <text:p/>
        </draw:connector>
        <draw:connector draw:style-name="gr10" draw:text-style-name="P7" draw:layer="layout" draw:type="line" svg:x1="27.448cm" svg:y1="17.6cm" svg:x2="27.498cm" svg:y2="18.5cm" draw:start-shape="id5" draw:start-glue-point="6" draw:end-shape="id6" draw:end-glue-point="4" svg:d="M27448 17600l50 900" svg:viewBox="0 0 51 901">
          <text:p/>
        </draw:connector>
        <draw:connector draw:style-name="gr10" draw:text-style-name="P7" draw:layer="layout" draw:type="line" svg:x1="27.498cm" svg:y1="20.3cm" svg:x2="27.548cm" svg:y2="21cm" draw:start-shape="id6" draw:start-glue-point="6" draw:end-shape="id7" draw:end-glue-point="0" svg:d="M27498 20300l50 700" svg:viewBox="0 0 51 701">
          <text:p/>
        </draw:connector>
        <draw:connector draw:style-name="gr10" draw:text-style-name="P7" draw:layer="layout" draw:type="line" svg:x1="27.548cm" svg:y1="22.6cm" svg:x2="27.598cm" svg:y2="23.4cm" draw:start-shape="id7" draw:start-glue-point="6" draw:end-shape="id8" draw:end-glue-point="0" svg:d="M27548 22600l50 800" svg:viewBox="0 0 51 801">
          <text:p/>
        </draw:connector>
        <draw:connector draw:style-name="gr10" draw:text-style-name="P7" draw:layer="layout" draw:type="line" svg:x1="27.598cm" svg:y1="25.6cm" svg:x2="27.648cm" svg:y2="26.4cm" draw:start-shape="id8" draw:start-glue-point="6" draw:end-shape="id9" draw:end-glue-point="4" svg:d="M27598 25600l50 800" svg:viewBox="0 0 51 801">
          <text:p/>
        </draw:connector>
        <draw:connector draw:style-name="gr10" draw:text-style-name="P7" draw:layer="layout" draw:type="line" svg:x1="27.648cm" svg:y1="29.1cm" svg:x2="27.648cm" svg:y2="30cm" draw:start-shape="id9" draw:start-glue-point="6" draw:end-shape="id10" draw:end-glue-point="0" svg:d="M27648 29100v900" svg:viewBox="0 0 1 901">
          <text:p/>
        </draw:connector>
        <draw:custom-shape draw:style-name="gr11" draw:text-style-name="P4" xml:id="id11" draw:id="id11" draw:layer="layout" svg:width="5.5cm" svg:height="2.1cm" svg:x="24.898cm" svg:y="34.3cm">
          <text:p text:style-name="P1"><text:span text:style-name="T2">¿Hace cuantos días </text:span></text:p>
          <text:p text:style-name="P1"><text:span text:style-name="T2">comió un dátil?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4" xml:id="id12" draw:id="id12" draw:layer="layout" svg:width="6.6cm" svg:height="2.4cm" svg:x="24.298cm" svg:y="37.6cm">
          <text:p text:style-name="P1"><text:span text:style-name="T2">Jugadores dan el </text:span></text:p>
          <text:p text:style-name="P1"><text:span text:style-name="T2">valor en días del tiempo </text:span></text:p>
          <text:p text:style-name="P1"><text:span text:style-name="T2">en que comieron dátil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6" draw:layer="layout" draw:type="line" svg:x1="27.648cm" svg:y1="32.9cm" svg:x2="27.648cm" svg:y2="34.3cm" draw:start-shape="id10" draw:start-glue-point="6" draw:end-shape="id11" draw:end-glue-point="5" svg:d="M27648 32900v1400" svg:viewBox="0 0 1 1401">
          <text:p/>
        </draw:connector>
        <draw:connector draw:style-name="gr10" draw:text-style-name="P6" draw:layer="layout" draw:type="line" svg:x1="27.648cm" svg:y1="36.4cm" svg:x2="27.598cm" svg:y2="37.6cm" draw:start-shape="id11" draw:start-glue-point="8" draw:end-shape="id12" svg:d="M27648 36400l-50 1200" svg:viewBox="0 0 51 1201">
          <text:p/>
        </draw:connector>
        <draw:custom-shape draw:style-name="gr13" draw:text-style-name="P4" xml:id="id13" draw:id="id13" draw:layer="layout" svg:width="5cm" svg:height="2.2cm" svg:x="25.098cm" svg:y="41.5cm">
          <text:p text:style-name="P1"><text:span text:style-name="T2">Calcular que jugador </text:span></text:p>
          <text:p text:style-name="P1"><text:span text:style-name="T2">comió más reciente </text:span></text:p>
          <text:p text:style-name="P1"><text:span text:style-name="T2">dát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4" xml:id="id14" draw:id="id14" draw:layer="layout" svg:width="6.8cm" svg:height="4.2cm" svg:x="23.998cm" svg:y="46.2cm">
          <text:p text:style-name="P1"><text:span text:style-name="T2">¿Jugador 1 comió </text:span></text:p>
          <text:p text:style-name="P1"><text:span text:style-name="T2">dátiles más recientemente </text:span></text:p>
          <text:p text:style-name="P1"><text:span text:style-name="T2">que el jugador 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4" xml:id="id15" draw:id="id15" draw:layer="layout" svg:width="4.9cm" svg:height="1.8cm" svg:x="32.798cm" svg:y="47.6cm">
          <text:p text:style-name="P1"><text:span text:style-name="T2">Al jugador 2 se </text:span></text:p>
          <text:p text:style-name="P1"><text:span text:style-name="T2">le otorga la ficha </text:span></text:p>
          <text:p text:style-name="P1"><text:span text:style-name="T2">de amule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4" xml:id="id16" draw:id="id16" draw:layer="layout" svg:width="4.5cm" svg:height="1.6cm" svg:x="32.698cm" svg:y="52cm">
          <text:p text:style-name="P1"><text:span text:style-name="T2">Jugador 2 </text:span></text:p>
          <text:p text:style-name="P1"><text:span text:style-name="T2">inicia el jueg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4" xml:id="id17" draw:id="id17" draw:layer="layout" svg:width="4.9cm" svg:height="1.8cm" svg:x="22.398cm" svg:y="52.3cm">
          <text:p text:style-name="P1"><text:span text:style-name="T2">Al jugador 1 se </text:span></text:p>
          <text:p text:style-name="P1"><text:span text:style-name="T2">le otorga la ficha </text:span></text:p>
          <text:p text:style-name="P1"><text:span text:style-name="T2">de amule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4" xml:id="id18" draw:id="id18" draw:layer="layout" svg:width="4.5cm" svg:height="1.6cm" svg:x="21.998cm" svg:y="56.5cm">
          <text:p text:style-name="P1"><text:span text:style-name="T2">Jugador 1 </text:span></text:p>
          <text:p text:style-name="P1"><text:span text:style-name="T2">inicia el jueg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6" draw:layer="layout" draw:type="line" svg:x1="27.598cm" svg:y1="40cm" svg:x2="27.598cm" svg:y2="41.5cm" draw:start-shape="id12" draw:start-glue-point="8" draw:end-shape="id13" draw:end-glue-point="4" svg:d="M27598 40000v1500" svg:viewBox="0 0 1 1501">
          <text:p/>
        </draw:connector>
        <draw:connector draw:style-name="gr10" draw:text-style-name="P6" draw:layer="layout" draw:type="line" svg:x1="27.598cm" svg:y1="43.7cm" svg:x2="27.398cm" svg:y2="46.2cm" draw:start-shape="id13" draw:start-glue-point="6" draw:end-shape="id14" draw:end-glue-point="4" svg:d="M27598 43700l-200 2500" svg:viewBox="0 0 201 2501">
          <text:p/>
        </draw:connector>
        <draw:connector draw:style-name="gr17" draw:text-style-name="P8" draw:layer="layout" draw:type="line" svg:x1="30.798cm" svg:y1="48.3cm" svg:x2="32.798cm" svg:y2="48.5cm" draw:start-shape="id14" draw:start-glue-point="7" draw:end-shape="id15" draw:end-glue-point="5" svg:d="M30798 48300l2000 200" svg:viewBox="0 0 2001 201">
          <text:p text:style-name="P1"><text:span text:style-name="T3">No</text:span></text:p>
        </draw:connector>
        <draw:connector draw:style-name="gr10" draw:text-style-name="P6" draw:layer="layout" draw:type="line" svg:x1="35.248cm" svg:y1="49.4cm" svg:x2="34.948cm" svg:y2="52cm" draw:start-shape="id15" draw:start-glue-point="6" draw:end-shape="id16" draw:end-glue-point="5" svg:d="M35248 49400l-300 2600" svg:viewBox="0 0 301 2601">
          <text:p/>
        </draw:connector>
        <draw:connector draw:style-name="gr17" draw:text-style-name="P6" draw:layer="layout" draw:type="line" svg:x1="27.398cm" svg:y1="50.4cm" svg:x2="24.848cm" svg:y2="52.3cm" draw:start-shape="id14" draw:start-glue-point="6" draw:end-shape="id17" draw:end-glue-point="4" svg:d="M27398 50400l-2550 1900" svg:viewBox="0 0 2551 1901">
          <text:p text:style-name="P1">Si</text:p>
        </draw:connector>
        <draw:connector draw:style-name="gr10" draw:text-style-name="P6" draw:layer="layout" draw:type="line" svg:x1="24.848cm" svg:y1="54.1cm" svg:x2="24.248cm" svg:y2="56.5cm" draw:start-shape="id17" draw:start-glue-point="6" draw:end-shape="id18" draw:end-glue-point="5" svg:d="M24848 54100l-600 2400" svg:viewBox="0 0 601 2401">
          <text:p/>
        </draw:connector>
        <draw:custom-shape draw:style-name="gr18" draw:text-style-name="P4" xml:id="id19" draw:id="id19" draw:layer="layout" svg:width="5.3cm" svg:height="1.5cm" svg:x="27.198cm" svg:y="57.8cm">
          <text:p text:style-name="P1"><text:span text:style-name="T2">Jugador con ficha </text:span></text:p>
          <text:p text:style-name="P1"><text:span text:style-name="T2">de amuleto coloca </text:span></text:p>
          <text:p text:style-name="P1"><text:span text:style-name="T2">ficha Tuare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4" xml:id="id20" draw:id="id20" draw:layer="layout" svg:width="5.8cm" svg:height="2.9cm" svg:x="26.998cm" svg:y="61.3cm">
          <text:p text:style-name="P1"><text:span text:style-name="T2">¿Hay ficha tuareg del </text:span></text:p>
          <text:p text:style-name="P1"><text:span text:style-name="T2">oponente frente a es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4" xml:id="id21" draw:id="id21" draw:layer="layout" svg:width="6.6cm" svg:height="3.6cm" svg:x="26.898cm" svg:y="65.3cm">
          <text:p text:style-name="P1"><text:span text:style-name="T2">¿Jugador colocó </text:span></text:p>
          <text:p text:style-name="P1"><text:span text:style-name="T2">la ficha Tuareg </text:span></text:p>
          <text:p text:style-name="P1"><text:span text:style-name="T2">en casilla ya </text:span></text:p>
          <text:p text:style-name="P1"><text:span text:style-name="T2">ocupad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4" xml:id="id29" draw:id="id29" draw:layer="layout" svg:width="6cm" svg:height="2.8cm" svg:x="27.433cm" svg:y="110.2cm">
          <text:p text:style-name="P1"><text:span text:style-name="T2">Jugador selecciona </text:span></text:p>
          <text:p text:style-name="P1"><text:span text:style-name="T2">la acción a toma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0" draw:text-style-name="P4" xml:id="id22" draw:id="id22" draw:layer="layout" svg:width="6.6cm" svg:height="3.6cm" svg:x="27.598cm" svg:y="70.4cm">
          <text:p text:style-name="P1"><text:span text:style-name="T2">¿Jugador colocó la </text:span></text:p>
          <text:p text:style-name="P1"><text:span text:style-name="T2">ficha Tuareg en </text:span></text:p>
          <text:p text:style-name="P1"><text:span text:style-name="T2">casilla del ladró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4" xml:id="id23" draw:id="id23" draw:layer="layout" svg:width="7.2cm" svg:height="3.7cm" svg:x="36.498cm" svg:y="70.5cm">
          <text:p text:style-name="P1"><text:span text:style-name="T2">¿Jugador tiene y </text:span></text:p>
          <text:p text:style-name="P1"><text:span text:style-name="T2">quiere usar carta</text:span></text:p>
          <text:p text:style-name="P1"><text:span text:style-name="T2"><text:s/></text:span><text:span text:style-name="T2">para colocarse en</text:span></text:p>
          <text:p text:style-name="P1"><text:span text:style-name="T2"><text:s/></text:span><text:span text:style-name="T2">casilla del ladró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draw:type="line" svg:x1="26.04cm" svg:y1="57.3cm" svg:x2="27.728cm" svg:y2="58.55cm" draw:start-shape="id18" draw:start-glue-point="9" draw:end-shape="id19" draw:end-glue-point="6" svg:d="M26040 57300l1688 1250" svg:viewBox="0 0 1689 1251">
          <text:p/>
        </draw:connector>
        <draw:connector draw:style-name="gr10" draw:text-style-name="P6" draw:layer="layout" draw:type="line" svg:x1="34.49cm" svg:y1="53.6cm" svg:x2="30.378cm" svg:y2="57.8cm" draw:start-shape="id16" draw:start-glue-point="7" draw:end-shape="id19" draw:end-glue-point="4" svg:d="M34490 53600l-4112 4200" svg:viewBox="0 0 4113 4201">
          <text:p/>
        </draw:connector>
        <draw:connector draw:style-name="gr10" draw:text-style-name="P6" draw:layer="layout" draw:type="line" svg:x1="29.848cm" svg:y1="59.3cm" svg:x2="29.898cm" svg:y2="61.3cm" draw:start-shape="id19" draw:start-glue-point="8" draw:end-shape="id20" draw:end-glue-point="4" svg:d="M29848 59300l50 2000" svg:viewBox="0 0 51 2001">
          <text:p/>
        </draw:connector>
        <draw:connector draw:style-name="gr17" draw:text-style-name="P6" draw:layer="layout" draw:type="line" svg:x1="29.898cm" svg:y1="64.2cm" svg:x2="30.198cm" svg:y2="65.3cm" draw:start-shape="id20" draw:start-glue-point="6" draw:end-shape="id21" draw:end-glue-point="4" svg:d="M29898 64200l300 1100" svg:viewBox="0 0 301 1101">
          <text:p text:style-name="P1">No</text:p>
        </draw:connector>
        <draw:connector draw:style-name="gr17" draw:text-style-name="P6" draw:layer="layout" draw:type="line" svg:x1="30.198cm" svg:y1="68.9cm" svg:x2="30.898cm" svg:y2="70.4cm" draw:start-shape="id21" draw:start-glue-point="6" draw:end-shape="id22" draw:end-glue-point="4" svg:d="M30198 68900l700 1500" svg:viewBox="0 0 701 1501">
          <text:p text:style-name="P1">No</text:p>
        </draw:connector>
        <draw:connector draw:style-name="gr17" draw:text-style-name="P6" draw:layer="layout" draw:type="line" svg:x1="34.198cm" svg:y1="72.2cm" svg:x2="36.498cm" svg:y2="72.35cm" draw:start-shape="id22" draw:start-glue-point="7" draw:end-shape="id23" draw:end-glue-point="5" svg:d="M34198 72200l2300 150" svg:viewBox="0 0 2301 151">
          <text:p text:style-name="P1">Si</text:p>
        </draw:connector>
        <draw:connector draw:style-name="gr17" draw:text-style-name="P6" draw:layer="layout" draw:type="line" svg:x1="40.098cm" svg:y1="74.2cm" svg:x2="30.848cm" svg:y2="77.2cm" draw:start-shape="id23" draw:start-glue-point="6" draw:end-shape="id24" draw:end-glue-point="4" svg:d="M40098 74200l-9250 3000" svg:viewBox="0 0 9251 3001">
          <text:p text:style-name="P1">Si</text:p>
        </draw:connector>
        <draw:connector draw:style-name="gr17" draw:text-style-name="P6" draw:layer="layout" draw:type="line" svg:x1="30.898cm" svg:y1="74cm" svg:x2="30.848cm" svg:y2="77.2cm" draw:start-shape="id22" draw:start-glue-point="6" draw:end-shape="id24" draw:end-glue-point="4" svg:d="M30898 74000l-50 3200" svg:viewBox="0 0 51 3201">
          <text:p text:style-name="P1">No</text:p>
        </draw:connector>
        <draw:connector draw:style-name="gr17" draw:text-style-name="P6" draw:layer="layout" draw:type="curve" svg:x1="32.798cm" svg:y1="62.75cm" svg:x2="31.959cm" svg:y2="58.55cm" draw:start-shape="id20" draw:start-glue-point="7" draw:end-shape="id19" draw:end-glue-point="9" svg:d="M32798 62750c753 0 1172-4200-839-4200" svg:viewBox="0 0 1463 4201">
          <text:p text:style-name="P1"><text:s text:c="3"/>Si</text:p>
        </draw:connector>
        <draw:connector draw:style-name="gr17" draw:text-style-name="P6" draw:layer="layout" draw:type="curve" svg:x1="33.498cm" svg:y1="67.1cm" svg:x2="31.959cm" svg:y2="58.55cm" draw:start-shape="id21" draw:start-glue-point="7" draw:end-shape="id19" draw:end-glue-point="9" svg:d="M33498 67100c753 0 1522-8550-1539-8550" svg:viewBox="0 0 2216 8551">
          <text:p text:style-name="P1"><text:s text:c="9"/>Si</text:p>
        </draw:connector>
        <draw:connector draw:style-name="gr17" draw:text-style-name="P6" draw:layer="layout" draw:type="curve" svg:x1="40.098cm" svg:y1="70.5cm" svg:x2="31.959cm" svg:y2="58.55cm" draw:start-shape="id23" draw:start-glue-point="4" draw:end-shape="id19" draw:end-glue-point="9" svg:d="M40098 70500c0-7967-2713-11950-8139-11950" svg:viewBox="0 0 8140 11951">
          <text:p text:style-name="P1"><text:s text:c="34"/>No</text:p>
        </draw:connector>
        <draw:custom-shape draw:style-name="gr23" draw:text-style-name="P4" xml:id="id26" draw:id="id26" draw:layer="layout" svg:width="6.9cm" svg:height="4cm" svg:x="27.998cm" svg:y="86.6cm">
          <text:p text:style-name="P1"><text:span text:style-name="T2">¿Los jugadores aun</text:span></text:p>
          <text:p text:style-name="P1"><text:span text:style-name="T2">tienen fichas tuareg</text:span></text:p>
          <text:p text:style-name="P1"><text:span text:style-name="T2">para coloca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xml:id="id27" draw:id="id27" draw:layer="layout" svg:width="7.5cm" svg:height="3.1cm" svg:x="27.798cm" svg:y="92.1cm">
          <text:p text:style-name="P1"><text:span text:style-name="T2">Se hace las intersecciones </text:span></text:p>
          <text:p text:style-name="P1"><text:span text:style-name="T2">de las fichas tuareg </text:span></text:p>
          <text:p text:style-name="P1"><text:span text:style-name="T2">de los jugadores y </text:span></text:p>
          <text:p text:style-name="P1"><text:span text:style-name="T2">se colocan <text:s/>en tales </text:span></text:p>
          <text:p text:style-name="P1"><text:span text:style-name="T2">intersecciones un marcador </text:span></text:p>
          <text:p text:style-name="P1"><text:span text:style-name="T2">de trib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4" xml:id="id28" draw:id="id28" draw:layer="layout" svg:width="4.6cm" svg:height="2.3cm" svg:x="28.898cm" svg:y="97cm">
          <text:p text:style-name="P1"><text:span text:style-name="T2">Inicializar con el </text:span></text:p>
          <text:p text:style-name="P1"><text:span text:style-name="T2">jugador con la </text:span></text:p>
          <text:p text:style-name="P1"><text:span text:style-name="T2">ficha de amule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draw:type="line" svg:x1="31.398cm" svg:y1="84.1cm" svg:x2="31.448cm" svg:y2="86.6cm" draw:start-shape="id25" draw:start-glue-point="6" draw:end-shape="id26" draw:end-glue-point="4" svg:d="M31398 84100l50 2500" svg:viewBox="0 0 51 2501">
          <text:p text:style-name="P1">No</text:p>
        </draw:connector>
        <draw:connector draw:style-name="gr17" draw:text-style-name="P6" draw:layer="layout" draw:type="line" svg:x1="31.448cm" svg:y1="90.6cm" svg:x2="31.548cm" svg:y2="92.1cm" draw:start-shape="id26" draw:start-glue-point="6" draw:end-shape="id27" draw:end-glue-point="4" svg:d="M31448 90600l100 1500" svg:viewBox="0 0 101 1501">
          <text:p text:style-name="P1">No</text:p>
        </draw:connector>
        <draw:connector draw:style-name="gr10" draw:text-style-name="P6" draw:layer="layout" draw:type="line" svg:x1="31.548cm" svg:y1="95.2cm" svg:x2="31.198cm" svg:y2="97cm" draw:start-shape="id27" draw:start-glue-point="6" draw:end-shape="id28" draw:end-glue-point="4" svg:d="M31548 95200l-350 1800" svg:viewBox="0 0 351 1801">
          <text:p/>
        </draw:connector>
        <draw:connector draw:style-name="gr10" draw:text-style-name="P6" draw:layer="layout" draw:type="line" svg:x1="31.198cm" svg:y1="99.3cm" svg:x2="30.433cm" svg:y2="110.2cm" draw:start-shape="id28" draw:start-glue-point="6" draw:end-shape="id29" draw:end-glue-point="5" svg:d="M31198 99300l-765 10900" svg:viewBox="0 0 766 10901">
          <text:p/>
        </draw:connector>
        <draw:connector draw:style-name="gr10" draw:text-style-name="P6" draw:layer="layout" draw:type="curve" draw:line-skew="-4.141cm" svg:x1="27.998cm" svg:y1="88.6cm" svg:x2="27.728cm" svg:y2="58.55cm" draw:start-shape="id26" draw:start-glue-point="5" draw:end-shape="id19" draw:end-glue-point="6" svg:d="M27998 88600c-8163 0-8028-30050-270-30050" svg:viewBox="0 0 6106 30051">
          <text:p/>
        </draw:connector>
        <draw:frame draw:style-name="gr26" draw:text-style-name="P9" draw:layer="layout" svg:width="1.311cm" svg:height="0.962cm" svg:x="20.887cm" svg:y="80cm">
          <draw:text-box>
            <text:p>Si</text:p>
          </draw:text-box>
        </draw:frame>
        <draw:custom-shape draw:style-name="gr23" draw:text-style-name="P4" xml:id="id52" draw:id="id52" draw:layer="layout" svg:width="6.9cm" svg:height="4cm" svg:x="28.133cm" svg:y="115.1cm">
          <text:p text:style-name="P1"><text:span text:style-name="T2">¿Es una carta de bord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4" xml:id="id31" draw:id="id31" draw:layer="layout" svg:width="6.9cm" svg:height="4cm" svg:x="81.512cm" svg:y="115cm">
          <text:p text:style-name="P1"><text:span text:style-name="T2">¿Tiene más de una opción</text:span></text:p>
          <text:p text:style-name="P1"><text:span text:style-name="T2">a elegi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4" xml:id="id33" draw:id="id33" draw:layer="layout" svg:width="6cm" svg:height="2.8cm" svg:x="81.298cm" svg:y="120.6cm">
          <text:p text:style-name="P1"><text:span text:style-name="T2">Jugador selecciona </text:span></text:p>
          <text:p text:style-name="P1"><text:span text:style-name="T2">la opción de preferenci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4" xml:id="id32" draw:id="id32" draw:layer="layout" svg:width="4.6cm" svg:height="2.3cm" svg:x="89.877cm" svg:y="119.1cm">
          <text:p text:style-name="P1"><text:span text:style-name="T2">Se le da lo indicado</text:span></text:p>
          <text:p text:style-name="P1"><text:span text:style-name="T2">o seleccionado de </text:span></text:p>
          <text:p text:style-name="P1"><text:span text:style-name="T2">la carta de mercancí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draw:type="line" svg:x1="35.033cm" svg:y1="117.2cm" svg:x2="48.812cm" svg:y2="117cm" draw:end-shape="id30" draw:end-glue-point="5" svg:d="M35033 117200l13779-200" svg:viewBox="0 0 13780 201">
          <text:p text:style-name="P1">No</text:p>
        </draw:connector>
        <draw:connector draw:style-name="gr17" draw:text-style-name="P6" draw:layer="layout" draw:type="line" svg:x1="88.412cm" svg:y1="117cm" svg:x2="92.177cm" svg:y2="119.1cm" draw:start-shape="id31" draw:start-glue-point="7" draw:end-shape="id32" draw:end-glue-point="4" svg:d="M88412 117000l3765 2100" svg:viewBox="0 0 3766 2101">
          <text:p text:style-name="P1">No</text:p>
        </draw:connector>
        <draw:connector draw:style-name="gr17" draw:text-style-name="P6" draw:layer="layout" draw:type="line" svg:x1="84.962cm" svg:y1="119cm" svg:x2="84.898cm" svg:y2="120.6cm" draw:start-shape="id31" draw:start-glue-point="6" draw:end-shape="id33" draw:end-glue-point="4" svg:d="M84962 119000l-64 1600" svg:viewBox="0 0 65 1601">
          <text:p text:style-name="P1">Si</text:p>
        </draw:connector>
        <draw:connector draw:style-name="gr10" draw:text-style-name="P6" draw:layer="layout" draw:type="line" svg:x1="86.687cm" svg:y1="122cm" svg:x2="89.877cm" svg:y2="120.25cm" draw:start-shape="id33" draw:start-glue-point="9" draw:end-shape="id32" svg:d="M86687 122000l3190-1750" svg:viewBox="0 0 3191 1751">
          <text:p/>
        </draw:connector>
        <draw:custom-shape draw:style-name="gr27" draw:text-style-name="P4" xml:id="id34" draw:id="id34" draw:layer="layout" svg:width="9.2cm" svg:height="4.7cm" svg:x="87.798cm" svg:y="123.3cm">
          <text:p text:style-name="P1"><text:span text:style-name="T2">¿Se tiene una o más carta de</text:span></text:p>
          <text:p text:style-name="P1"><text:span text:style-name="T2">tribu que otorgue mercancía extra</text:span></text:p>
          <text:p text:style-name="P1"><text:span text:style-name="T2">por obtener cierto tipo </text:span></text:p>
          <text:p text:style-name="P1"><text:span text:style-name="T2">de mercancí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4" xml:id="id35" draw:id="id35" draw:layer="layout" svg:width="8.1cm" svg:height="4.2cm" svg:x="78.612cm" svg:y="124.7cm">
          <text:p text:style-name="P1"><text:span text:style-name="T2">¿La o las cartas coinciden con la </text:span></text:p>
          <text:p text:style-name="P1"><text:span text:style-name="T2">mercancía obtenida anteriormente </text:span></text:p>
          <text:p text:style-name="P1"><text:span text:style-name="T2">y esta está o están habilitada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4" xml:id="id36" draw:id="id36" draw:layer="layout" svg:width="6.6cm" svg:height="2.5cm" svg:x="74.912cm" svg:y="131.4cm">
          <text:p text:style-name="P1"><text:span text:style-name="T2">Se le otorga una mercancía</text:span></text:p>
          <text:p text:style-name="P1"><text:span text:style-name="T2">extra correspondiente a las</text:span></text:p>
          <text:p text:style-name="P1"><text:span text:style-name="T2">cartas que se validaron y</text:span></text:p>
          <text:p text:style-name="P1"><text:span text:style-name="T2">a su vez se deshabilitan por la</text:span></text:p>
          <text:p text:style-name="P1"><text:span text:style-name="T2">ron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draw:type="line" svg:x1="92.177cm" svg:y1="121.4cm" svg:x2="92.398cm" svg:y2="123.3cm" draw:start-shape="id32" draw:start-glue-point="6" draw:end-shape="id34" draw:end-glue-point="4" svg:d="M92177 121400l221 1900" svg:viewBox="0 0 222 1901">
          <text:p/>
        </draw:connector>
        <draw:connector draw:style-name="gr17" draw:text-style-name="P6" draw:layer="layout" draw:type="line" svg:x1="87.798cm" svg:y1="125.65cm" svg:x2="86.712cm" svg:y2="126.8cm" draw:start-shape="id34" draw:start-glue-point="5" draw:end-shape="id35" draw:end-glue-point="7" svg:d="M87798 125650l-1086 1150" svg:viewBox="0 0 1087 1151">
          <text:p text:style-name="P1">Si</text:p>
        </draw:connector>
        <draw:connector draw:style-name="gr17" draw:text-style-name="P6" draw:layer="layout" draw:type="line" svg:x1="78.612cm" svg:y1="126.8cm" svg:x2="78.212cm" svg:y2="131.4cm" draw:start-shape="id35" draw:start-glue-point="5" draw:end-shape="id36" draw:end-glue-point="4" svg:d="M78612 126800l-400 4600" svg:viewBox="0 0 401 4601">
          <text:p text:style-name="P1">Si</text:p>
        </draw:connector>
        <draw:custom-shape draw:style-name="gr23" draw:text-style-name="P4" xml:id="id30" draw:id="id30" draw:layer="layout" svg:width="6.9cm" svg:height="4cm" svg:x="48.812cm" svg:y="115cm">
          <text:p text:style-name="P1"><text:span text:style-name="T2">¿Es una carta de mercancí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draw:type="line" svg:x1="55.712cm" svg:y1="117cm" svg:x2="81.512cm" svg:y2="117cm" draw:end-shape="id31" draw:end-glue-point="5" svg:d="M55712 117000h25800" svg:viewBox="0 0 25801 1">
          <text:p text:style-name="P1">Si</text:p>
        </draw:connector>
        <draw:custom-shape draw:style-name="gr25" draw:text-style-name="P4" xml:id="id56" draw:id="id56" draw:layer="layout" svg:width="4.6cm" svg:height="2.3cm" svg:x="86.612cm" svg:y="135.1cm">
          <text:p text:style-name="P1"><text:span text:style-name="T2">Se quita la ficha </text:span></text:p>
          <text:p text:style-name="P1"><text:span text:style-name="T2">selecciona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" xml:id="id37" draw:id="id37" draw:layer="layout" svg:width="8.1cm" svg:height="4.2cm" svg:x="85.012cm" svg:y="138.1cm">
          <text:p text:style-name="P1"><text:span text:style-name="T2">¿Hay fichas de tribu o tuareg</text:span></text:p>
          <text:p text:style-name="P1"><text:span text:style-name="T2">del jugador en el table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4" xml:id="id39" draw:id="id39" draw:layer="layout" svg:width="8.1cm" svg:height="4.2cm" svg:x="85.812cm" svg:y="150.7cm">
          <text:p text:style-name="P1"><text:span text:style-name="T2">¿El jugador ganó mercancía</text:span></text:p>
          <text:p text:style-name="P1"><text:span text:style-name="T2">por cartas mercancía en su turn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89.062cm" svg:y1="142.3cm" svg:x2="89.862cm" svg:y2="144.1cm" draw:start-shape="id37" draw:start-glue-point="6" draw:end-shape="id38" draw:end-glue-point="4" svg:d="M89062 142300v901h800v899" svg:viewBox="0 0 801 1801">
          <text:p text:style-name="P1">No</text:p>
        </draw:connector>
        <draw:custom-shape draw:style-name="gr30" draw:text-style-name="P4" xml:id="id40" draw:id="id40" draw:layer="layout" svg:width="5.2cm" svg:height="2.4cm" svg:x="87.612cm" svg:y="156.2cm">
          <text:p text:style-name="P1"><text:span text:style-name="T2">Acaba la ronda </text:span></text:p>
          <text:p text:style-name="P1"><text:span text:style-name="T2">del jugad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89.862cm" svg:y1="154.9cm" svg:x2="90.212cm" svg:y2="156.2cm" draw:start-shape="id39" draw:start-glue-point="6" draw:end-shape="id40" draw:end-glue-point="4" svg:d="M89862 154900v651h350v649" svg:viewBox="0 0 351 1301">
          <text:p text:style-name="P1">Si</text:p>
        </draw:connector>
        <draw:custom-shape draw:style-name="gr31" draw:text-style-name="P4" xml:id="id42" draw:id="id42" draw:layer="layout" svg:width="5.6cm" svg:height="2.6cm" svg:x="78.412cm" svg:y="158.5cm">
          <text:p text:style-name="P1"><text:span text:style-name="T2">Se le otorga la mercancía</text:span></text:p>
          <text:p text:style-name="P1"><text:span text:style-name="T2">seleccionada al jugad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4" xml:id="id41" draw:id="id41" draw:layer="layout" svg:width="6cm" svg:height="2.8cm" svg:x="77.412cm" svg:y="151.7cm">
          <text:p text:style-name="P1"><text:span text:style-name="T2">Jugador selecciona </text:span></text:p>
          <text:p text:style-name="P1"><text:span text:style-name="T2">uno de mercancía a </text:span></text:p>
          <text:p text:style-name="P1"><text:span text:style-name="T2">elecció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6" draw:layer="layout" svg:x1="85.812cm" svg:y1="152.8cm" svg:x2="82.801cm" svg:y2="153.1cm" draw:start-shape="id39" draw:start-glue-point="5" draw:end-shape="id41" draw:end-glue-point="9" svg:d="M85812 152800h-1199v300h-1812" svg:viewBox="0 0 3012 301">
          <text:p text:style-name="P1">No</text:p>
        </draw:connector>
        <draw:connector draw:style-name="gr10" draw:text-style-name="P6" draw:layer="layout" svg:x1="80.412cm" svg:y1="154.5cm" svg:x2="81.212cm" svg:y2="158.5cm" draw:start-shape="id41" draw:start-glue-point="8" draw:end-shape="id42" draw:end-glue-point="4" svg:d="M80412 154500v2001h800v1999" svg:viewBox="0 0 801 4001">
          <text:p/>
        </draw:connector>
        <draw:custom-shape draw:style-name="gr32" draw:text-style-name="P4" xml:id="id38" draw:id="id38" draw:layer="layout" svg:width="9.1cm" svg:height="4.7cm" svg:x="85.312cm" svg:y="144.1cm">
          <text:p text:style-name="P1"><text:span text:style-name="T2">¿El jugador tiene la carta</text:span></text:p>
          <text:p text:style-name="P1"><text:span text:style-name="T2">que otorga mercancía al no </text:span></text:p>
          <text:p text:style-name="P1"><text:span text:style-name="T2">ganar mercancía por cartas mercancía</text:span></text:p>
          <text:p text:style-name="P1"><text:span text:style-name="T2">en su table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89.862cm" svg:y1="148.8cm" svg:x2="89.862cm" svg:y2="150.7cm" draw:start-shape="id38" draw:start-glue-point="6" draw:end-shape="id39" draw:end-glue-point="4" svg:d="M89862 148800v1900" svg:viewBox="0 0 1 1901">
          <text:p text:style-name="P1">Si</text:p>
        </draw:connector>
        <draw:connector draw:style-name="gr10" draw:text-style-name="P6" draw:layer="layout" svg:x1="84.012cm" svg:y1="159.8cm" svg:x2="87.612cm" svg:y2="157.4cm" draw:start-shape="id42" draw:start-glue-point="7" draw:end-shape="id40" draw:end-glue-point="5" svg:d="M84012 159800h1801v-2400h1799" svg:viewBox="0 0 3601 2401">
          <text:p/>
        </draw:connector>
        <draw:custom-shape draw:style-name="gr28" draw:text-style-name="P4" xml:id="id43" draw:id="id43" draw:layer="layout" svg:width="8.1cm" svg:height="4.2cm" svg:x="85.812cm" svg:y="162.1cm">
          <text:p text:style-name="P1"><text:span text:style-name="T2">¿Los dos jugadores ya acabaron</text:span></text:p>
          <text:p text:style-name="P1"><text:span text:style-name="T2">su turn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svg:x1="90.212cm" svg:y1="158.6cm" svg:x2="89.862cm" svg:y2="162.1cm" draw:start-shape="id40" draw:start-glue-point="6" draw:end-shape="id43" draw:end-glue-point="4" svg:d="M90212 158600v1751h-350v1749" svg:viewBox="0 0 351 3501">
          <text:p/>
        </draw:connector>
        <draw:connector draw:style-name="gr10" draw:text-style-name="P6" draw:layer="layout" svg:x1="94.412cm" svg:y1="146.45cm" svg:x2="92.812cm" svg:y2="157.4cm" draw:start-shape="id38" draw:start-glue-point="7" draw:end-shape="id40" draw:end-glue-point="7" svg:d="M94412 146450h502v10950h-2102" svg:viewBox="0 0 2103 10951">
          <text:p/>
        </draw:connector>
        <draw:custom-shape draw:style-name="gr31" draw:text-style-name="P4" xml:id="id44" draw:id="id44" draw:layer="layout" svg:width="5.6cm" svg:height="2.6cm" svg:x="87.312cm" svg:y="167.9cm">
          <text:p text:style-name="P1"><text:span text:style-name="T2">Ladrón avanz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" xml:id="id45" draw:id="id45" draw:layer="layout" svg:width="8.1cm" svg:height="4.2cm" svg:x="86.012cm" svg:y="171.7cm">
          <text:p text:style-name="P1"><text:span text:style-name="T2">¿Avanzó a casilla de asal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89.862cm" svg:y1="166.3cm" svg:x2="90.112cm" svg:y2="167.9cm" draw:start-shape="id43" draw:start-glue-point="6" draw:end-shape="id44" draw:end-glue-point="4" svg:d="M89862 166300v801h250v799" svg:viewBox="0 0 251 1601">
          <text:p text:style-name="P1">Si</text:p>
        </draw:connector>
        <draw:connector draw:style-name="gr10" draw:text-style-name="P6" draw:layer="layout" svg:x1="90.112cm" svg:y1="170.5cm" svg:x2="90.062cm" svg:y2="171.7cm" draw:start-shape="id44" draw:start-glue-point="6" draw:end-shape="id45" svg:d="M90112 170500v601h-50v599" svg:viewBox="0 0 51 1201">
          <text:p/>
        </draw:connector>
        <draw:connector draw:style-name="gr17" draw:text-style-name="P6" draw:layer="layout" svg:x1="90.062cm" svg:y1="175.9cm" svg:x2="98.5cm" svg:y2="179.4cm" draw:start-shape="id45" draw:start-glue-point="6" draw:end-shape="id46" draw:end-glue-point="4" svg:d="M90062 175900v1751h8438v1749" svg:viewBox="0 0 8439 3501">
          <text:p text:style-name="P1">Si</text:p>
        </draw:connector>
        <draw:custom-shape draw:style-name="gr15" draw:text-style-name="P4" xml:id="id24" draw:id="id24" draw:layer="layout" svg:width="4.9cm" svg:height="1.8cm" svg:x="28.398cm" svg:y="77.2cm">
          <text:p text:style-name="P1"><text:span text:style-name="T2">Se coloca la ficha</text:span></text:p>
          <text:p text:style-name="P1"><text:span text:style-name="T2">tuareg en el lugar </text:span></text:p>
          <text:p text:style-name="P1"><text:span text:style-name="T2">indica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4" xml:id="id25" draw:id="id25" draw:layer="layout" svg:width="6.6cm" svg:height="3.6cm" svg:x="28.098cm" svg:y="80.5cm">
          <text:p text:style-name="P1"><text:span text:style-name="T2">¿El jugador rival aun</text:span></text:p>
          <text:p text:style-name="P1"><text:span text:style-name="T2">tiene fichas tuare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4" xml:id="id47" draw:id="id47" draw:layer="layout" svg:width="4.9cm" svg:height="1.8cm" svg:x="36.598cm" svg:y="81.4cm">
          <text:p text:style-name="P1"><text:span text:style-name="T2">Se cambia al turno</text:span></text:p>
          <text:p text:style-name="P1"><text:span text:style-name="T2">del otro jugad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30.848cm" svg:y1="79cm" svg:x2="31.398cm" svg:y2="80.5cm" draw:start-shape="id24" draw:start-glue-point="6" draw:end-shape="id25" draw:end-glue-point="4" svg:d="M30848 79000v751h550v749" svg:viewBox="0 0 551 1501">
          <text:p/>
        </draw:connector>
        <draw:connector draw:style-name="gr17" draw:text-style-name="P6" draw:layer="layout" svg:x1="34.698cm" svg:y1="82.3cm" svg:x2="36.598cm" svg:y2="82.3cm" draw:start-shape="id25" draw:start-glue-point="7" draw:end-shape="id47" svg:d="M34698 82300h1900" svg:viewBox="0 0 1901 1">
          <text:p text:style-name="P1">Si</text:p>
        </draw:connector>
        <draw:connector draw:style-name="gr10" draw:text-style-name="P6" draw:layer="layout" svg:x1="39.048cm" svg:y1="83.2cm" svg:x2="31.448cm" svg:y2="86.6cm" draw:start-shape="id47" draw:start-glue-point="6" draw:end-shape="id26" draw:end-glue-point="4" svg:d="M39048 83200v1701h-7600v1699" svg:viewBox="0 0 7601 3401">
          <text:p/>
        </draw:connector>
        <draw:connector draw:style-name="gr17" draw:text-style-name="P6" draw:layer="layout" svg:x1="92.398cm" svg:y1="128cm" svg:x2="88.213cm" svg:y2="130.879cm" draw:start-shape="id34" draw:end-shape="id48" svg:d="M92398 128000v1440h-4185v1439" svg:viewBox="0 0 4186 2880">
          <text:p text:style-name="P1">No</text:p>
        </draw:connector>
        <draw:connector draw:style-name="gr10" draw:text-style-name="P6" draw:layer="layout" svg:x1="81.512cm" svg:y1="132.65cm" svg:x2="88.213cm" svg:y2="130.879cm" draw:start-shape="id36" draw:start-glue-point="7" draw:end-shape="id48" draw:end-glue-point="4" svg:d="M81512 132650h1776v-2272h4925v501" svg:viewBox="0 0 6702 2273">
          <text:p/>
        </draw:connector>
        <draw:custom-shape draw:style-name="gr23" draw:text-style-name="P4" xml:id="id50" draw:id="id50" draw:layer="layout" svg:width="6.9cm" svg:height="4cm" svg:x="19.398cm" svg:y="115.1cm">
          <text:p text:style-name="P1"><text:span text:style-name="T2">¿Es una carta de su table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4" xml:id="id49" draw:id="id49" draw:layer="layout" svg:width="6.9cm" svg:height="4cm" svg:x="6.798cm" svg:y="115.1cm">
          <text:p text:style-name="P1"><text:span text:style-name="T2">¿Tiene carta una carta</text:span></text:p>
          <text:p text:style-name="P1"><text:span text:style-name="T2">en su man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4" xml:id="id51" draw:id="id51" draw:layer="layout" svg:width="6.9cm" svg:height="4cm" svg:x="6.598cm" svg:y="121.7cm">
          <text:p text:style-name="P1"><text:span text:style-name="T2">¿Seleccionó la carta en </text:span></text:p>
          <text:p text:style-name="P1"><text:span text:style-name="T2">su man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svg:x1="29.822cm" svg:y1="113cm" svg:x2="10.248cm" svg:y2="115.1cm" draw:start-shape="id29" draw:start-glue-point="7" draw:end-shape="id49" draw:end-glue-point="4" svg:d="M29822 113000v1051h-19574v1049" svg:viewBox="0 0 19575 2101">
          <text:p/>
        </draw:connector>
        <draw:connector draw:style-name="gr17" draw:text-style-name="P6" draw:layer="layout" svg:x1="13.698cm" svg:y1="117.1cm" svg:x2="19.398cm" svg:y2="117.1cm" draw:start-shape="id49" draw:start-glue-point="7" draw:end-shape="id50" draw:end-glue-point="5" svg:d="M13698 117100h5700" svg:viewBox="0 0 5701 1">
          <text:p text:style-name="P1">No</text:p>
        </draw:connector>
        <draw:connector draw:style-name="gr17" draw:text-style-name="P6" draw:layer="layout" svg:x1="10.248cm" svg:y1="119.1cm" svg:x2="10.048cm" svg:y2="121.7cm" draw:start-shape="id49" draw:start-glue-point="6" draw:end-shape="id51" draw:end-glue-point="4" svg:d="M10248 119100v1301h-200v1299" svg:viewBox="0 0 201 2601">
          <text:p text:style-name="P1">Si</text:p>
        </draw:connector>
        <draw:connector draw:style-name="gr17" draw:text-style-name="P6" draw:layer="layout" svg:x1="13.498cm" svg:y1="123.7cm" svg:x2="19.398cm" svg:y2="117.1cm" draw:start-shape="id51" draw:start-glue-point="7" draw:end-shape="id50" draw:end-glue-point="5" svg:d="M13498 123700h2951v-6600h2949" svg:viewBox="0 0 5901 6601">
          <text:p text:style-name="P1">No</text:p>
        </draw:connector>
        <draw:connector draw:style-name="gr17" draw:text-style-name="P6" draw:layer="layout" svg:x1="26.298cm" svg:y1="117.1cm" svg:x2="28.133cm" svg:y2="117.1cm" draw:start-shape="id50" draw:start-glue-point="7" draw:end-shape="id52" draw:end-glue-point="5" svg:d="M26298 117100h1835" svg:viewBox="0 0 1836 1">
          <text:p text:style-name="P1">No</text:p>
        </draw:connector>
        <draw:custom-shape draw:style-name="gr23" draw:text-style-name="P4" xml:id="id53" draw:id="id53" draw:layer="layout" svg:width="6.9cm" svg:height="4cm" svg:x="42.577cm" svg:y="124.1cm">
          <text:p text:style-name="P1"><text:span text:style-name="T2">¿Tiene una carta que</text:span></text:p>
          <text:p text:style-name="P1"><text:span text:style-name="T2">reduzca las mercancías</text:span></text:p>
          <text:p text:style-name="P1"><text:span text:style-name="T2">a paga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52.262cm" svg:y1="119cm" svg:x2="46.027cm" svg:y2="124.1cm" draw:start-shape="id30" draw:start-glue-point="6" draw:end-shape="id53" draw:end-glue-point="4" svg:d="M52262 119000v2551h-6235v2549" svg:viewBox="0 0 6236 5101">
          <text:p text:style-name="P1">No</text:p>
        </draw:connector>
        <draw:custom-shape draw:style-name="gr29" draw:text-style-name="P4" xml:id="id54" draw:id="id54" draw:layer="layout" svg:width="6.6cm" svg:height="2.5cm" svg:x="42.777cm" svg:y="130.5cm">
          <text:p text:style-name="P1"><text:span text:style-name="T2">Reduce en uno</text:span></text:p>
          <text:p text:style-name="P1"><text:span text:style-name="T2">de mercancías</text:span></text:p>
          <text:p text:style-name="P1"><text:span text:style-name="T2">el costo de la car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46.027cm" svg:y1="128.1cm" svg:x2="46.077cm" svg:y2="130.5cm" draw:start-shape="id53" draw:start-glue-point="6" draw:end-shape="id54" draw:end-glue-point="4" svg:d="M46027 128100v1201h50v1199" svg:viewBox="0 0 51 2401">
          <text:p text:style-name="P1">Si</text:p>
        </draw:connector>
        <draw:custom-shape draw:style-name="gr23" draw:text-style-name="P4" xml:id="id55" draw:id="id55" draw:layer="layout" svg:width="6.9cm" svg:height="4cm" svg:x="50.677cm" svg:y="124.5cm">
          <text:p text:style-name="P1"><text:span text:style-name="T2">¿Tiene carta en la man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49.477cm" svg:y1="126.1cm" svg:x2="54.127cm" svg:y2="124.5cm" draw:start-shape="id53" draw:start-glue-point="7" draw:end-shape="id55" draw:end-glue-point="4" svg:d="M49477 126100h601v-2101h4049v501" svg:viewBox="0 0 4651 2102">
          <text:p text:style-name="P1">No</text:p>
        </draw:connector>
        <draw:connector draw:style-name="gr10" draw:text-style-name="P6" draw:layer="layout" svg:x1="49.377cm" svg:y1="131.75cm" svg:x2="54.127cm" svg:y2="124.5cm" draw:start-shape="id54" draw:start-glue-point="7" draw:end-shape="id55" draw:end-glue-point="4" svg:d="M49377 131750h651v-7751h4099v501" svg:viewBox="0 0 4751 7752">
          <text:p/>
        </draw:connector>
        <draw:custom-shape draw:style-name="gr33" draw:text-style-name="P4" xml:id="id57" draw:id="id57" draw:layer="layout" svg:width="4cm" svg:height="2.1cm" svg:x="61.477cm" svg:y="125.3cm">
          <text:p text:style-name="P1"><text:span text:style-name="T2">Se deshabilita</text:span></text:p>
          <text:p text:style-name="P1"><text:span text:style-name="T2">la opción de tomar</text:span></text:p>
          <text:p text:style-name="P1"><text:span text:style-name="T2">a la man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88.912cm" svg:y1="137.4cm" svg:x2="89.062cm" svg:y2="138.1cm" draw:start-shape="id56" draw:start-glue-point="6" draw:end-shape="id37" draw:end-glue-point="4" svg:d="M88912 137400v351h150v349" svg:viewBox="0 0 151 701">
          <text:p/>
        </draw:connector>
        <draw:connector draw:style-name="gr17" draw:text-style-name="P6" draw:layer="layout" svg:x1="57.577cm" svg:y1="126.5cm" svg:x2="61.477cm" svg:y2="126.35cm" draw:start-shape="id55" draw:start-glue-point="7" draw:end-shape="id57" draw:end-glue-point="5" svg:d="M57577 126500h1951v-150h1949" svg:viewBox="0 0 3901 151">
          <text:p text:style-name="P1">No</text:p>
        </draw:connector>
        <draw:custom-shape draw:style-name="gr23" draw:text-style-name="P4" xml:id="id58" draw:id="id58" draw:layer="layout" svg:width="6.9cm" svg:height="4cm" svg:x="51.677cm" svg:y="131.1cm">
          <text:p text:style-name="P1"><text:span text:style-name="T2">¿Puede pagarl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4" xml:id="id59" draw:id="id59" draw:layer="layout" svg:width="4cm" svg:height="2.3cm" svg:x="62.077cm" svg:y="131.4cm">
          <text:p text:style-name="P1"><text:span text:style-name="T2">Se deshabilita</text:span></text:p>
          <text:p text:style-name="P1"><text:span text:style-name="T2">la opción de pag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58.577cm" svg:y1="133.1cm" svg:x2="62.077cm" svg:y2="132.55cm" draw:start-shape="id58" draw:start-glue-point="7" draw:end-shape="id59" draw:end-glue-point="5" svg:d="M58577 133100h1751v-550h1749" svg:viewBox="0 0 3501 551">
          <text:p text:style-name="P1">Si</text:p>
        </draw:connector>
        <draw:custom-shape draw:style-name="gr29" draw:text-style-name="P4" xml:id="id60" draw:id="id60" draw:layer="layout" svg:width="6.6cm" svg:height="2.5cm" svg:x="48.863cm" svg:y="137.779cm">
          <text:p text:style-name="P1"><text:span text:style-name="T2">Se muestran las opciones posibles</text:span></text:p>
          <text:p text:style-name="P1"><text:span text:style-name="T2">(Comprar, tomar a la mano</text:span></text:p>
          <text:p text:style-name="P1"><text:span text:style-name="T2">y descarta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55.127cm" svg:y1="135.1cm" svg:x2="52.163cm" svg:y2="137.779cm" draw:start-shape="id58" draw:start-glue-point="6" draw:end-shape="id60" draw:end-glue-point="4" svg:d="M55127 135100v1340h-2964v1339" svg:viewBox="0 0 2965 2680">
          <text:p text:style-name="P1">No</text:p>
        </draw:connector>
        <draw:connector draw:style-name="gr17" draw:text-style-name="P6" draw:layer="layout" svg:x1="54.127cm" svg:y1="128.5cm" svg:x2="55.127cm" svg:y2="131.1cm" draw:start-shape="id55" draw:start-glue-point="6" draw:end-shape="id58" draw:end-glue-point="4" svg:d="M54127 128500v1301h1000v1299" svg:viewBox="0 0 1001 2601">
          <text:p text:style-name="P1">Si</text:p>
        </draw:connector>
        <draw:connector draw:style-name="gr10" draw:text-style-name="P6" draw:layer="layout" svg:x1="63.477cm" svg:y1="127.4cm" svg:x2="55.127cm" svg:y2="131.1cm" draw:start-shape="id57" draw:start-glue-point="6" draw:end-shape="id58" draw:end-glue-point="4" svg:d="M63477 127400v1851h-8350v1849" svg:viewBox="0 0 8351 3701">
          <text:p/>
        </draw:connector>
        <draw:connector draw:style-name="gr10" draw:text-style-name="P6" draw:layer="layout" svg:x1="64.077cm" svg:y1="133.7cm" svg:x2="52.163cm" svg:y2="137.779cm" draw:start-shape="id59" draw:start-glue-point="6" draw:end-shape="id60" draw:end-glue-point="4" svg:d="M64077 133700v2040h-11914v2039" svg:viewBox="0 0 11915 4080">
          <text:p/>
        </draw:connector>
        <draw:custom-shape draw:style-name="gr21" draw:text-style-name="P4" xml:id="id64" draw:id="id64" draw:layer="layout" svg:width="6cm" svg:height="2.8cm" svg:x="48.577cm" svg:y="141.6cm">
          <text:p text:style-name="P1"><text:span text:style-name="T2">Jugador selecciona </text:span></text:p>
          <text:p text:style-name="P1"><text:span text:style-name="T2">la acción a toma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4" xml:id="id63" draw:id="id63" draw:layer="layout" svg:width="6.9cm" svg:height="4cm" svg:x="48.277cm" svg:y="146.1cm">
          <text:p text:style-name="P1"><text:span text:style-name="T2">¿Seleccionó compra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4" xml:id="id61" draw:id="id61" draw:layer="layout" svg:width="6.9cm" svg:height="4cm" svg:x="48.277cm" svg:y="153.5cm">
          <text:p text:style-name="P1"><text:span text:style-name="T2">¿Seleccionó tomar</text:span></text:p>
          <text:p text:style-name="P1"><text:span text:style-name="T2">a la man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51.727cm" svg:y1="157.5cm" svg:x2="52.077cm" svg:y2="160.7cm" draw:start-shape="id61" draw:start-glue-point="6" draw:end-shape="id62" svg:d="M51727 157500v1601h350v1599" svg:viewBox="0 0 351 3201">
          <text:p text:style-name="P1">No</text:p>
        </draw:connector>
        <draw:connector draw:style-name="gr17" draw:text-style-name="P6" draw:layer="layout" svg:x1="51.727cm" svg:y1="150.1cm" svg:x2="51.727cm" svg:y2="153.5cm" draw:start-shape="id63" draw:start-glue-point="6" draw:end-shape="id61" draw:end-glue-point="4" svg:d="M51727 150100v3400" svg:viewBox="0 0 1 3401">
          <text:p text:style-name="P1">No</text:p>
        </draw:connector>
        <draw:connector draw:style-name="gr10" draw:text-style-name="P6" draw:layer="layout" svg:x1="52.163cm" svg:y1="140.279cm" svg:x2="51.577cm" svg:y2="141.6cm" draw:start-shape="id60" draw:start-glue-point="6" draw:end-shape="id64" draw:end-glue-point="5" svg:d="M52163 140279v661h-586v660" svg:viewBox="0 0 587 1322">
          <text:p/>
        </draw:connector>
        <draw:connector draw:style-name="gr10" draw:text-style-name="P6" draw:layer="layout" svg:x1="51.577cm" svg:y1="144.4cm" svg:x2="51.727cm" svg:y2="146.1cm" draw:start-shape="id64" draw:start-glue-point="8" draw:end-shape="id63" draw:end-glue-point="4" svg:d="M51577 144400v851h150v849" svg:viewBox="0 0 151 1701">
          <text:p/>
        </draw:connector>
        <draw:custom-shape draw:style-name="gr29" draw:text-style-name="P4" xml:id="id62" draw:id="id62" draw:layer="layout" svg:width="6.6cm" svg:height="2.5cm" svg:x="48.777cm" svg:y="160.7cm">
          <text:p text:style-name="P1"><text:span text:style-name="T2">Jugador descarta la carta</text:span></text:p>
          <text:p text:style-name="P1"><text:span text:style-name="T2">y está se va al mazo de descar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4" xml:id="id65" draw:id="id65" draw:layer="layout" svg:width="6.6cm" svg:height="2.5cm" svg:x="70.477cm" svg:y="157.4cm">
          <text:p text:style-name="P1"><text:span text:style-name="T2">Se coloca una carta de</text:span></text:p>
          <text:p text:style-name="P1"><text:span text:style-name="T2">mercancías boca abajo en</text:span></text:p>
          <text:p text:style-name="P1"><text:span text:style-name="T2">ese lug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55.377cm" svg:y1="161.95cm" svg:x2="70.477cm" svg:y2="158.65cm" draw:start-shape="id62" draw:start-glue-point="7" draw:end-shape="id65" draw:end-glue-point="5" svg:d="M55377 161950h7551v-3300h7549" svg:viewBox="0 0 15101 3301">
          <text:p/>
        </draw:connector>
        <draw:connector draw:style-name="gr10" draw:text-style-name="P6" draw:layer="layout" draw:line-skew="-4.282cm" svg:x1="77.077cm" svg:y1="158.65cm" svg:x2="88.912cm" svg:y2="135.1cm" draw:start-shape="id65" draw:start-glue-point="7" draw:end-shape="id56" draw:end-glue-point="4" svg:d="M77077 158650h486v-24051h11349v501" svg:viewBox="0 0 11836 24052">
          <text:p/>
        </draw:connector>
        <draw:custom-shape draw:style-name="gr35" draw:text-style-name="P4" xml:id="id66" draw:id="id66" draw:layer="layout" svg:width="4.6cm" svg:height="2.5cm" svg:x="56.777cm" svg:y="154.4cm">
          <text:p text:style-name="P1"><text:span text:style-name="T2">Se coloca la carta en </text:span></text:p>
          <text:p text:style-name="P1"><text:span text:style-name="T2">su man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55.177cm" svg:y1="155.5cm" svg:x2="56.777cm" svg:y2="155.65cm" draw:start-shape="id61" draw:start-glue-point="7" draw:end-shape="id66" draw:end-glue-point="5" svg:d="M55177 155500h801v150h799" svg:viewBox="0 0 1601 151">
          <text:p text:style-name="P1">Si</text:p>
        </draw:connector>
        <draw:connector draw:style-name="gr10" draw:text-style-name="P6" draw:layer="layout" svg:x1="59.077cm" svg:y1="156.9cm" svg:x2="70.477cm" svg:y2="158.65cm" draw:start-shape="id66" draw:start-glue-point="6" draw:end-shape="id65" draw:end-glue-point="5" svg:d="M59077 156900v1750h11400" svg:viewBox="0 0 11401 1751">
          <text:p/>
        </draw:connector>
        <draw:custom-shape draw:style-name="gr36" draw:text-style-name="P4" xml:id="id67" draw:id="id67" draw:layer="layout" svg:width="6.8cm" svg:height="3cm" svg:x="60.577cm" svg:y="136.5cm">
          <text:p text:style-name="P1"><text:span text:style-name="T2">Jugador selecciona los/el</text:span></text:p>
          <text:p text:style-name="P1"><text:span text:style-name="T2">método(s) de compra</text:span></text:p>
          <text:p text:style-name="P1"><text:span text:style-name="T2">disponib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6" draw:layer="layout" svg:x1="55.177cm" svg:y1="148.1cm" svg:x2="61.257cm" svg:y2="138cm" draw:start-shape="id63" draw:start-glue-point="7" svg:d="M55177 148100h3291v-10100h2789" svg:viewBox="0 0 6081 10101">
          <text:p text:style-name="P1">Si</text:p>
        </draw:connector>
        <draw:custom-shape draw:style-name="gr36" draw:text-style-name="P4" xml:id="id68" draw:id="id68" draw:layer="layout" svg:width="6.8cm" svg:height="3cm" svg:x="59.877cm" svg:y="140.5cm">
          <text:p text:style-name="P1"><text:span text:style-name="T2">Jugador coloca las</text:span></text:p>
          <text:p text:style-name="P1"><text:span text:style-name="T2">cantidades de compra</text:span></text:p>
          <text:p text:style-name="P1"><text:span text:style-name="T2">correspondient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9" draw:text-style-name="P4" xml:id="id69" draw:id="id69" draw:layer="layout" svg:width="6.6cm" svg:height="2.5cm" svg:x="59.277cm" svg:y="145cm">
          <text:p text:style-name="P1"><text:span text:style-name="T2">Se realiza la compra y se resta</text:span></text:p>
          <text:p text:style-name="P1"><text:span text:style-name="T2">su cos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63.284cm" svg:y1="139.5cm" svg:x2="63.277cm" svg:y2="140.5cm" draw:start-shape="id67" draw:start-glue-point="7" draw:end-shape="id68" draw:end-glue-point="5" svg:d="M63284 139500v501h-7v499" svg:viewBox="0 0 8 1001">
          <text:p/>
        </draw:connector>
        <draw:connector draw:style-name="gr10" draw:text-style-name="P6" draw:layer="layout" svg:x1="62.584cm" svg:y1="143.5cm" svg:x2="62.577cm" svg:y2="145cm" draw:start-shape="id68" draw:start-glue-point="7" draw:end-shape="id69" draw:end-glue-point="4" svg:d="M62584 143500v751h-7v749" svg:viewBox="0 0 8 1501">
          <text:p/>
        </draw:connector>
        <draw:custom-shape draw:style-name="gr36" draw:text-style-name="P4" xml:id="id71" draw:id="id71" draw:layer="layout" svg:width="6.8cm" svg:height="3cm" svg:x="63.277cm" svg:y="153.4cm">
          <text:p text:style-name="P1"><text:span text:style-name="T2">Jugador coloca la carta</text:span></text:p>
          <text:p text:style-name="P1"><text:span text:style-name="T2">en su tablero en los </text:span></text:p>
          <text:p text:style-name="P1"><text:span text:style-name="T2">lugares disponibl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7" draw:text-style-name="P4" xml:id="id70" draw:id="id70" draw:layer="layout" svg:width="7.455cm" svg:height="3.356cm" svg:x="59.222cm" svg:y="148.444cm">
          <text:p text:style-name="P1"><text:span text:style-name="T2">Se habilitan como espacios</text:span></text:p>
          <text:p text:style-name="P1"><text:span text:style-name="T2">disponibles los lugares vacíos</text:span></text:p>
          <text:p text:style-name="P1"><text:span text:style-name="T2">de la primer columna y a un</text:span></text:p>
          <text:p text:style-name="P1"><text:span text:style-name="T2">espacio a la derecha de las</text:span></text:p>
          <text:p text:style-name="P1"><text:span text:style-name="T2">cartas ya colocadas en el tablero.</text:span></text:p>
          <text:p text:style-name="P1"><text:span text:style-name="T2">Con la limitación de 4 columnas</text:span></text:p>
          <text:p text:style-name="P1"><text:span text:style-name="T2">3 fil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62.577cm" svg:y1="147.5cm" svg:x2="62.95cm" svg:y2="148.444cm" draw:start-shape="id69" draw:start-glue-point="6" draw:end-shape="id70" draw:end-glue-point="4" svg:d="M62577 147500v473h373v471" svg:viewBox="0 0 374 945">
          <text:p/>
        </draw:connector>
        <draw:connector draw:style-name="gr10" draw:text-style-name="P6" draw:layer="layout" svg:x1="62.95cm" svg:y1="151.8cm" svg:x2="66.677cm" svg:y2="153.4cm" draw:start-shape="id70" draw:start-glue-point="6" draw:end-shape="id71" draw:end-glue-point="5" svg:d="M62950 151800v801h3727v799" svg:viewBox="0 0 3728 1601">
          <text:p/>
        </draw:connector>
        <draw:custom-shape draw:style-name="gr23" draw:text-style-name="P4" xml:id="id72" draw:id="id72" draw:layer="layout" svg:width="6.9cm" svg:height="4cm" svg:x="57.377cm" svg:y="163.2cm">
          <text:p text:style-name="P1"><text:span text:style-name="T2">¿Es la carta que expande</text:span></text:p>
          <text:p text:style-name="P1"><text:span text:style-name="T2">el límite de monedas de </text:span></text:p>
          <text:p text:style-name="P1"><text:span text:style-name="T2">oto en un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4" xml:id="id73" draw:id="id73" draw:layer="layout" svg:width="4.6cm" svg:height="2.5cm" svg:x="65.777cm" svg:y="164.1cm">
          <text:p text:style-name="P1"><text:span text:style-name="T2">Aumenta el límite</text:span></text:p>
          <text:p text:style-name="P1"><text:span text:style-name="T2">de monedas de oro</text:span></text:p>
          <text:p text:style-name="P1"><text:span text:style-name="T2">en un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66.677cm" svg:y1="156.4cm" svg:x2="60.827cm" svg:y2="163.2cm" draw:start-shape="id71" draw:start-glue-point="8" draw:end-shape="id72" draw:end-glue-point="4" svg:d="M66677 156400v3401h-5850v3399" svg:viewBox="0 0 5851 6801">
          <text:p/>
        </draw:connector>
        <draw:connector draw:style-name="gr17" draw:text-style-name="P6" draw:layer="layout" svg:x1="64.277cm" svg:y1="165.2cm" svg:x2="65.777cm" svg:y2="165.35cm" draw:start-shape="id72" draw:start-glue-point="7" draw:end-shape="id73" draw:end-glue-point="5" svg:d="M64277 165200h751v150h749" svg:viewBox="0 0 1501 151">
          <text:p text:style-name="P1">Si</text:p>
        </draw:connector>
        <draw:custom-shape draw:style-name="gr23" draw:text-style-name="P4" xml:id="id74" draw:id="id74" draw:layer="layout" svg:width="6.9cm" svg:height="4cm" svg:x="57.277cm" svg:y="169cm">
          <text:p text:style-name="P1"><text:span text:style-name="T2">¿Es carta que te deja </text:span></text:p>
          <text:p text:style-name="P1"><text:span text:style-name="T2">comerciar 1: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4" xml:id="id75" draw:id="id75" draw:layer="layout" svg:width="4.6cm" svg:height="2.5cm" svg:x="65.577cm" svg:y="169.8cm">
          <text:p text:style-name="P1"><text:span text:style-name="T2">Cambia las variables </text:span></text:p>
          <text:p text:style-name="P1"><text:span text:style-name="T2">de comercio a 1:1</text:span></text:p>
          <text:p text:style-name="P1"><text:span text:style-name="T2">para este jugad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60.827cm" svg:y1="167.2cm" svg:x2="60.727cm" svg:y2="169cm" draw:start-shape="id72" draw:start-glue-point="6" draw:end-shape="id74" draw:end-glue-point="4" svg:d="M60827 167200v901h-100v899" svg:viewBox="0 0 101 1801">
          <text:p/>
        </draw:connector>
        <draw:connector draw:style-name="gr17" draw:text-style-name="P6" draw:layer="layout" svg:x1="64.177cm" svg:y1="171cm" svg:x2="65.577cm" svg:y2="171.05cm" draw:start-shape="id74" draw:start-glue-point="7" draw:end-shape="id75" draw:end-glue-point="5" svg:d="M64177 171000h701v50h699" svg:viewBox="0 0 1401 51">
          <text:p text:style-name="P1">Si</text:p>
        </draw:connector>
        <draw:custom-shape draw:style-name="gr23" draw:text-style-name="P4" xml:id="id76" draw:id="id76" draw:layer="layout" svg:width="6.9cm" svg:height="4cm" svg:x="57.177cm" svg:y="175cm">
          <text:p text:style-name="P1"><text:span text:style-name="T2">¿Es carta que disminuye </text:span></text:p>
          <text:p text:style-name="P1"><text:span text:style-name="T2">las figuras tuareg a poner</text:span></text:p>
          <text:p text:style-name="P1"><text:span text:style-name="T2">de tu oponen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4" xml:id="id78" draw:id="id78" draw:layer="layout" svg:width="5.8cm" svg:height="2.9cm" svg:x="65.477cm" svg:y="175.2cm">
          <text:p text:style-name="P1"><text:span text:style-name="T2">Disminuye las figuras </text:span></text:p>
          <text:p text:style-name="P1"><text:span text:style-name="T2">tuareg que el contricante</text:span></text:p>
          <text:p text:style-name="P1"><text:span text:style-name="T2">puede colocar en el siguiente</text:span></text:p>
          <text:p text:style-name="P1"><text:span text:style-name="T2">turn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" xml:id="id77" draw:id="id77" draw:layer="layout" svg:width="6.9cm" svg:height="4cm" svg:x="57.177cm" svg:y="180cm">
          <text:p text:style-name="P1"><text:span text:style-name="T2">¿Es la carta que tiene similitud</text:span></text:p>
          <text:p text:style-name="P1"><text:span text:style-name="T2">con la carta de borde “nobles”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4" xml:id="id79" draw:id="id79" draw:layer="layout" svg:width="5.8cm" svg:height="2.9cm" svg:x="65.477cm" svg:y="180.6cm">
          <text:p text:style-name="P1"><text:span text:style-name="T2">Habilita al jugador a realizar</text:span></text:p>
          <text:p text:style-name="P1"><text:span text:style-name="T2">las acciones de “Nobles” una</text:span></text:p>
          <text:p text:style-name="P1"><text:span text:style-name="T2">vez por ronda aumentando</text:span></text:p>
          <text:p text:style-name="P1"><text:span text:style-name="T2">su coste a una mercancía </text:span></text:p>
          <text:p text:style-name="P1"><text:span text:style-name="T2">cualesquie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60.727cm" svg:y1="173cm" svg:x2="60.627cm" svg:y2="175cm" draw:start-shape="id74" draw:start-glue-point="6" draw:end-shape="id76" draw:end-glue-point="4" svg:d="M60727 173000v1001h-100v999" svg:viewBox="0 0 101 2001">
          <text:p/>
        </draw:connector>
        <draw:connector draw:style-name="gr10" draw:text-style-name="P6" draw:layer="layout" svg:x1="60.627cm" svg:y1="179cm" svg:x2="60.627cm" svg:y2="180cm" draw:start-shape="id76" draw:start-glue-point="6" draw:end-shape="id77" svg:d="M60627 179000v1000" svg:viewBox="0 0 1 1001">
          <text:p/>
        </draw:connector>
        <draw:connector draw:style-name="gr17" draw:text-style-name="P6" draw:layer="layout" svg:x1="64.077cm" svg:y1="177cm" svg:x2="65.477cm" svg:y2="176.65cm" draw:start-shape="id76" draw:start-glue-point="7" draw:end-shape="id78" svg:d="M64077 177000h701v-350h699" svg:viewBox="0 0 1401 351">
          <text:p text:style-name="P1">Si</text:p>
        </draw:connector>
        <draw:connector draw:style-name="gr17" draw:text-style-name="P6" draw:layer="layout" svg:x1="64.077cm" svg:y1="182cm" svg:x2="65.477cm" svg:y2="182.05cm" draw:start-shape="id77" draw:end-shape="id79" draw:end-glue-point="5" svg:d="M64077 182000h701v50h699" svg:viewBox="0 0 1401 51">
          <text:p text:style-name="P1">Si</text:p>
        </draw:connector>
        <draw:connector draw:style-name="gr10" draw:text-style-name="P6" draw:layer="layout" svg:x1="70.377cm" svg:y1="165.35cm" svg:x2="73.777cm" svg:y2="159.9cm" draw:start-shape="id73" draw:start-glue-point="7" draw:end-shape="id65" svg:d="M70377 165350h3400v-5450" svg:viewBox="0 0 3401 5451">
          <text:p/>
        </draw:connector>
        <draw:connector draw:style-name="gr10" draw:text-style-name="P6" draw:layer="layout" svg:x1="70.177cm" svg:y1="171.05cm" svg:x2="73.777cm" svg:y2="159.9cm" draw:start-shape="id75" draw:start-glue-point="7" draw:end-shape="id65" draw:end-glue-point="6" svg:d="M70177 171050h3600v-11150" svg:viewBox="0 0 3601 11151">
          <text:p/>
        </draw:connector>
        <draw:connector draw:style-name="gr10" draw:text-style-name="P6" draw:layer="layout" svg:x1="71.277cm" svg:y1="176.65cm" svg:x2="73.777cm" svg:y2="159.9cm" draw:start-shape="id78" draw:start-glue-point="7" draw:end-shape="id65" svg:d="M71277 176650h2500v-16750" svg:viewBox="0 0 2501 16751">
          <text:p/>
        </draw:connector>
        <draw:connector draw:style-name="gr10" draw:text-style-name="P6" draw:layer="layout" svg:x1="71.277cm" svg:y1="182.05cm" svg:x2="73.777cm" svg:y2="159.9cm" draw:start-shape="id79" draw:start-glue-point="7" draw:end-shape="id65" draw:end-glue-point="6" svg:d="M71277 182050h2500v-22150" svg:viewBox="0 0 2501 22151">
          <text:p/>
        </draw:connector>
        <draw:custom-shape draw:style-name="gr39" draw:text-style-name="P4" xml:id="id80" draw:id="id80" draw:layer="layout" svg:width="7.6cm" svg:height="4.7cm" svg:x="50.877cm" svg:y="185.2cm">
          <text:p text:style-name="P1"><text:span text:style-name="T2">¿Es la carta que </text:span></text:p>
          <text:p text:style-name="P1"><text:span text:style-name="T2">da mercancías</text:span></text:p>
          <text:p text:style-name="P1"><text:span text:style-name="T2">correspondientes a la cantidad</text:span></text:p>
          <text:p text:style-name="P1"><text:span text:style-name="T2">de cartas en el tablero del</text:span></text:p>
          <text:p text:style-name="P1"><text:span text:style-name="T2"><text:s/></text:span><text:span text:style-name="T2">jugador”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4" xml:id="id82" draw:id="id82" draw:layer="layout" svg:width="5.8cm" svg:height="2.9cm" svg:x="59.577cm" svg:y="186.3cm">
          <text:p text:style-name="P1"><text:span text:style-name="T2">Cuenta las cartas en el</text:span></text:p>
          <text:p text:style-name="P1"><text:span text:style-name="T2">tablero del jugador.</text:span></text:p>
          <text:p text:style-name="P1"><text:span text:style-name="T2">Int x</text:span></text:p>
          <text:p text:style-name="P1"><text:span text:style-name="T2">x=Cartas en tablero/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4" xml:id="id83" draw:id="id83" draw:layer="layout" svg:width="6.6cm" svg:height="2.7cm" svg:x="66.777cm" svg:y="186.5cm">
          <text:p text:style-name="P1"><text:span text:style-name="T2">Jugador elije mercancías</text:span></text:p>
          <text:p text:style-name="P1"><text:span text:style-name="T2">igual a la cantidad de x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8" draw:text-style-name="P4" xml:id="id84" draw:id="id84" draw:layer="layout" svg:width="5.8cm" svg:height="2.9cm" svg:x="66.577cm" svg:y="192.4cm">
          <text:p text:style-name="P1"><text:span text:style-name="T2">Se le agrega la mercancía </text:span></text:p>
          <text:p text:style-name="P1"><text:span text:style-name="T2">al jugad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60.627cm" svg:y1="184cm" svg:x2="54.677cm" svg:y2="185.2cm" draw:start-shape="id77" draw:start-glue-point="6" draw:end-shape="id80" draw:end-glue-point="4" svg:d="M60627 184000v601h-5950v599" svg:viewBox="0 0 5951 1201">
          <text:p/>
        </draw:connector>
        <draw:connector draw:style-name="gr10" draw:text-style-name="P6" draw:layer="layout" svg:x1="54.677cm" svg:y1="189.9cm" svg:x2="54.227cm" svg:y2="198.1cm" draw:start-shape="id80" draw:start-glue-point="6" draw:end-shape="id81" draw:end-glue-point="4" svg:d="M54677 189900v4101h-450v4099" svg:viewBox="0 0 451 8201">
          <text:p/>
        </draw:connector>
        <draw:connector draw:style-name="gr10" draw:text-style-name="P6" draw:layer="layout" svg:x1="58.477cm" svg:y1="187.55cm" svg:x2="59.577cm" svg:y2="187.75cm" draw:start-shape="id80" draw:start-glue-point="7" draw:end-shape="id82" draw:end-glue-point="5" svg:d="M58477 187550h551v200h549" svg:viewBox="0 0 1101 201">
          <text:p/>
        </draw:connector>
        <draw:connector draw:style-name="gr10" draw:text-style-name="P6" draw:layer="layout" svg:x1="65.377cm" svg:y1="187.75cm" svg:x2="67.437cm" svg:y2="187.85cm" draw:start-shape="id82" draw:start-glue-point="7" draw:end-shape="id83" draw:end-glue-point="6" svg:d="M65377 187750h701v100h1359" svg:viewBox="0 0 2061 101">
          <text:p/>
        </draw:connector>
        <draw:connector draw:style-name="gr10" draw:text-style-name="P6" draw:layer="layout" svg:x1="69.405cm" svg:y1="189.2cm" svg:x2="69.477cm" svg:y2="192.4cm" draw:start-shape="id83" draw:start-glue-point="7" draw:end-shape="id84" draw:end-glue-point="4" svg:d="M69405 189200v1601h72v1599" svg:viewBox="0 0 73 3201">
          <text:p/>
        </draw:connector>
        <draw:connector draw:style-name="gr10" draw:text-style-name="P6" draw:layer="layout" svg:x1="72.377cm" svg:y1="193.85cm" svg:x2="73.777cm" svg:y2="159.9cm" draw:start-shape="id84" draw:start-glue-point="7" draw:end-shape="id65" draw:end-glue-point="6" svg:d="M72377 193850h1400v-33950" svg:viewBox="0 0 1401 33951">
          <text:p/>
        </draw:connector>
        <draw:custom-shape draw:style-name="gr23" draw:text-style-name="P4" xml:id="id81" draw:id="id81" draw:layer="layout" svg:width="6.9cm" svg:height="4cm" svg:x="50.777cm" svg:y="198.1cm">
          <text:p text:style-name="P1"><text:span text:style-name="T2">¿Es la carta que cambia </text:span></text:p>
          <text:p text:style-name="P1"><text:span text:style-name="T2">de posición dos cartas</text:span></text:p>
          <text:p text:style-name="P1"><text:span text:style-name="T2">del tablero del jugad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4" xml:id="id86" draw:id="id86" draw:layer="layout" svg:width="6.6cm" svg:height="2.7cm" svg:x="62.967cm" svg:y="202.4cm">
          <text:p text:style-name="P1"><text:span text:style-name="T2">Jugador elige dos cartas</text:span></text:p>
          <text:p text:style-name="P1"><text:span text:style-name="T2">o cancela la acció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4" xml:id="id85" draw:id="id85" draw:layer="layout" svg:width="6.9cm" svg:height="4cm" svg:x="58.677cm" svg:y="197.3cm">
          <text:p text:style-name="P1"><text:span text:style-name="T2">¿Jugador tiene dos o más </text:span></text:p>
          <text:p text:style-name="P1"><text:span text:style-name="T2">cartas en su table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4" xml:id="id87" draw:id="id87" draw:layer="layout" svg:width="6.9cm" svg:height="4cm" svg:x="57.077cm" svg:y="206.3cm">
          <text:p text:style-name="P1"><text:span text:style-name="T2">¿Jugador canceló la </text:span></text:p>
          <text:p text:style-name="P1"><text:span text:style-name="T2">acció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4" xml:id="id88" draw:id="id88" draw:layer="layout" svg:width="5.8cm" svg:height="2.9cm" svg:x="63.077cm" svg:y="211.4cm">
          <text:p text:style-name="P1"><text:span text:style-name="T2">Se intercambian las posiciones</text:span></text:p>
          <text:p text:style-name="P1"><text:span text:style-name="T2">de las cartas seleccionadas</text:span></text:p>
          <text:p text:style-name="P1"><text:span text:style-name="T2">por el jugad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57.677cm" svg:y1="200.1cm" svg:x2="58.677cm" svg:y2="199.3cm" draw:start-shape="id81" draw:start-glue-point="7" draw:end-shape="id85" draw:end-glue-point="5" svg:d="M57677 200100h501v-800h499" svg:viewBox="0 0 1001 801">
          <text:p/>
        </draw:connector>
        <draw:connector draw:style-name="gr10" draw:text-style-name="P6" draw:layer="layout" svg:x1="62.127cm" svg:y1="201.3cm" svg:x2="66.267cm" svg:y2="202.4cm" draw:start-shape="id85" draw:start-glue-point="6" draw:end-shape="id86" draw:end-glue-point="5" svg:d="M62127 201300v551h4140v549" svg:viewBox="0 0 4141 1101">
          <text:p/>
        </draw:connector>
        <draw:connector draw:style-name="gr10" draw:text-style-name="P6" draw:layer="layout" svg:x1="65.595cm" svg:y1="205.1cm" svg:x2="60.527cm" svg:y2="206.3cm" draw:start-shape="id86" draw:start-glue-point="7" draw:end-shape="id87" draw:end-glue-point="4" svg:d="M65595 205100v601h-5068v599" svg:viewBox="0 0 5069 1201">
          <text:p/>
        </draw:connector>
        <draw:connector draw:style-name="gr10" draw:text-style-name="P6" draw:layer="layout" svg:x1="60.527cm" svg:y1="210.3cm" svg:x2="65.977cm" svg:y2="211.4cm" draw:start-shape="id87" draw:start-glue-point="6" draw:end-shape="id88" draw:end-glue-point="4" svg:d="M60527 210300v551h5450v549" svg:viewBox="0 0 5451 1101">
          <text:p/>
        </draw:connector>
        <draw:connector draw:style-name="gr10" draw:text-style-name="P6" draw:layer="layout" svg:x1="68.877cm" svg:y1="212.85cm" svg:x2="73.777cm" svg:y2="159.9cm" draw:start-shape="id88" draw:start-glue-point="7" draw:end-shape="id65" draw:end-glue-point="6" svg:d="M68877 212850h4900v-52950" svg:viewBox="0 0 4901 52951">
          <text:p/>
        </draw:connector>
        <draw:connector draw:style-name="gr10" draw:text-style-name="P6" draw:layer="layout" svg:x1="63.977cm" svg:y1="208.3cm" svg:x2="73.777cm" svg:y2="159.9cm" draw:start-shape="id87" draw:start-glue-point="7" draw:end-shape="id65" draw:end-glue-point="6" svg:d="M63977 208300h9800v-48400" svg:viewBox="0 0 9801 48401">
          <text:p/>
        </draw:connector>
        <draw:connector draw:style-name="gr10" draw:text-style-name="P6" draw:layer="layout" svg:x1="65.577cm" svg:y1="199.3cm" svg:x2="73.777cm" svg:y2="159.9cm" draw:start-shape="id85" draw:start-glue-point="7" draw:end-shape="id65" draw:end-glue-point="6" svg:d="M65577 199300h8200v-39400" svg:viewBox="0 0 8201 39401">
          <text:p/>
        </draw:connector>
        <draw:custom-shape draw:style-name="gr41" draw:text-style-name="P4" xml:id="id89" draw:id="id89" draw:layer="layout" svg:width="9cm" svg:height="4.8cm" svg:x="50.077cm" svg:y="212cm">
          <text:p text:style-name="P1"><text:span text:style-name="T2">¿Es la carta que disminuye el</text:span></text:p>
          <text:p text:style-name="P1"><text:span text:style-name="T2">costo en uno de mercancía</text:span></text:p>
          <text:p text:style-name="P1"><text:span text:style-name="T2">al usar la acción “nobles”</text:span></text:p>
          <text:p text:style-name="P1"><text:span text:style-name="T2">de la carta de bord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4" xml:id="id90" draw:id="id90" draw:layer="layout" svg:width="5.8cm" svg:height="2.9cm" svg:x="60.577cm" svg:y="215.4cm">
          <text:p text:style-name="P1"><text:span text:style-name="T2">Activa el efecto de la carta</text:span></text:p>
          <text:p text:style-name="P1"><text:span text:style-name="T2">permanentemente</text:span></text:p>
          <text:p text:style-name="P1"><text:span text:style-name="T2">para el jugad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59.077cm" svg:y1="214.4cm" svg:x2="60.577cm" svg:y2="216.85cm" draw:start-shape="id89" draw:start-glue-point="7" draw:end-shape="id90" draw:end-glue-point="5" svg:d="M59077 214400h751v2450h749" svg:viewBox="0 0 1501 2451">
          <text:p/>
        </draw:connector>
        <draw:connector draw:style-name="gr10" draw:text-style-name="P6" draw:layer="layout" svg:x1="54.227cm" svg:y1="202.1cm" svg:x2="54.577cm" svg:y2="212cm" draw:start-shape="id81" draw:start-glue-point="6" draw:end-shape="id89" draw:end-glue-point="4" svg:d="M54227 202100v4951h350v4949" svg:viewBox="0 0 351 9901">
          <text:p/>
        </draw:connector>
        <draw:connector draw:style-name="gr10" draw:text-style-name="P6" draw:layer="layout" svg:x1="66.377cm" svg:y1="216.85cm" svg:x2="73.777cm" svg:y2="159.9cm" draw:start-shape="id90" draw:start-glue-point="7" draw:end-shape="id65" draw:end-glue-point="6" svg:d="M66377 216850h7400v-56950" svg:viewBox="0 0 7401 56951">
          <text:p/>
        </draw:connector>
        <draw:custom-shape draw:style-name="gr41" draw:text-style-name="P4" xml:id="id91" draw:id="id91" draw:layer="layout" svg:width="9cm" svg:height="4.8cm" svg:x="49.977cm" svg:y="219.6cm">
          <text:p text:style-name="P1"><text:span text:style-name="T2">¿Es la carta que otorga 1 de oro</text:span></text:p>
          <text:p text:style-name="P1"><text:span text:style-name="T2">o 3 de mercancía o 1 punto</text:span></text:p>
          <text:p text:style-name="P1"><text:span text:style-name="T2">de victori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4" xml:id="id92" draw:id="id92" draw:layer="layout" svg:width="6.6cm" svg:height="2.7cm" svg:x="59.777cm" svg:y="220.1cm">
          <text:p text:style-name="P1"><text:span text:style-name="T2">Jugador elije una de las</text:span></text:p>
          <text:p text:style-name="P1"><text:span text:style-name="T2">3 opcion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4" xml:id="id93" draw:id="id93" draw:layer="layout" svg:width="6.9cm" svg:height="4cm" svg:x="58.077cm" svg:y="224.1cm">
          <text:p text:style-name="P1"><text:span text:style-name="T2">¿Jugador elije el uno de o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4" xml:id="id94" draw:id="id94" draw:layer="layout" svg:width="6.9cm" svg:height="4cm" svg:x="58.076cm" svg:y="228.92cm">
          <text:p text:style-name="P1"><text:span text:style-name="T2">¿Jugador elije el punto de</text:span></text:p>
          <text:p text:style-name="P1"><text:span text:style-name="T2">victori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4" xml:id="id95" draw:id="id95" draw:layer="layout" svg:width="6.6cm" svg:height="2.7cm" svg:x="58.077cm" svg:y="233.6cm">
          <text:p text:style-name="P1"><text:span text:style-name="T2">Jugador selecciona las 3 </text:span></text:p>
          <text:p text:style-name="P1"><text:span text:style-name="T2">mercancías que quiera</text:span></text:p>
          <text:p text:style-name="P1"><text:span text:style-name="T2">obten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8" draw:text-style-name="P4" xml:id="id96" draw:id="id96" draw:layer="layout" svg:width="5.8cm" svg:height="2.9cm" svg:x="66.277cm" svg:y="233.9cm">
          <text:p text:style-name="P1"><text:span text:style-name="T2">Se les da las mercancías</text:span></text:p>
          <text:p text:style-name="P1"><text:span text:style-name="T2">seleccionadas al jugad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4" xml:id="id97" draw:id="id97" draw:layer="layout" svg:width="5.8cm" svg:height="2.9cm" svg:x="66.077cm" svg:y="229.6cm">
          <text:p text:style-name="P1"><text:span text:style-name="T2">Jugador obtiene un punto</text:span></text:p>
          <text:p text:style-name="P1"><text:span text:style-name="T2">de victor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4" xml:id="id98" draw:id="id98" draw:layer="layout" svg:width="5.8cm" svg:height="2.9cm" svg:x="66.077cm" svg:y="224.9cm">
          <text:p text:style-name="P1"><text:span text:style-name="T2">Jugador obtiene </text:span></text:p>
          <text:p text:style-name="P1"><text:span text:style-name="T2">uno de or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54.577cm" svg:y1="216.8cm" svg:x2="54.477cm" svg:y2="219.6cm" draw:start-shape="id89" draw:start-glue-point="6" draw:end-shape="id91" draw:end-glue-point="4" svg:d="M54577 216800v1401h-100v1399" svg:viewBox="0 0 101 2801">
          <text:p/>
        </draw:connector>
        <draw:connector draw:style-name="gr10" draw:text-style-name="P6" draw:layer="layout" svg:x1="58.977cm" svg:y1="222cm" svg:x2="60.437cm" svg:y2="221.45cm" draw:start-shape="id91" draw:start-glue-point="7" draw:end-shape="id92" draw:end-glue-point="6" svg:d="M58977 222000h401v-550h1059" svg:viewBox="0 0 1461 551">
          <text:p/>
        </draw:connector>
        <draw:connector draw:style-name="gr10" draw:text-style-name="P6" draw:layer="layout" svg:x1="63.077cm" svg:y1="222.8cm" svg:x2="61.527cm" svg:y2="224.1cm" draw:start-shape="id92" draw:start-glue-point="8" draw:end-shape="id93" draw:end-glue-point="4" svg:d="M63077 222800v651h-1550v649" svg:viewBox="0 0 1551 1301">
          <text:p/>
        </draw:connector>
        <draw:connector draw:style-name="gr10" draw:text-style-name="P6" draw:layer="layout" svg:x1="61.527cm" svg:y1="228.1cm" svg:x2="61.526cm" svg:y2="228.92cm" draw:start-shape="id93" draw:start-glue-point="6" draw:end-shape="id94" draw:end-glue-point="4" svg:d="M61527 228100v411h-1v409" svg:viewBox="0 0 2 821">
          <text:p/>
        </draw:connector>
        <draw:connector draw:style-name="gr10" draw:text-style-name="P6" draw:layer="layout" svg:x1="61.526cm" svg:y1="232.92cm" svg:x2="61.377cm" svg:y2="233.6cm" draw:start-shape="id94" draw:start-glue-point="6" draw:end-shape="id95" draw:end-glue-point="5" svg:d="M61526 232920v341h-149v339" svg:viewBox="0 0 150 681">
          <text:p/>
        </draw:connector>
        <draw:connector draw:style-name="gr10" draw:text-style-name="P6" draw:layer="layout" svg:x1="64.005cm" svg:y1="234.95cm" svg:x2="66.277cm" svg:y2="235.35cm" draw:start-shape="id95" draw:start-glue-point="9" draw:end-shape="id96" svg:d="M64005 234950h1473v400h799" svg:viewBox="0 0 2273 401">
          <text:p/>
        </draw:connector>
        <draw:connector draw:style-name="gr10" draw:text-style-name="P6" draw:layer="layout" svg:x1="64.976cm" svg:y1="230.92cm" svg:x2="66.077cm" svg:y2="231.05cm" draw:start-shape="id94" draw:end-shape="id97" svg:d="M64976 230920h551v130h550" svg:viewBox="0 0 1102 131">
          <text:p/>
        </draw:connector>
        <draw:connector draw:style-name="gr10" draw:text-style-name="P6" draw:layer="layout" svg:x1="64.977cm" svg:y1="226.1cm" svg:x2="66.077cm" svg:y2="226.35cm" draw:start-shape="id93" draw:end-shape="id98" svg:d="M64977 226100h551v250h549" svg:viewBox="0 0 1101 251">
          <text:p/>
        </draw:connector>
        <draw:connector draw:style-name="gr10" draw:text-style-name="P6" draw:layer="layout" svg:x1="71.877cm" svg:y1="226.35cm" svg:x2="73.777cm" svg:y2="159.9cm" draw:start-shape="id98" draw:start-glue-point="7" draw:end-shape="id65" draw:end-glue-point="6" svg:d="M71877 226350h1900v-66450" svg:viewBox="0 0 1901 66451">
          <text:p/>
        </draw:connector>
        <draw:connector draw:style-name="gr10" draw:text-style-name="P6" draw:layer="layout" svg:x1="72.077cm" svg:y1="235.35cm" svg:x2="73.777cm" svg:y2="159.9cm" draw:start-shape="id96" draw:start-glue-point="7" draw:end-shape="id65" draw:end-glue-point="6" svg:d="M72077 235350h1700v-75450" svg:viewBox="0 0 1701 75451">
          <text:p/>
        </draw:connector>
        <draw:connector draw:style-name="gr10" draw:text-style-name="P6" draw:layer="layout" svg:x1="71.877cm" svg:y1="231.05cm" svg:x2="73.777cm" svg:y2="159.9cm" draw:start-shape="id97" draw:start-glue-point="7" draw:end-shape="id65" draw:end-glue-point="6" svg:d="M71877 231050h1900v-71150" svg:viewBox="0 0 1901 71151">
          <text:p/>
        </draw:connector>
        <draw:connector draw:style-name="gr10" draw:text-style-name="P6" draw:layer="layout" draw:line-skew="13.398cm" svg:x1="54.477cm" svg:y1="224.4cm" svg:x2="73.777cm" svg:y2="159.9cm" draw:start-shape="id91" draw:start-glue-point="6" draw:end-shape="id65" draw:end-glue-point="6" svg:d="M54477 224400v13900h19300v-78400" svg:viewBox="0 0 19301 78401">
          <text:p/>
        </draw:connector>
        <draw:custom-shape draw:style-name="gr42" draw:text-style-name="P4" xml:id="id99" draw:id="id99" draw:layer="layout" svg:width="7.7cm" svg:height="4.2cm" svg:x="6.398cm" svg:y="127.3cm">
          <text:p text:style-name="P1"><text:span text:style-name="T2">¿El jugador tiene habilitado</text:span></text:p>
          <text:p text:style-name="P1"><text:span text:style-name="T2">realizar la acción de nobles</text:span></text:p>
          <text:p text:style-name="P1"><text:span text:style-name="T2">una vez por rond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4" xml:id="id100" draw:id="id100" draw:layer="layout" svg:width="6.6cm" svg:height="2.5cm" svg:x="7.098cm" svg:y="133cm">
          <text:p text:style-name="P1"><text:span text:style-name="T2">Aumenta en uno el costo</text:span></text:p>
          <text:p text:style-name="P1"><text:span text:style-name="T2">de mercancías por la car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10.048cm" svg:y1="125.7cm" svg:x2="10.248cm" svg:y2="127.3cm" draw:start-shape="id51" draw:start-glue-point="6" draw:end-shape="id99" draw:end-glue-point="4" svg:d="M10048 125700v801h200v799" svg:viewBox="0 0 201 1601">
          <text:p text:style-name="P1">Si</text:p>
        </draw:connector>
        <draw:connector draw:style-name="gr17" draw:text-style-name="P6" draw:layer="layout" svg:x1="10.248cm" svg:y1="131.5cm" svg:x2="10.398cm" svg:y2="133cm" draw:start-shape="id99" draw:start-glue-point="6" draw:end-shape="id100" draw:end-glue-point="4" svg:d="M10248 131500v751h150v749" svg:viewBox="0 0 151 1501">
          <text:p text:style-name="P1">Si</text:p>
        </draw:connector>
        <draw:connector draw:style-name="gr10" draw:text-style-name="P6" draw:layer="layout" svg:x1="13.698cm" svg:y1="134.25cm" svg:x2="51.677cm" svg:y2="133.1cm" draw:start-shape="id100" draw:start-glue-point="7" draw:end-shape="id58" draw:end-glue-point="5" svg:d="M13698 134250h18990v-1150h18989" svg:viewBox="0 0 37980 1151">
          <text:p/>
        </draw:connector>
        <draw:connector draw:style-name="gr10" draw:text-style-name="P6" draw:layer="layout" svg:x1="6.398cm" svg:y1="129.4cm" svg:x2="28.033cm" svg:y2="111.6cm" draw:start-shape="id99" draw:start-glue-point="5" draw:end-shape="id29" draw:end-glue-point="6" svg:d="M6398 129400h-501v-17800h22136" svg:viewBox="0 0 22137 17801">
          <text:p/>
        </draw:connector>
        <draw:frame draw:style-name="gr43" draw:text-style-name="P9" draw:layer="layout" svg:width="1.165cm" svg:height="1.162cm" svg:x="4.998cm" svg:y="128.1cm">
          <draw:text-box>
            <text:p>Si</text:p>
          </draw:text-box>
        </draw:frame>
        <draw:custom-shape draw:style-name="gr44" draw:text-style-name="P4" xml:id="id103" draw:id="id103" draw:layer="layout" svg:width="8cm" svg:height="4.7cm" svg:x="16.498cm" svg:y="123.7cm">
          <text:p text:style-name="P1"><text:span text:style-name="T2">¿Es la carta que da mercancía</text:span></text:p>
          <text:p text:style-name="P1"><text:span text:style-name="T2">por los lugares vacíos en</text:span></text:p>
          <text:p text:style-name="P1"><text:span text:style-name="T2">el tablero del jugad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svg:x1="85.012cm" svg:y1="140.2cm" svg:x2="32.822cm" svg:y2="111.6cm" draw:start-shape="id37" draw:start-glue-point="5" draw:end-shape="id29" draw:end-glue-point="9" svg:d="M85012 140200h-25789v-28600h-26401" svg:viewBox="0 0 52191 28601">
          <text:p/>
        </draw:connector>
        <draw:frame draw:style-name="gr45" draw:text-style-name="P9" draw:layer="layout" svg:width="1.065cm" svg:height="0.962cm" svg:x="83.363cm" svg:y="140.379cm">
          <draw:text-box>
            <text:p>Si</text:p>
          </draw:text-box>
        </draw:frame>
        <draw:custom-shape draw:style-name="gr38" draw:text-style-name="P4" xml:id="id104" draw:id="id104" draw:layer="layout" svg:width="5.8cm" svg:height="2.9cm" svg:x="18.198cm" svg:y="130.8cm">
          <text:p text:style-name="P1"><text:span text:style-name="T2">Cuenta los espacios vacíos</text:span></text:p>
          <text:p text:style-name="P1"><text:span text:style-name="T2">Int x</text:span></text:p>
          <text:p text:style-name="P1"><text:span text:style-name="T2">x=Espacios vacíos/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4" xml:id="id101" draw:id="id101" draw:layer="layout" svg:width="6.6cm" svg:height="2.7cm" svg:x="17.998cm" svg:y="136.7cm">
          <text:p text:style-name="P1"><text:span text:style-name="T2">Jugador elije mercancías</text:span></text:p>
          <text:p text:style-name="P1"><text:span text:style-name="T2">igual a la cantidad de x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8" draw:text-style-name="P4" xml:id="id102" draw:id="id102" draw:layer="layout" svg:width="5.8cm" svg:height="2.9cm" svg:x="17.698cm" svg:y="142.3cm">
          <text:p text:style-name="P1"><text:span text:style-name="T2">Se le agrega la mercancía </text:span></text:p>
          <text:p text:style-name="P1"><text:span text:style-name="T2">al jugad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20.626cm" svg:y1="139.4cm" svg:x2="20.598cm" svg:y2="142.3cm" draw:start-shape="id101" draw:start-glue-point="7" draw:end-shape="id102" draw:end-glue-point="4" svg:d="M20626 139400v1451h-28v1449" svg:viewBox="0 0 29 2901">
          <text:p/>
        </draw:connector>
        <draw:connector draw:style-name="gr17" draw:text-style-name="P6" draw:layer="layout" svg:x1="22.848cm" svg:y1="119.1cm" svg:x2="20.498cm" svg:y2="123.7cm" draw:start-shape="id50" draw:start-glue-point="6" draw:end-shape="id103" draw:end-glue-point="4" svg:d="M22848 119100v2301h-2350v2299" svg:viewBox="0 0 2351 4601">
          <text:p text:style-name="P1">Si</text:p>
        </draw:connector>
        <draw:connector draw:style-name="gr17" draw:text-style-name="P6" draw:layer="layout" svg:x1="20.498cm" svg:y1="128.4cm" svg:x2="21.098cm" svg:y2="130.8cm" draw:start-shape="id103" draw:start-glue-point="6" draw:end-shape="id104" draw:end-glue-point="4" svg:d="M20498 128400v1201h600v1199" svg:viewBox="0 0 601 2401">
          <text:p text:style-name="P1">Si</text:p>
        </draw:connector>
        <draw:connector draw:style-name="gr10" draw:text-style-name="P6" draw:layer="layout" svg:x1="21.098cm" svg:y1="133.7cm" svg:x2="21.298cm" svg:y2="136.7cm" draw:start-shape="id104" draw:start-glue-point="6" draw:end-shape="id101" draw:end-glue-point="5" svg:d="M21098 133700v1501h200v1499" svg:viewBox="0 0 201 3001">
          <text:p/>
        </draw:connector>
        <draw:connector draw:style-name="gr10" draw:text-style-name="P6" draw:layer="layout" draw:line-skew="-14.499cm" svg:x1="17.698cm" svg:y1="143.75cm" svg:x2="28.033cm" svg:y2="111.6cm" draw:start-shape="id102" draw:start-glue-point="5" draw:end-shape="id29" draw:end-glue-point="6" svg:d="M17698 143750h-15000v-32150h25335" svg:viewBox="0 0 25336 32151">
          <text:p/>
        </draw:connector>
        <draw:connector draw:style-name="gr10" draw:text-style-name="P6" draw:layer="layout" draw:line-skew="-13.299cm" svg:x1="16.498cm" svg:y1="126.05cm" svg:x2="28.033cm" svg:y2="111.6cm" draw:start-shape="id103" draw:start-glue-point="5" draw:end-shape="id29" draw:end-glue-point="6" svg:d="M16498 126050h-13800v-14450h25335" svg:viewBox="0 0 25336 14451">
          <text:p/>
        </draw:connector>
        <draw:frame draw:style-name="gr26" draw:text-style-name="P9" draw:layer="layout" svg:width="1.311cm" svg:height="0.962cm" svg:x="15.598cm" svg:y="126.5cm">
          <draw:text-box>
            <text:p>No</text:p>
          </draw:text-box>
        </draw:frame>
        <draw:custom-shape draw:style-name="gr46" draw:text-style-name="P4" xml:id="id48" draw:id="id48" draw:layer="layout" svg:width="6.3cm" svg:height="2.9cm" svg:x="85.063cm" svg:y="130.879cm">
          <text:p text:style-name="P1"><text:span text:style-name="T2">La carta de mercancía se va</text:span></text:p>
          <text:p text:style-name="P1"><text:span text:style-name="T2">a la pila de descartes y se</text:span></text:p>
          <text:p text:style-name="P1"><text:span text:style-name="T2">coloca en su lugar una carta</text:span></text:p>
          <text:p text:style-name="P1"><text:span text:style-name="T2">de trib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88.213cm" svg:y1="133.779cm" svg:x2="88.912cm" svg:y2="135.1cm" draw:start-shape="id48" draw:start-glue-point="6" draw:end-shape="id56" draw:end-glue-point="4" svg:d="M88213 133779v661h699v660" svg:viewBox="0 0 700 1322">
          <text:p/>
        </draw:connector>
        <draw:custom-shape draw:style-name="gr23" draw:text-style-name="P4" xml:id="id106" draw:id="id106" draw:layer="layout" svg:width="6.9cm" svg:height="4cm" svg:x="27.498cm" svg:y="121cm">
          <text:p text:style-name="P1"><text:span text:style-name="T2">¿La carta le da al jugador</text:span></text:p>
          <text:p text:style-name="P1"><text:span text:style-name="T2">mercancí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svg:x1="41.213cm" svg:y1="130.379cm" svg:x2="86.612cm" svg:y2="136.25cm" draw:start-shape="id105" draw:start-glue-point="6" draw:end-shape="id56" draw:end-glue-point="5" svg:d="M41213 130379v5871h45399" svg:viewBox="0 0 45400 5872">
          <text:p/>
        </draw:connector>
        <draw:frame draw:style-name="gr47" draw:text-style-name="P9" draw:layer="layout" svg:width="1.065cm" svg:height="0.962cm" svg:x="34.533cm" svg:y="121.938cm">
          <draw:text-box>
            <text:p>Si</text:p>
          </draw:text-box>
        </draw:frame>
        <draw:custom-shape draw:style-name="gr48" draw:text-style-name="P4" xml:id="id105" draw:id="id105" draw:layer="layout" svg:width="2.9cm" svg:height="2.3cm" svg:x="39.763cm" svg:y="128.079cm">
          <text:p text:style-name="P1"><text:span text:style-name="T2">Se le da</text:span></text:p>
          <text:p text:style-name="P1"><text:span text:style-name="T2">la mercancía</text:span></text:p>
          <text:p text:style-name="P1"><text:span text:style-name="T2">al jugad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34.398cm" svg:y1="123cm" svg:x2="39.763cm" svg:y2="129.229cm" draw:start-shape="id106" draw:start-glue-point="7" draw:end-shape="id105" draw:end-glue-point="3" svg:d="M34398 123000h2683v6229h2682" svg:viewBox="0 0 5366 6230">
          <text:p/>
        </draw:connector>
        <draw:connector draw:style-name="gr17" draw:text-style-name="P6" draw:layer="layout" svg:x1="31.583cm" svg:y1="119.1cm" svg:x2="30.948cm" svg:y2="121cm" draw:start-shape="id52" draw:end-shape="id106" draw:end-glue-point="4" svg:d="M31583 119100v951h-635v949" svg:viewBox="0 0 636 1901">
          <text:p text:style-name="P1">Si</text:p>
        </draw:connector>
        <draw:custom-shape draw:style-name="gr23" draw:text-style-name="P4" xml:id="id107" draw:id="id107" draw:layer="layout" svg:width="6.9cm" svg:height="4cm" svg:x="25.298cm" svg:y="129cm">
          <text:p text:style-name="P1"><text:span text:style-name="T2">¿Es la carta de Nob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30.948cm" svg:y1="125cm" svg:x2="28.748cm" svg:y2="129cm" draw:start-shape="id106" draw:end-shape="id107" svg:d="M30948 125000v2001h-2200v1999" svg:viewBox="0 0 2201 4001">
          <text:p text:style-name="P1">No</text:p>
        </draw:connector>
        <draw:connector draw:style-name="gr10" draw:text-style-name="P6" draw:layer="layout" svg:x1="32.198cm" svg:y1="131cm" svg:x2="46.027cm" svg:y2="124.1cm" draw:start-shape="id107" draw:start-glue-point="7" draw:end-shape="id53" draw:end-glue-point="4" svg:d="M32198 131000h5190v-7401h8639v501" svg:viewBox="0 0 13830 7402">
          <text:p/>
        </draw:connector>
        <draw:frame draw:style-name="gr45" draw:text-style-name="P9" draw:layer="layout" svg:width="1.065cm" svg:height="0.962cm" svg:x="32.698cm" svg:y="130.6cm">
          <draw:text-box>
            <text:p>Si</text:p>
          </draw:text-box>
        </draw:frame>
        <draw:custom-shape draw:style-name="gr23" draw:text-style-name="P4" xml:id="id110" draw:id="id110" draw:layer="layout" svg:width="6.9cm" svg:height="4cm" svg:x="24.898cm" svg:y="135.9cm">
          <text:p text:style-name="P1"><text:span text:style-name="T2">¿Es la carta de Mercad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4" xml:id="id111" draw:id="id111" draw:layer="layout" svg:width="9cm" svg:height="2.9cm" svg:x="33.898cm" svg:y="146.1cm">
          <text:p text:style-name="P1"><text:span text:style-name="T2">Jugador selecciona entre </text:span></text:p>
          <text:p text:style-name="P1"><text:span text:style-name="T2">Intercambiar 3 mercancías</text:span></text:p>
          <text:p text:style-name="P1"><text:span text:style-name="T2">iguales por 1 de oro o mercancías </text:span></text:p>
          <text:p text:style-name="P1"><text:span text:style-name="T2">iguales por cualquier mercancía o</text:span></text:p>
          <text:p text:style-name="P1"><text:span text:style-name="T2">cancela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4" xml:id="id115" draw:id="id115" draw:layer="layout" svg:width="6.9cm" svg:height="4cm" svg:x="34.298cm" svg:y="150.4cm">
          <text:p text:style-name="P1"><text:span text:style-name="T2">¿Jugador decidió intercambiar</text:span></text:p>
          <text:p text:style-name="P1"><text:span text:style-name="T2">3 mercancías por 1 de o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4" xml:id="id114" draw:id="id114" draw:layer="layout" svg:width="6.1cm" svg:height="1.8cm" svg:x="41.798cm" svg:y="153.7cm">
          <text:p text:style-name="P1"><text:span text:style-name="T2">Jugador selecciona </text:span></text:p>
          <text:p text:style-name="P1"><text:span text:style-name="T2">las mercancía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4" xml:id="id112" draw:id="id112" draw:layer="layout" svg:width="6.9cm" svg:height="4cm" svg:x="40.541cm" svg:y="156.75cm">
          <text:p text:style-name="P1"><text:span text:style-name="T2">¿Son 3 mercancías igual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4" xml:id="id108" draw:id="id108" draw:layer="layout" svg:width="6.9cm" svg:height="4cm" svg:x="33.598cm" svg:y="135.9cm">
          <text:p text:style-name="P1"><text:span text:style-name="T2">¿Jugador tiene</text:span></text:p>
          <text:p text:style-name="P1"><text:span text:style-name="T2">el intercambio de mercancías</text:span></text:p>
          <text:p text:style-name="P1"><text:span text:style-name="T2">1: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4" xml:id="id109" draw:id="id109" draw:layer="layout" svg:width="5.8cm" svg:height="2.9cm" svg:x="42.398cm" svg:y="137cm">
          <text:p text:style-name="P1"><text:span text:style-name="T2">En intercambio se pedirá</text:span></text:p>
          <text:p text:style-name="P1"><text:span text:style-name="T2">1 de mercancía en igual</text:span></text:p>
          <text:p text:style-name="P1"><text:span text:style-name="T2">de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40.498cm" svg:y1="137.9cm" svg:x2="42.398cm" svg:y2="138.45cm" draw:start-shape="id108" draw:start-glue-point="7" draw:end-shape="id109" draw:end-glue-point="5" svg:d="M40498 137900h951v550h949" svg:viewBox="0 0 1901 551">
          <text:p text:style-name="P1">Si</text:p>
        </draw:connector>
        <draw:connector draw:style-name="gr17" draw:text-style-name="P6" draw:layer="layout" svg:x1="28.748cm" svg:y1="133cm" svg:x2="28.348cm" svg:y2="135.9cm" draw:start-shape="id107" draw:end-shape="id110" draw:end-glue-point="4" svg:d="M28748 133000v1451h-400v1449" svg:viewBox="0 0 401 2901">
          <text:p text:style-name="P1">No</text:p>
        </draw:connector>
        <draw:connector draw:style-name="gr17" draw:text-style-name="P6" draw:layer="layout" svg:x1="31.798cm" svg:y1="137.9cm" svg:x2="33.598cm" svg:y2="137.9cm" draw:start-shape="id110" draw:end-shape="id108" svg:d="M31798 137900h1800" svg:viewBox="0 0 1801 1">
          <text:p text:style-name="P1">Si</text:p>
        </draw:connector>
        <draw:connector draw:style-name="gr10" draw:text-style-name="P6" draw:layer="layout" svg:x1="45.298cm" svg:y1="139.9cm" svg:x2="39.298cm" svg:y2="146.1cm" draw:start-shape="id109" draw:start-glue-point="2" draw:end-shape="id111" draw:end-glue-point="4" svg:d="M45298 139900v3101h-6000v3099" svg:viewBox="0 0 6001 6201">
          <text:p/>
        </draw:connector>
        <draw:connector draw:style-name="gr17" draw:text-style-name="P6" draw:layer="layout" svg:x1="37.048cm" svg:y1="139.9cm" svg:x2="39.298cm" svg:y2="146.1cm" draw:start-shape="id108" draw:end-shape="id111" draw:end-glue-point="4" svg:d="M37048 139900v3101h2250v3099" svg:viewBox="0 0 2251 6201">
          <text:p text:style-name="P1">No</text:p>
        </draw:connector>
        <draw:connector draw:style-name="gr10" draw:text-style-name="P6" draw:layer="layout" svg:x1="47.441cm" svg:y1="158.75cm" svg:x2="41.982cm" svg:y2="147.55cm" draw:start-shape="id112" draw:start-glue-point="7" draw:end-shape="id111" draw:end-glue-point="9" svg:d="M47441 158750h502v-11200h-5961" svg:viewBox="0 0 5962 11201">
          <text:p/>
        </draw:connector>
        <draw:frame draw:style-name="gr26" draw:text-style-name="P9" draw:layer="layout" svg:width="1.311cm" svg:height="0.962cm" svg:x="47.198cm" svg:y="157.5cm">
          <draw:text-box>
            <text:p>No</text:p>
          </draw:text-box>
        </draw:frame>
        <draw:custom-shape draw:style-name="gr35" draw:text-style-name="P4" xml:id="id113" draw:id="id113" draw:layer="layout" svg:width="4.6cm" svg:height="2.5cm" svg:x="42.01cm" svg:y="162.137cm">
          <text:p text:style-name="P1"><text:span text:style-name="T2">Se le da</text:span></text:p>
          <text:p text:style-name="P1"><text:span text:style-name="T2">una moneda</text:span></text:p>
          <text:p text:style-name="P1"><text:span text:style-name="T2">de oro y se restan</text:span></text:p>
          <text:p text:style-name="P1"><text:span text:style-name="T2">las mercancí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draw:line-skew="0.886cm" svg:x1="46.61cm" svg:y1="163.387cm" svg:x2="41.982cm" svg:y2="147.55cm" draw:start-shape="id113" draw:start-glue-point="7" draw:end-shape="id111" draw:end-glue-point="9" svg:d="M46610 163387h1388v-15837h-6016" svg:viewBox="0 0 6017 15838">
          <text:p/>
        </draw:connector>
        <draw:connector draw:style-name="gr10" draw:text-style-name="P6" draw:layer="layout" svg:x1="44.848cm" svg:y1="155.5cm" svg:x2="43.991cm" svg:y2="156.75cm" draw:start-shape="id114" svg:d="M44848 155500v876h-857v374" svg:viewBox="0 0 858 1251">
          <text:p/>
        </draw:connector>
        <draw:connector draw:style-name="gr17" draw:text-style-name="P6" draw:layer="layout" svg:x1="43.991cm" svg:y1="160.75cm" svg:x2="44.31cm" svg:y2="162.137cm" draw:end-shape="id113" draw:end-glue-point="0" svg:d="M43991 160750v443h319v944" svg:viewBox="0 0 320 1388">
          <text:p text:style-name="P1">Si</text:p>
        </draw:connector>
        <draw:connector draw:style-name="gr10" draw:text-style-name="P6" draw:layer="layout" svg:x1="38.398cm" svg:y1="149cm" svg:x2="37.748cm" svg:y2="150.4cm" draw:start-shape="id111" draw:end-shape="id115" svg:d="M38398 149000v701h-650v699" svg:viewBox="0 0 651 1401">
          <text:p/>
        </draw:connector>
        <draw:connector draw:style-name="gr17" draw:text-style-name="P6" draw:layer="layout" svg:x1="41.198cm" svg:y1="152.4cm" svg:x2="44.848cm" svg:y2="153.7cm" draw:start-shape="id115" draw:end-shape="id114" draw:end-glue-point="0" svg:d="M41198 152400h3650v1300" svg:viewBox="0 0 3651 1301">
          <text:p text:style-name="P1">Si</text:p>
        </draw:connector>
        <draw:custom-shape draw:style-name="gr23" draw:text-style-name="P4" xml:id="id116" draw:id="id116" draw:layer="layout" svg:width="6.9cm" svg:height="4cm" svg:x="32.698cm" svg:y="156.8cm">
          <text:p text:style-name="P1"><text:span text:style-name="T2">¿Jugador decidió hacer el </text:span></text:p>
          <text:p text:style-name="P1"><text:span text:style-name="T2">intercambio por mercancí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37.748cm" svg:y1="154.4cm" svg:x2="36.148cm" svg:y2="156.8cm" draw:start-shape="id115" draw:end-shape="id116" draw:end-glue-point="4" svg:d="M37748 154400v1201h-1600v1199" svg:viewBox="0 0 1601 2401">
          <text:p text:style-name="P1">No</text:p>
        </draw:connector>
        <draw:custom-shape draw:style-name="gr50" draw:text-style-name="P4" xml:id="id117" draw:id="id117" draw:layer="layout" svg:width="6.1cm" svg:height="1.8cm" svg:x="41.255cm" svg:y="166.3cm">
          <text:p text:style-name="P1"><text:span text:style-name="T2">Jugador selecciona </text:span></text:p>
          <text:p text:style-name="P1"><text:span text:style-name="T2">las mercancía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4" xml:id="id119" draw:id="id119" draw:layer="layout" svg:width="6.9cm" svg:height="4cm" svg:x="39.998cm" svg:y="169.35cm">
          <text:p text:style-name="P1"><text:span text:style-name="T2">¿Las mercancías </text:span></text:p>
          <text:p text:style-name="P1"><text:span text:style-name="T2">Son igual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9" draw:layer="layout" svg:width="1.311cm" svg:height="0.962cm" svg:x="45.698cm" svg:y="169.1cm">
          <draw:text-box>
            <text:p>No</text:p>
          </draw:text-box>
        </draw:frame>
        <draw:connector draw:style-name="gr10" draw:text-style-name="P6" draw:layer="layout" svg:x1="44.305cm" svg:y1="168.1cm" svg:x2="43.448cm" svg:y2="169.35cm" draw:start-shape="id117" svg:d="M44305 168100v876h-857v374" svg:viewBox="0 0 858 1251">
          <text:p/>
        </draw:connector>
        <draw:connector draw:style-name="gr10" draw:text-style-name="P6" draw:layer="layout" svg:x1="43.448cm" svg:y1="173.35cm" svg:x2="43.585cm" svg:y2="174.864cm" draw:end-shape="id118" draw:end-glue-point="0" svg:d="M43448 173350v507h137v1007" svg:viewBox="0 0 138 1515">
          <text:p/>
        </draw:connector>
        <draw:connector draw:style-name="gr10" draw:text-style-name="P6" draw:layer="layout" draw:line-skew="-0.329cm" svg:x1="39.598cm" svg:y1="158.8cm" svg:x2="41.865cm" svg:y2="167.2cm" draw:start-shape="id116" draw:start-glue-point="7" draw:end-shape="id117" draw:end-glue-point="6" svg:d="M39598 158800h500v8400h1767" svg:viewBox="0 0 2268 8401">
          <text:p/>
        </draw:connector>
        <draw:custom-shape draw:style-name="gr50" draw:text-style-name="P4" xml:id="id118" draw:id="id118" draw:layer="layout" svg:width="6.1cm" svg:height="1.8cm" svg:x="40.535cm" svg:y="174.864cm">
          <text:p text:style-name="P1"><text:span text:style-name="T2">Jugador selecciona </text:span></text:p>
          <text:p text:style-name="P1"><text:span text:style-name="T2">las mercancías que</text:span></text:p>
          <text:p text:style-name="P1"><text:span text:style-name="T2">quiere obten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5" draw:text-style-name="P4" xml:id="id120" draw:id="id120" draw:layer="layout" svg:width="4.6cm" svg:height="2.5cm" svg:x="41.53cm" svg:y="177.676cm">
          <text:p text:style-name="P1"><text:span text:style-name="T2">Se le da</text:span></text:p>
          <text:p text:style-name="P1"><text:span text:style-name="T2">la mercancía</text:span></text:p>
          <text:p text:style-name="P1"><text:span text:style-name="T2">de intercambio y se</text:span></text:p>
          <text:p text:style-name="P1"><text:span text:style-name="T2">resta las que ofreció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draw:line-skew="0.598cm" svg:x1="46.898cm" svg:y1="171.35cm" svg:x2="41.982cm" svg:y2="147.55cm" draw:start-shape="id119" draw:start-glue-point="7" draw:end-shape="id111" draw:end-glue-point="9" svg:d="M46898 171350h1100v-23800h-6016" svg:viewBox="0 0 6017 23801">
          <text:p/>
        </draw:connector>
        <draw:connector draw:style-name="gr10" draw:text-style-name="P6" draw:layer="layout" svg:x1="43.585cm" svg:y1="176.664cm" svg:x2="43.83cm" svg:y2="177.676cm" draw:start-shape="id118" draw:start-glue-point="2" draw:end-shape="id120" draw:end-glue-point="4" svg:d="M43585 176664v507h245v505" svg:viewBox="0 0 246 1013">
          <text:p/>
        </draw:connector>
        <draw:connector draw:style-name="gr10" draw:text-style-name="P6" draw:layer="layout" draw:line-skew="1.366cm" svg:x1="46.13cm" svg:y1="178.926cm" svg:x2="41.982cm" svg:y2="147.55cm" draw:start-shape="id120" draw:start-glue-point="7" draw:end-shape="id111" draw:end-glue-point="9" svg:d="M46130 178926h1868v-31376h-6016" svg:viewBox="0 0 6017 31377">
          <text:p/>
        </draw:connector>
        <draw:connector draw:style-name="gr10" draw:text-style-name="P6" draw:layer="layout" svg:x1="32.698cm" svg:y1="158.8cm" svg:x2="88.912cm" svg:y2="135.1cm" draw:start-shape="id116" draw:start-glue-point="5" draw:end-shape="id56" draw:end-glue-point="4" svg:d="M32698 158800h-501v-24201h56715v501" svg:viewBox="0 0 56716 24202">
          <text:p/>
        </draw:connector>
        <draw:frame draw:style-name="gr45" draw:text-style-name="P9" draw:layer="layout" svg:width="1.065cm" svg:height="0.962cm" svg:x="39.598cm" svg:y="160.3cm">
          <draw:text-box>
            <text:p>Si</text:p>
          </draw:text-box>
        </draw:frame>
        <draw:frame draw:style-name="gr45" draw:text-style-name="P9" draw:layer="layout" svg:width="1.065cm" svg:height="0.962cm" svg:x="43.598cm" svg:y="173.9cm">
          <draw:text-box>
            <text:p>Si</text:p>
          </draw:text-box>
        </draw:frame>
        <draw:custom-shape draw:style-name="gr23" draw:text-style-name="P4" xml:id="id121" draw:id="id121" draw:layer="layout" svg:width="6.9cm" svg:height="4cm" svg:x="24.998cm" svg:y="143.9cm">
          <text:p text:style-name="P1"><text:span text:style-name="T2">¿Es la carta de Espejism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28.348cm" svg:y1="139.9cm" svg:x2="28.448cm" svg:y2="143.9cm" draw:start-shape="id110" draw:end-shape="id121" svg:d="M28348 139900v2001h100v1999" svg:viewBox="0 0 101 4001">
          <text:p text:style-name="P1">No</text:p>
        </draw:connector>
        <draw:custom-shape draw:style-name="gr40" draw:text-style-name="P4" xml:id="id124" draw:id="id124" draw:layer="layout" svg:width="6.6cm" svg:height="2.7cm" svg:x="17.398cm" svg:y="155.2cm">
          <text:p text:style-name="P1"><text:span text:style-name="T2">Jugador debe elegir en </text:span></text:p>
          <text:p text:style-name="P1"><text:span text:style-name="T2">mover una pieza de tribu</text:span></text:p>
          <text:p text:style-name="P1"><text:span text:style-name="T2">o cancela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4" xml:id="id122" draw:id="id122" draw:layer="layout" svg:width="6.9cm" svg:height="4cm" svg:x="16.798cm" svg:y="149.1cm">
          <text:p text:style-name="P1"><text:span text:style-name="T2">¿Jugador tiene</text:span></text:p>
          <text:p text:style-name="P1"><text:span text:style-name="T2">fichas tribu en el table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draw:line-skew="-23.008cm" svg:x1="23.698cm" svg:y1="151.1cm" svg:x2="88.912cm" svg:y2="135.1cm" draw:start-shape="id122" draw:start-glue-point="7" draw:end-shape="id56" draw:end-glue-point="4" svg:d="M23698 151100h8450v-16501h56764v501" svg:viewBox="0 0 65215 16502">
          <text:p/>
        </draw:connector>
        <draw:frame draw:style-name="gr26" draw:text-style-name="P9" draw:layer="layout" svg:width="1.311cm" svg:height="0.962cm" svg:x="23.798cm" svg:y="151.238cm">
          <draw:text-box>
            <text:p>No</text:p>
          </draw:text-box>
        </draw:frame>
        <draw:custom-shape draw:style-name="gr40" draw:text-style-name="P4" xml:id="id125" draw:id="id125" draw:layer="layout" svg:width="6.6cm" svg:height="2.7cm" svg:x="8.198cm" svg:y="159.5cm">
          <text:p text:style-name="P1"><text:span text:style-name="T2">Jugador decide que ficha</text:span></text:p>
          <text:p text:style-name="P1"><text:span text:style-name="T2">tribu quiere mover y </text:span></text:p>
          <text:p text:style-name="P1"><text:span text:style-name="T2">a donde moverl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4" xml:id="id123" draw:id="id123" draw:layer="layout" svg:width="6.9cm" svg:height="4cm" svg:x="17.098cm" svg:y="159.2cm">
          <text:p text:style-name="P1"><text:span text:style-name="T2">¿Jugador decidió cancela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xml:id="id139" draw:id="id139" draw:layer="layout" draw:line-skew="-24.546cm" svg:x1="23.998cm" svg:y1="161.2cm" svg:x2="88.987cm" svg:y2="135.101cm" draw:start-shape="id123" draw:start-glue-point="7" svg:d="M23998 161200h8200v-26099h56789" svg:viewBox="0 0 64990 26100">
          <text:p/>
        </draw:connector>
        <draw:frame draw:style-name="gr45" draw:text-style-name="P9" draw:layer="layout" svg:width="1.065cm" svg:height="0.962cm" svg:x="23.233cm" svg:y="161.638cm">
          <draw:text-box>
            <text:p>Si</text:p>
          </draw:text-box>
        </draw:frame>
        <draw:custom-shape draw:style-name="gr35" draw:text-style-name="P4" xml:id="id126" draw:id="id126" draw:layer="layout" svg:width="4.6cm" svg:height="2.5cm" svg:x="9.598cm" svg:y="164.8cm">
          <text:p text:style-name="P1"><text:span text:style-name="T2">Se hace el movimiento</text:span></text:p>
          <text:p text:style-name="P1"><text:span text:style-name="T2">de la ficha tribu hacía</text:span></text:p>
          <text:p text:style-name="P1"><text:span text:style-name="T2">donde el jugador dij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20.248cm" svg:y1="153.1cm" svg:x2="20.698cm" svg:y2="155.2cm" draw:start-shape="id122" draw:start-glue-point="6" draw:end-shape="id124" svg:d="M20248 153100v1051h450v1049" svg:viewBox="0 0 451 2101">
          <text:p text:style-name="P1">Si</text:p>
        </draw:connector>
        <draw:connector draw:style-name="gr10" draw:text-style-name="P6" draw:layer="layout" svg:x1="20.698cm" svg:y1="157.9cm" svg:x2="20.548cm" svg:y2="159.2cm" draw:start-shape="id124" draw:end-shape="id123" svg:d="M20698 157900v651h-150v649" svg:viewBox="0 0 151 1301">
          <text:p/>
        </draw:connector>
        <draw:connector draw:style-name="gr17" draw:text-style-name="P6" draw:layer="layout" svg:x1="17.098cm" svg:y1="161.2cm" svg:x2="14.126cm" svg:y2="160.85cm" draw:start-shape="id123" draw:end-shape="id125" draw:end-glue-point="9" svg:d="M17098 161200h-1149v-350h-1823" svg:viewBox="0 0 2973 351">
          <text:p text:style-name="P1">No</text:p>
        </draw:connector>
        <draw:connector draw:style-name="gr10" draw:text-style-name="P6" draw:layer="layout" svg:x1="11.498cm" svg:y1="162.2cm" svg:x2="11.898cm" svg:y2="164.8cm" draw:start-shape="id125" draw:start-glue-point="8" draw:end-shape="id126" svg:d="M11498 162200v1301h400v1299" svg:viewBox="0 0 401 2601">
          <text:p/>
        </draw:connector>
        <draw:connector draw:style-name="gr10" draw:text-style-name="P6" draw:layer="layout" draw:line-skew="-18.208cm" svg:x1="14.198cm" svg:y1="166.05cm" svg:x2="86.612cm" svg:y2="136.25cm" draw:start-shape="id126" draw:start-glue-point="1" draw:end-shape="id56" svg:d="M14198 166050h18000v-29800h54414" svg:viewBox="0 0 72415 29801">
          <text:p/>
        </draw:connector>
        <draw:g>
          <draw:connector draw:style-name="gr10" draw:text-style-name="P6" draw:layer="layout" svg:x1="24.998cm" svg:y1="145.9cm" svg:x2="20.248cm" svg:y2="149.1cm" draw:start-shape="id121" draw:start-glue-point="5" draw:end-shape="id122" draw:end-glue-point="4" svg:d="M24998 145900h-4750v3200" svg:viewBox="0 0 4751 3201">
            <text:p/>
          </draw:connector>
          <draw:frame draw:style-name="gr51" draw:text-style-name="P9" draw:layer="layout" svg:width="1.065cm" svg:height="1.362cm" svg:x="23.798cm" svg:y="146.1cm">
            <draw:text-box>
              <text:p>Si</text:p>
            </draw:text-box>
          </draw:frame>
        </draw:g>
        <draw:custom-shape draw:style-name="gr23" draw:text-style-name="P4" xml:id="id140" draw:id="id140" draw:layer="layout" svg:width="6.9cm" svg:height="4cm" svg:x="24.898cm" svg:y="153.1cm">
          <text:p text:style-name="P1"><text:span text:style-name="T2">¿Es la carta Orfebr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4" xml:id="id127" draw:id="id127" draw:layer="layout" svg:width="7.7cm" svg:height="2.7cm" svg:x="16.298cm" svg:y="166.5cm">
          <text:p text:style-name="P1"><text:span text:style-name="T2">Jugador elije entre cambiar</text:span></text:p>
          <text:p text:style-name="P1"><text:span text:style-name="T2">mercancía u oro por </text:span></text:p>
          <text:p text:style-name="P1"><text:span text:style-name="T2">puntos de victoria o </text:span></text:p>
          <text:p text:style-name="P1"><text:span text:style-name="T2">cancela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4" xml:id="id128" draw:id="id128" draw:layer="layout" svg:width="6.9cm" svg:height="4cm" svg:x="2.698cm" svg:y="172.1cm">
          <text:p text:style-name="P1"><text:span text:style-name="T2">¿Jugador decidió intercambiar</text:span></text:p>
          <text:p text:style-name="P1"><text:span text:style-name="T2">solo 2 o 4 mercancías</text:span></text:p>
          <text:p text:style-name="P1"><text:span text:style-name="T2">iguale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4" xml:id="id129" draw:id="id129" draw:layer="layout" svg:width="6.9cm" svg:height="4cm" svg:x="11.584cm" svg:y="172.09cm">
          <text:p text:style-name="P1"><text:span text:style-name="T2">¿Jugador tiene esas </text:span></text:p>
          <text:p text:style-name="P1"><text:span text:style-name="T2">mercancía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4" xml:id="id132" draw:id="id132" draw:layer="layout" svg:width="4.6cm" svg:height="2.5cm" svg:x="20.898cm" svg:y="177.6cm">
          <text:p text:style-name="P1"><text:span text:style-name="T2">Se resta la mercancía</text:span></text:p>
          <text:p text:style-name="P1"><text:span text:style-name="T2">y se da 3 puntos de</text:span></text:p>
          <text:p text:style-name="P1"><text:span text:style-name="T2">victor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" xml:id="id130" draw:id="id130" draw:layer="layout" svg:width="6.9cm" svg:height="4cm" svg:x="11.498cm" svg:y="177.1cm">
          <text:p text:style-name="P1"><text:span text:style-name="T2">¿Jugador elije 2 mercancías</text:span></text:p>
          <text:p text:style-name="P1"><text:span text:style-name="T2">igual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4" xml:id="id131" draw:id="id131" draw:layer="layout" svg:width="4.6cm" svg:height="2.5cm" svg:x="12.598cm" svg:y="182.7cm">
          <text:p text:style-name="P1"><text:span text:style-name="T2">Se resta la mercancía</text:span></text:p>
          <text:p text:style-name="P1"><text:span text:style-name="T2">y se da un punto</text:span></text:p>
          <text:p text:style-name="P1"><text:span text:style-name="T2">de victor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17.068cm" svg:y1="167.85cm" svg:x2="6.148cm" svg:y2="172.1cm" draw:start-shape="id127" draw:start-glue-point="6" draw:end-shape="id128" draw:end-glue-point="4" svg:d="M17068 167850h-10920v4250" svg:viewBox="0 0 10921 4251">
          <text:p/>
        </draw:connector>
        <draw:connector draw:style-name="gr17" draw:text-style-name="P6" draw:layer="layout" svg:x1="9.598cm" svg:y1="174.1cm" svg:x2="11.584cm" svg:y2="174.09cm" draw:start-shape="id128" draw:end-shape="id129" svg:d="M9598 174100h994v-10h992" svg:viewBox="0 0 1987 11">
          <text:p text:style-name="P1">Si</text:p>
        </draw:connector>
        <draw:connector draw:style-name="gr17" draw:text-style-name="P6" draw:layer="layout" svg:x1="15.034cm" svg:y1="176.09cm" svg:x2="14.948cm" svg:y2="177.1cm" draw:start-shape="id129" draw:end-shape="id130" svg:d="M15034 176090v506h-86v504" svg:viewBox="0 0 87 1011">
          <text:p text:style-name="P1">Si</text:p>
        </draw:connector>
        <draw:connector draw:style-name="gr17" draw:text-style-name="P6" draw:layer="layout" svg:x1="14.948cm" svg:y1="181.1cm" svg:x2="14.898cm" svg:y2="182.7cm" draw:start-shape="id130" draw:end-shape="id131" draw:end-glue-point="4" svg:d="M14948 181100v801h-50v799" svg:viewBox="0 0 51 1601">
          <text:p text:style-name="P1">Si</text:p>
        </draw:connector>
        <draw:connector draw:style-name="gr17" draw:text-style-name="P6" draw:layer="layout" svg:x1="18.398cm" svg:y1="179.1cm" svg:x2="20.898cm" svg:y2="178.85cm" draw:start-shape="id130" draw:end-shape="id132" svg:d="M18398 179100h1251v-250h1249" svg:viewBox="0 0 2501 251">
          <text:p text:style-name="P1">No</text:p>
        </draw:connector>
        <draw:connector draw:style-name="gr17" draw:text-style-name="P6" draw:layer="layout" svg:x1="15.034cm" svg:y1="172.09cm" svg:x2="20.148cm" svg:y2="169.2cm" draw:start-shape="id129" draw:end-shape="id127" svg:d="M15034 172090v-1444h5114v-1446" svg:viewBox="0 0 5115 2891">
          <text:p text:style-name="P1">No</text:p>
        </draw:connector>
        <draw:custom-shape draw:style-name="gr23" draw:text-style-name="P4" xml:id="id133" draw:id="id133" draw:layer="layout" svg:width="6.9cm" svg:height="4cm" svg:x="2.498cm" svg:y="187.41cm">
          <text:p text:style-name="P1"><text:span text:style-name="T2">¿Jugador decidió intercambiar</text:span></text:p>
          <text:p text:style-name="P1"><text:span text:style-name="T2">Solo 1 o 2 monedas de or</text:span></text:p>
          <text:p text:style-name="P1"><text:span text:style-name="T2">iguale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4" xml:id="id134" draw:id="id134" draw:layer="layout" svg:width="6.9cm" svg:height="4cm" svg:x="11.384cm" svg:y="187.4cm">
          <text:p text:style-name="P1"><text:span text:style-name="T2">¿Jugador tiene esas </text:span></text:p>
          <text:p text:style-name="P1"><text:span text:style-name="T2">monedas de o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4" xml:id="id137" draw:id="id137" draw:layer="layout" svg:width="4.6cm" svg:height="2.5cm" svg:x="20.698cm" svg:y="192.91cm">
          <text:p text:style-name="P1"><text:span text:style-name="T2">Se restan las monedas</text:span></text:p>
          <text:p text:style-name="P1"><text:span text:style-name="T2">de oro y se da 4</text:span></text:p>
          <text:p text:style-name="P1"><text:span text:style-name="T2">puntos de victor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" xml:id="id135" draw:id="id135" draw:layer="layout" svg:width="6.9cm" svg:height="4cm" svg:x="11.298cm" svg:y="192.41cm">
          <text:p text:style-name="P1"><text:span text:style-name="T2">¿Jugador elije una moneda</text:span></text:p>
          <text:p text:style-name="P1"><text:span text:style-name="T2">de o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4" xml:id="id136" draw:id="id136" draw:layer="layout" svg:width="4.6cm" svg:height="2.5cm" svg:x="12.398cm" svg:y="198.01cm">
          <text:p text:style-name="P1"><text:span text:style-name="T2">Se restan la moneda</text:span></text:p>
          <text:p text:style-name="P1"><text:span text:style-name="T2">de oro y se da 2</text:span></text:p>
          <text:p text:style-name="P1"><text:span text:style-name="T2">puntos de victori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9.398cm" svg:y1="189.41cm" svg:x2="11.384cm" svg:y2="189.4cm" draw:start-shape="id133" draw:end-shape="id134" svg:d="M9398 189410h994v-10h992" svg:viewBox="0 0 1987 11">
          <text:p text:style-name="P1">Si</text:p>
        </draw:connector>
        <draw:connector draw:style-name="gr17" draw:text-style-name="P6" draw:layer="layout" svg:x1="14.834cm" svg:y1="191.4cm" svg:x2="14.748cm" svg:y2="192.41cm" draw:start-shape="id134" draw:end-shape="id135" svg:d="M14834 191400v506h-86v504" svg:viewBox="0 0 87 1011">
          <text:p text:style-name="P1">Si</text:p>
        </draw:connector>
        <draw:connector draw:style-name="gr17" draw:text-style-name="P6" draw:layer="layout" svg:x1="14.748cm" svg:y1="196.41cm" svg:x2="14.698cm" svg:y2="198.01cm" draw:start-shape="id135" draw:end-shape="id136" draw:end-glue-point="4" svg:d="M14748 196410v801h-50v799" svg:viewBox="0 0 51 1601">
          <text:p text:style-name="P1">Si</text:p>
        </draw:connector>
        <draw:connector draw:style-name="gr17" draw:text-style-name="P6" draw:layer="layout" svg:x1="18.198cm" svg:y1="194.41cm" svg:x2="20.698cm" svg:y2="194.16cm" draw:start-shape="id135" draw:end-shape="id137" svg:d="M18198 194410h1251v-250h1249" svg:viewBox="0 0 2501 251">
          <text:p text:style-name="P1">No</text:p>
        </draw:connector>
        <draw:connector draw:style-name="gr10" draw:text-style-name="P6" draw:layer="layout" svg:x1="6.148cm" svg:y1="176.1cm" svg:x2="5.948cm" svg:y2="187.41cm" draw:start-shape="id128" draw:end-shape="id133" svg:d="M6148 176100v5656h-200v5654" svg:viewBox="0 0 201 11311">
          <text:p/>
        </draw:connector>
        <draw:connector draw:style-name="gr10" draw:text-style-name="P6" draw:layer="layout" draw:line-skew="7.899cm" svg:x1="14.834cm" svg:y1="187.4cm" svg:x2="20.148cm" svg:y2="169.2cm" draw:start-shape="id134" draw:start-glue-point="4" draw:end-shape="id127" svg:d="M14834 187400v-1200h5314v-17000" svg:viewBox="0 0 5315 18201">
          <text:p/>
        </draw:connector>
        <draw:connector draw:style-name="gr10" draw:text-style-name="P6" draw:layer="layout" svg:x1="5.948cm" svg:y1="191.41cm" svg:x2="5.948cm" svg:y2="200.8cm" draw:start-shape="id133" draw:end-shape="id138" draw:end-glue-point="0" svg:d="M5948 191410v9390" svg:viewBox="0 0 1 9391">
          <text:p/>
        </draw:connector>
        <draw:connector draw:style-name="gr10" draw:text-style-name="P6" draw:layer="layout" svg:x1="5.948cm" svg:y1="204.8cm" svg:x2="20.148cm" svg:y2="169.2cm" draw:start-shape="id138" draw:start-glue-point="6" draw:end-shape="id127" draw:end-glue-point="8" svg:d="M5948 204800v502h14200v-36102" svg:viewBox="0 0 14201 36103">
          <text:p/>
        </draw:connector>
        <draw:connector draw:style-name="gr10" draw:text-style-name="P6" draw:layer="layout" draw:line-skew="-57.389cm" svg:x1="9.398cm" svg:y1="202.8cm" svg:x2="88.987cm" svg:y2="135.101cm" draw:start-shape="id138" draw:end-shape="id139" draw:end-glue-point="3" svg:d="M9398 202800h22700v-67699h56889" svg:viewBox="0 0 79590 67700">
          <text:p/>
        </draw:connector>
        <draw:connector draw:style-name="gr10" draw:text-style-name="P6" draw:layer="layout" draw:line-skew="-57.389cm" svg:x1="25.298cm" svg:y1="194.16cm" svg:x2="88.987cm" svg:y2="135.101cm" draw:start-shape="id137" draw:start-glue-point="7" draw:end-shape="id139" draw:end-glue-point="3" svg:d="M25298 194160h6800v-59059h56889" svg:viewBox="0 0 63690 59060">
          <text:p/>
        </draw:connector>
        <draw:connector draw:style-name="gr10" draw:text-style-name="P6" draw:layer="layout" draw:line-skew="-57.389cm" svg:x1="16.998cm" svg:y1="199.26cm" svg:x2="88.987cm" svg:y2="135.101cm" draw:start-shape="id136" draw:end-shape="id139" draw:end-glue-point="3" svg:d="M16998 199260h15100v-64159h56889" svg:viewBox="0 0 71990 64160">
          <text:p/>
        </draw:connector>
        <draw:connector draw:style-name="gr10" draw:text-style-name="P6" draw:layer="layout" draw:line-skew="-19.108cm" svg:x1="17.198cm" svg:y1="183.95cm" svg:x2="89.062cm" svg:y2="138.1cm" draw:start-shape="id131" draw:start-glue-point="7" draw:end-shape="id37" draw:end-glue-point="4" svg:d="M17198 183950h14800v-46351h57064v501" svg:viewBox="0 0 71865 46352">
          <text:p/>
        </draw:connector>
        <draw:connector draw:style-name="gr10" draw:text-style-name="P6" draw:layer="layout" draw:line-skew="-23.158cm" svg:x1="25.498cm" svg:y1="178.85cm" svg:x2="85.012cm" svg:y2="140.2cm" draw:start-shape="id132" draw:end-shape="id37" svg:d="M25498 178850h6600v-38650h52914" svg:viewBox="0 0 59515 38651">
          <text:p/>
        </draw:connector>
        <draw:g>
          <draw:custom-shape draw:style-name="gr23" draw:text-style-name="P4" xml:id="id138" draw:id="id138" draw:layer="layout" svg:width="6.9cm" svg:height="4cm" svg:x="2.498cm" svg:y="200.8cm">
            <text:p text:style-name="P1"><text:span text:style-name="T2">¿Jugador decidió cancelar?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6" draw:text-style-name="P9" draw:layer="layout" svg:width="1.311cm" svg:height="0.962cm" svg:x="6.398cm" svg:y="205.3cm">
            <draw:text-box>
              <text:p>No</text:p>
            </draw:text-box>
          </draw:frame>
          <draw:frame draw:style-name="gr45" draw:text-style-name="P9" draw:layer="layout" svg:width="1.065cm" svg:height="0.962cm" svg:x="9.598cm" svg:y="202.6cm">
            <draw:text-box>
              <text:p>Si</text:p>
            </draw:text-box>
          </draw:frame>
        </draw:g>
        <draw:connector draw:style-name="gr10" draw:text-style-name="P6" draw:layer="layout" svg:x1="24.898cm" svg:y1="155.1cm" svg:x2="23.214cm" svg:y2="167.85cm" draw:start-shape="id140" draw:start-glue-point="5" draw:end-shape="id127" draw:end-glue-point="9" svg:d="M24898 155100h-501v6701h103v6049h-1286" svg:viewBox="0 0 1685 12751">
          <text:p/>
        </draw:connector>
        <draw:frame draw:style-name="gr45" draw:text-style-name="P9" draw:layer="layout" svg:width="1.065cm" svg:height="0.962cm" svg:x="24.398cm" svg:y="155.3cm">
          <draw:text-box>
            <text:p>Si</text:p>
          </draw:text-box>
        </draw:frame>
        <draw:custom-shape draw:style-name="gr23" draw:text-style-name="P4" xml:id="id141" draw:id="id141" draw:layer="layout" svg:width="6.9cm" svg:height="4cm" svg:x="24.798cm" svg:y="161.6cm">
          <text:p text:style-name="P1"><text:span text:style-name="T2">¿Es la carta Caravan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10" xml:id="id142" draw:id="id142" draw:layer="layout" svg:width="1.8cm" svg:height="1.5cm" svg:x="35.398cm" svg:y="163.1cm">
          <text:p text:style-name="P1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7" draw:text-style-name="P6" draw:layer="layout" svg:x1="31.698cm" svg:y1="163.6cm" svg:x2="35.398cm" svg:y2="163.85cm" draw:start-shape="id141" draw:end-shape="id142" draw:end-glue-point="6" svg:d="M31698 163600h1851v250h1849" svg:viewBox="0 0 3701 251">
          <text:p text:style-name="P1">Si</text:p>
        </draw:connector>
        <draw:custom-shape draw:style-name="gr53" draw:text-style-name="P10" xml:id="id143" draw:id="id143" draw:layer="layout" svg:width="1.8cm" svg:height="1.5cm" svg:x="75.998cm" svg:y="111.6cm">
          <text:p text:style-name="P1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6" draw:layer="layout" svg:x1="77.798cm" svg:y1="112.35cm" svg:x2="81.512cm" svg:y2="117cm" draw:start-shape="id143" draw:start-glue-point="10" draw:end-shape="id31" draw:end-glue-point="5" svg:d="M77798 112350h1858v4650h1856" svg:viewBox="0 0 3715 4651">
          <text:p/>
        </draw:connector>
        <draw:custom-shape draw:style-name="gr53" draw:text-style-name="P10" xml:id="id144" draw:id="id144" draw:layer="layout" svg:width="1.8cm" svg:height="1.5cm" svg:x="27.598cm" svg:y="169.1cm">
          <text:p text:style-name="P1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6" draw:layer="layout" svg:x1="28.248cm" svg:y1="165.6cm" svg:x2="28.498cm" svg:y2="169.1cm" draw:start-shape="id141" draw:end-shape="id144" draw:end-glue-point="4" svg:d="M28248 165600v1751h250v1749" svg:viewBox="0 0 251 3501">
          <text:p/>
        </draw:connector>
        <draw:custom-shape draw:style-name="gr53" draw:text-style-name="P10" xml:id="id145" draw:id="id145" draw:layer="layout" svg:width="1.8cm" svg:height="1.5cm" svg:x="45.898cm" svg:y="112.7cm">
          <text:p text:style-name="P1"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0" draw:text-style-name="P6" draw:layer="layout" svg:x1="47.435cm" svg:y1="113.981cm" svg:x2="48.812cm" svg:y2="117cm" draw:start-shape="id145" draw:start-glue-point="9" draw:end-shape="id30" draw:end-glue-point="5" svg:d="M47435 113981v3019h1377" svg:viewBox="0 0 1378 3020">
          <text:p/>
        </draw:connector>
        <draw:connector draw:style-name="gr17" draw:text-style-name="P6" draw:layer="layout" svg:x1="93.912cm" svg:y1="164.2cm" svg:x2="94.898cm" svg:y2="162.2cm" draw:start-shape="id43" draw:end-shape="id146" draw:end-glue-point="6" svg:d="M93912 164200h986v-2000" svg:viewBox="0 0 987 2001">
          <text:p text:style-name="P1">No</text:p>
        </draw:connector>
        <draw:custom-shape draw:style-name="gr30" draw:text-style-name="P4" xml:id="id146" draw:id="id146" draw:layer="layout" svg:width="5.2cm" svg:height="2.4cm" svg:x="92.298cm" svg:y="159.8cm">
          <text:p text:style-name="P1"><text:span text:style-name="T2">Cambia la ronda</text:span></text:p>
          <text:p text:style-name="P1"><text:span text:style-name="T2">al otro jugad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97.498cm" svg:y1="161cm" svg:x2="32.822cm" svg:y2="111.6cm" draw:start-shape="id146" draw:start-glue-point="7" draw:end-shape="id29" draw:end-glue-point="9" svg:d="M97498 161000h502v-49400h-65178" svg:viewBox="0 0 65179 49401">
          <text:p/>
        </draw:connector>
        <draw:custom-shape draw:style-name="gr54" draw:text-style-name="P4" xml:id="id46" draw:id="id46" draw:layer="layout" svg:width="7cm" svg:height="3.5cm" svg:x="95cm" svg:y="179.4cm">
          <text:p text:style-name="P1"><text:span text:style-name="T2">¿Es la primer casilla de asal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4" xml:id="id147" draw:id="id147" draw:layer="layout" svg:width="4.6cm" svg:height="2.5cm" svg:x="77.298cm" svg:y="179.9cm">
          <text:p text:style-name="P1"><text:span text:style-name="T2">Valor1 = 1 mercancía</text:span></text:p>
          <text:p text:style-name="P1"><text:span text:style-name="T2">Valor 2 = 1 punto de </text:span></text:p>
          <text:p text:style-name="P1"><text:span text:style-name="T2">victori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95cm" svg:y1="181.15cm" svg:x2="81.898cm" svg:y2="181.15cm" draw:start-shape="id46" draw:end-shape="id147" svg:d="M95000 181150h-13102" svg:viewBox="0 0 13103 1">
          <text:p/>
        </draw:connector>
        <draw:custom-shape draw:style-name="gr54" draw:text-style-name="P4" xml:id="id148" draw:id="id148" draw:layer="layout" svg:width="7cm" svg:height="3.5cm" svg:x="95.2cm" svg:y="184.7cm">
          <text:p text:style-name="P1"><text:span text:style-name="T2">¿Es la segunda casilla de asal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4" xml:id="id149" draw:id="id149" draw:layer="layout" svg:width="4.6cm" svg:height="2.5cm" svg:x="77.498cm" svg:y="185.2cm">
          <text:p text:style-name="P1"><text:span text:style-name="T2">Valor1 = 2 mercancía</text:span></text:p>
          <text:p text:style-name="P1"><text:span text:style-name="T2">Valor 2 = 1 punto de </text:span></text:p>
          <text:p text:style-name="P1"><text:span text:style-name="T2">victori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95.2cm" svg:y1="186.45cm" svg:x2="82.098cm" svg:y2="186.45cm" draw:start-shape="id148" draw:end-shape="id149" svg:d="M95200 186450h-13102" svg:viewBox="0 0 13103 1">
          <text:p/>
        </draw:connector>
        <draw:custom-shape draw:style-name="gr54" draw:text-style-name="P4" xml:id="id150" draw:id="id150" draw:layer="layout" svg:width="7cm" svg:height="3.5cm" svg:x="95.3cm" svg:y="191.1cm">
          <text:p text:style-name="P1"><text:span text:style-name="T2">¿Es la tercera casilla de asal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4" xml:id="id151" draw:id="id151" draw:layer="layout" svg:width="4.6cm" svg:height="2.5cm" svg:x="77.598cm" svg:y="191.6cm">
          <text:p text:style-name="P1"><text:span text:style-name="T2">Valor1 = 3 mercancía</text:span></text:p>
          <text:p text:style-name="P1"><text:span text:style-name="T2">Valor 2 = 2 punto de </text:span></text:p>
          <text:p text:style-name="P1"><text:span text:style-name="T2">victori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95.3cm" svg:y1="192.85cm" svg:x2="82.198cm" svg:y2="192.85cm" draw:start-shape="id150" draw:end-shape="id151" svg:d="M95300 192850h-13102" svg:viewBox="0 0 13103 1">
          <text:p/>
        </draw:connector>
        <draw:custom-shape draw:style-name="gr54" draw:text-style-name="P4" xml:id="id152" draw:id="id152" draw:layer="layout" svg:width="7cm" svg:height="3.5cm" svg:x="95.3cm" svg:y="196.1cm">
          <text:p text:style-name="P1"><text:span text:style-name="T2">¿Es la cuarta casilla de asal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4" xml:id="id153" draw:id="id153" draw:layer="layout" svg:width="5.2cm" svg:height="2.8cm" svg:x="76.998cm" svg:y="196.3cm">
          <text:p text:style-name="P1"><text:span text:style-name="T2">Valor1 = 1 moneda de oro</text:span></text:p>
          <text:p text:style-name="P1"><text:span text:style-name="T2">Valor 2 = 3 punto de </text:span></text:p>
          <text:p text:style-name="P1"><text:span text:style-name="T2">victori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95.3cm" svg:y1="197.85cm" svg:x2="82.198cm" svg:y2="197.7cm" draw:start-shape="id152" draw:end-shape="id153" svg:d="M95300 197850h-6550v-150h-6552" svg:viewBox="0 0 13103 151">
          <text:p/>
        </draw:connector>
        <draw:connector draw:style-name="gr10" draw:text-style-name="P6" draw:layer="layout" svg:x1="98.5cm" svg:y1="182.9cm" svg:x2="98.7cm" svg:y2="184.7cm" draw:start-shape="id46" draw:end-shape="id148" draw:end-glue-point="4" svg:d="M98500 182900v901h200v899" svg:viewBox="0 0 201 1801">
          <text:p/>
        </draw:connector>
        <draw:connector draw:style-name="gr10" draw:text-style-name="P6" draw:layer="layout" svg:x1="98.7cm" svg:y1="188.2cm" svg:x2="98.8cm" svg:y2="191.1cm" draw:start-shape="id148" draw:end-shape="id150" svg:d="M98700 188200v1451h100v1449" svg:viewBox="0 0 101 2901">
          <text:p/>
        </draw:connector>
        <draw:connector draw:style-name="gr10" draw:text-style-name="P6" draw:layer="layout" svg:x1="98.8cm" svg:y1="194.6cm" svg:x2="98.8cm" svg:y2="196.1cm" draw:start-shape="id150" draw:end-shape="id152" draw:end-glue-point="0" svg:d="M98800 194600v1500" svg:viewBox="0 0 1 1501">
          <text:p/>
        </draw:connector>
        <draw:custom-shape draw:style-name="gr40" draw:text-style-name="P4" xml:id="id169" draw:id="id169" draw:layer="layout" svg:width="6.6cm" svg:height="2.7cm" svg:x="83.6cm" svg:y="202cm">
          <text:p text:style-name="P1"><text:span text:style-name="T2">Jugador 1 selecciona</text:span></text:p>
          <text:p text:style-name="P1"><text:span text:style-name="T2">como paga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6" draw:layer="layout" svg:x1="77.298cm" svg:y1="181.15cm" svg:x2="75cm" svg:y2="205.25cm" draw:start-shape="id147" draw:end-shape="id154" draw:end-glue-point="5" svg:d="M77298 181150h-2799v24100h501" svg:viewBox="0 0 2800 24101">
          <text:p/>
        </draw:connector>
        <draw:connector draw:style-name="gr10" draw:text-style-name="P6" draw:layer="layout" svg:x1="77.498cm" svg:y1="186.45cm" svg:x2="75cm" svg:y2="205.25cm" draw:start-shape="id149" draw:end-shape="id154" draw:end-glue-point="5" svg:d="M77498 186450h-2999v18800h501" svg:viewBox="0 0 3000 18801">
          <text:p/>
        </draw:connector>
        <draw:connector draw:style-name="gr10" draw:text-style-name="P6" draw:layer="layout" svg:x1="77.598cm" svg:y1="192.85cm" svg:x2="75cm" svg:y2="205.25cm" draw:start-shape="id151" draw:end-shape="id154" draw:end-glue-point="5" svg:d="M77598 192850h-3099v12400h501" svg:viewBox="0 0 3100 12401">
          <text:p/>
        </draw:connector>
        <draw:connector draw:style-name="gr10" draw:text-style-name="P6" draw:layer="layout" svg:x1="79.598cm" svg:y1="199.1cm" svg:x2="78.5cm" svg:y2="203.5cm" draw:start-shape="id153" draw:end-shape="id154" draw:end-glue-point="4" svg:d="M79598 199100v2201h-1098v2199" svg:viewBox="0 0 1099 4401">
          <text:p/>
        </draw:connector>
        <draw:custom-shape draw:style-name="gr54" draw:text-style-name="P4" xml:id="id155" draw:id="id155" draw:layer="layout" svg:width="7cm" svg:height="3.5cm" svg:x="81.8cm" svg:y="207.4cm">
          <text:p text:style-name="P1"><text:span text:style-name="T2">¿jugador 1 decidió pagar</text:span></text:p>
          <text:p text:style-name="P1"><text:span text:style-name="T2">con puntos de victori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xml:id="id158" draw:id="id158" draw:layer="layout" svg:width="5.2cm" svg:height="2.7cm" svg:x="95.7cm" svg:y="211.2cm">
          <text:p text:style-name="P1"><text:span text:style-name="T2">Se restan los puntos </text:span></text:p>
          <text:p text:style-name="P1"><text:span text:style-name="T2">de victori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4" draw:text-style-name="P4" xml:id="id156" draw:id="id156" draw:layer="layout" svg:width="7cm" svg:height="3.5cm" svg:x="87.2cm" svg:y="210.6cm">
          <text:p text:style-name="P1"><text:span text:style-name="T2">¿Tiene puntos de victoria</text:span></text:p>
          <text:p text:style-name="P1"><text:span text:style-name="T2">suficient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" xml:id="id159" draw:id="id159" draw:layer="layout" svg:width="5.2cm" svg:height="2.9cm" svg:x="88.8cm" svg:y="215.9cm">
          <text:p text:style-name="P1"><text:span text:style-name="T2">Se restá lo que sea posible</text:span></text:p>
          <text:p text:style-name="P1"><text:span text:style-name="T2">el resto se le da al jugador</text:span></text:p>
          <text:p text:style-name="P1"><text:span text:style-name="T2">2 al cambio de turn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4" draw:text-style-name="P4" xml:id="id157" draw:id="id157" draw:layer="layout" svg:width="7cm" svg:height="3.5cm" svg:x="80.8cm" svg:y="220.5cm">
          <text:p text:style-name="P1"><text:span text:style-name="T2">¿Lo seleccionado es igual a</text:span></text:p>
          <text:p text:style-name="P1"><text:span text:style-name="T2">Valor 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88.8cm" svg:y1="209.15cm" svg:x2="90.7cm" svg:y2="210.6cm" draw:start-shape="id155" draw:end-shape="id156" svg:d="M88800 209150h1900v1450" svg:viewBox="0 0 1901 1451">
          <text:p text:style-name="P1">Si</text:p>
        </draw:connector>
        <draw:connector draw:style-name="gr17" draw:text-style-name="P6" draw:layer="layout" svg:x1="85.3cm" svg:y1="210.9cm" svg:x2="84.3cm" svg:y2="220.5cm" draw:start-shape="id155" draw:end-shape="id157" draw:end-glue-point="4" svg:d="M85300 210900v4801h-1000v4799" svg:viewBox="0 0 1001 9601">
          <text:p text:style-name="P1">No</text:p>
        </draw:connector>
        <draw:connector draw:style-name="gr17" draw:text-style-name="P6" draw:layer="layout" svg:x1="94.2cm" svg:y1="212.35cm" svg:x2="95.7cm" svg:y2="212.55cm" draw:start-shape="id156" draw:end-shape="id158" draw:end-glue-point="5" svg:d="M94200 212350h751v200h749" svg:viewBox="0 0 1501 201">
          <text:p text:style-name="P1">Si</text:p>
        </draw:connector>
        <draw:connector draw:style-name="gr17" draw:text-style-name="P6" draw:layer="layout" svg:x1="90.7cm" svg:y1="214.1cm" svg:x2="91.4cm" svg:y2="215.9cm" draw:start-shape="id156" draw:end-shape="id159" draw:end-glue-point="0" svg:d="M90700 214100v901h700v899" svg:viewBox="0 0 701 1801">
          <text:p text:style-name="P1">No</text:p>
        </draw:connector>
        <draw:custom-shape draw:style-name="gr57" draw:text-style-name="P4" xml:id="id160" draw:id="id160" draw:layer="layout" svg:width="5.2cm" svg:height="2.9cm" svg:x="78.9cm" svg:y="226.4cm">
          <text:p text:style-name="P1"><text:span text:style-name="T2">Se resta el Valor 1 </text:span></text:p>
          <text:p text:style-name="P1"><text:span text:style-name="T2">al juga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84.3cm" svg:y1="224cm" svg:x2="81.5cm" svg:y2="226.4cm" draw:end-shape="id160" svg:d="M84300 224000v950h-2800v1450" svg:viewBox="0 0 2801 2401">
          <text:p text:style-name="P1">Si</text:p>
        </draw:connector>
        <draw:connector draw:style-name="gr17" draw:text-style-name="P6" draw:layer="layout" draw:line-skew="-0.502cm" svg:x1="87.8cm" svg:y1="222.25cm" svg:x2="87.2cm" svg:y2="212.35cm" draw:start-shape="id157" draw:start-glue-point="7" draw:end-shape="id156" draw:end-glue-point="5" svg:d="M87800 222250v-4949h-1101v-4951h501" svg:viewBox="0 0 1102 9901">
          <text:p text:style-name="P1">No</text:p>
        </draw:connector>
        <draw:custom-shape draw:style-name="gr40" draw:text-style-name="P4" xml:id="id163" draw:id="id163" draw:layer="layout" svg:width="6.6cm" svg:height="2.7cm" svg:x="77.3cm" svg:y="231.2cm">
          <text:p text:style-name="P1"><text:span text:style-name="T2">Jugador 2 selecciona</text:span></text:p>
          <text:p text:style-name="P1"><text:span text:style-name="T2">como paga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4" draw:text-style-name="P4" xml:id="id161" draw:id="id161" draw:layer="layout" svg:width="7cm" svg:height="3.5cm" svg:x="82.7cm" svg:y="233.7cm">
          <text:p text:style-name="P1"><text:span text:style-name="T2">¿jugador 2 decidió pagar</text:span></text:p>
          <text:p text:style-name="P1"><text:span text:style-name="T2">con puntos de victori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xml:id="id165" draw:id="id165" draw:layer="layout" svg:width="5.2cm" svg:height="2.7cm" svg:x="96.6cm" svg:y="238.5cm">
          <text:p text:style-name="P1"><text:span text:style-name="T2">Se restan los puntos </text:span></text:p>
          <text:p text:style-name="P1"><text:span text:style-name="T2">de victori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4" draw:text-style-name="P4" xml:id="id162" draw:id="id162" draw:layer="layout" svg:width="7cm" svg:height="3.5cm" svg:x="88.1cm" svg:y="237.9cm">
          <text:p text:style-name="P1"><text:span text:style-name="T2">¿Tiene puntos de victoria</text:span></text:p>
          <text:p text:style-name="P1"><text:span text:style-name="T2">suficient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" xml:id="id166" draw:id="id166" draw:layer="layout" svg:width="5.2cm" svg:height="2.9cm" svg:x="89.7cm" svg:y="243.2cm">
          <text:p text:style-name="P1"><text:span text:style-name="T2">Se restá lo que sea posible</text:span></text:p>
          <text:p text:style-name="P1"><text:span text:style-name="T2">el resto se le da al jugador</text:span></text:p>
          <text:p text:style-name="P1"><text:span text:style-name="T2">1 al cambio de turn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4" draw:text-style-name="P4" xml:id="id164" draw:id="id164" draw:layer="layout" svg:width="7cm" svg:height="3.5cm" svg:x="81.5cm" svg:y="243.9cm">
          <text:p text:style-name="P1"><text:span text:style-name="T2">¿Lo seleccionado es igual a</text:span></text:p>
          <text:p text:style-name="P1"><text:span text:style-name="T2">Valor 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89.7cm" svg:y1="235.45cm" svg:x2="91.6cm" svg:y2="237.9cm" draw:start-shape="id161" draw:end-shape="id162" svg:d="M89700 235450h1900v2450" svg:viewBox="0 0 1901 2451">
          <text:p text:style-name="P1">Si</text:p>
        </draw:connector>
        <draw:connector draw:style-name="gr10" draw:text-style-name="P6" draw:layer="layout" svg:x1="83.228cm" svg:y1="232.55cm" svg:x2="86.2cm" svg:y2="233.7cm" draw:start-shape="id163" draw:start-glue-point="9" draw:end-shape="id161" svg:d="M83228 232550h2972v1150" svg:viewBox="0 0 2973 1151">
          <text:p/>
        </draw:connector>
        <draw:connector draw:style-name="gr17" draw:text-style-name="P6" draw:layer="layout" svg:x1="86.2cm" svg:y1="237.2cm" svg:x2="85cm" svg:y2="243.9cm" draw:start-shape="id161" draw:end-shape="id164" draw:end-glue-point="4" svg:d="M86200 237200v3351h-1200v3349" svg:viewBox="0 0 1201 6701">
          <text:p text:style-name="P1">No</text:p>
        </draw:connector>
        <draw:connector draw:style-name="gr17" draw:text-style-name="P6" draw:layer="layout" svg:x1="95.1cm" svg:y1="239.65cm" svg:x2="96.6cm" svg:y2="239.85cm" draw:start-shape="id162" draw:end-shape="id165" draw:end-glue-point="5" svg:d="M95100 239650h751v200h749" svg:viewBox="0 0 1501 201">
          <text:p text:style-name="P1">Si</text:p>
        </draw:connector>
        <draw:connector draw:style-name="gr17" draw:text-style-name="P6" draw:layer="layout" svg:x1="91.6cm" svg:y1="241.4cm" svg:x2="92.3cm" svg:y2="243.2cm" draw:start-shape="id162" draw:end-shape="id166" draw:end-glue-point="0" svg:d="M91600 241400v901h700v899" svg:viewBox="0 0 701 1801">
          <text:p text:style-name="P1">No</text:p>
        </draw:connector>
        <draw:custom-shape draw:style-name="gr57" draw:text-style-name="P4" xml:id="id167" draw:id="id167" draw:layer="layout" svg:width="5.2cm" svg:height="2.9cm" svg:x="82.9cm" svg:y="248.6cm">
          <text:p text:style-name="P1"><text:span text:style-name="T2">Se resta el Valor 1 </text:span></text:p>
          <text:p text:style-name="P1"><text:span text:style-name="T2">al juga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85cm" svg:y1="247.4cm" svg:x2="85.5cm" svg:y2="248.6cm" draw:start-shape="id164" draw:start-glue-point="6" draw:end-shape="id167" svg:d="M85000 247400v601h500v599" svg:viewBox="0 0 501 1201">
          <text:p text:style-name="P1">Si</text:p>
        </draw:connector>
        <draw:connector draw:style-name="gr17" draw:text-style-name="P6" draw:layer="layout" draw:line-skew="-0.502cm" svg:x1="88.5cm" svg:y1="245.65cm" svg:x2="88.1cm" svg:y2="239.65cm" draw:start-shape="id164" draw:start-glue-point="7" draw:end-shape="id162" draw:end-glue-point="5" svg:d="M88500 245650v-2999h-901v-3001h501" svg:viewBox="0 0 902 6001">
          <text:p text:style-name="P1">No</text:p>
        </draw:connector>
        <draw:connector draw:style-name="gr10" draw:text-style-name="P6" draw:layer="layout" svg:x1="81.5cm" svg:y1="229.3cm" svg:x2="81.26cm" svg:y2="231.2cm" draw:start-shape="id160" draw:end-shape="id163" draw:end-glue-point="4" svg:d="M81500 229300v951h-240v949" svg:viewBox="0 0 241 1901">
          <text:p/>
        </draw:connector>
        <draw:connector draw:style-name="gr10" draw:text-style-name="P6" draw:layer="layout" draw:line-skew="4.349cm" svg:x1="91.4cm" svg:y1="218.8cm" svg:x2="81.26cm" svg:y2="231.2cm" draw:start-shape="id159" draw:start-glue-point="6" draw:end-shape="id163" draw:end-glue-point="4" svg:d="M91400 218800v10550h-10140v1850" svg:viewBox="0 0 10141 12401">
          <text:p/>
        </draw:connector>
        <draw:connector draw:style-name="gr10" draw:text-style-name="P6" draw:layer="layout" draw:line-skew="6.799cm" svg:x1="98.3cm" svg:y1="213.9cm" svg:x2="81.26cm" svg:y2="231.2cm" draw:start-shape="id158" draw:start-glue-point="2" draw:end-shape="id163" draw:end-glue-point="4" svg:d="M98300 213900v15450h-17040v1850" svg:viewBox="0 0 17041 17301">
          <text:p/>
        </draw:connector>
        <draw:custom-shape draw:style-name="gr54" draw:text-style-name="P4" xml:id="id168" draw:id="id168" draw:layer="layout" svg:width="7cm" svg:height="3.5cm" svg:x="91.6cm" svg:y="251.9cm">
          <text:p text:style-name="P1"><text:span text:style-name="T2">¿Jugador 1 tenía carta</text:span></text:p>
          <text:p text:style-name="P1"><text:span text:style-name="T2">que daba punto de victoria</text:span></text:p>
          <text:p text:style-name="P1"><text:span text:style-name="T2">después de asal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svg:x1="88.1cm" svg:y1="250.05cm" svg:x2="91.6cm" svg:y2="253.65cm" draw:start-shape="id167" draw:end-shape="id168" svg:d="M88100 250050h1751v3600h1749" svg:viewBox="0 0 3501 3601">
          <text:p/>
        </draw:connector>
        <draw:connector draw:style-name="gr10" draw:text-style-name="P6" draw:layer="layout" svg:x1="92.3cm" svg:y1="246.1cm" svg:x2="95.1cm" svg:y2="251.9cm" draw:start-shape="id166" draw:start-glue-point="6" draw:end-shape="id168" draw:end-glue-point="4" svg:d="M92300 246100v2901h2800v2899" svg:viewBox="0 0 2801 5801">
          <text:p/>
        </draw:connector>
        <draw:connector draw:style-name="gr10" draw:text-style-name="P6" draw:layer="layout" svg:x1="99.2cm" svg:y1="241.2cm" svg:x2="95.1cm" svg:y2="251.9cm" draw:start-shape="id165" draw:end-shape="id168" draw:end-glue-point="4" svg:d="M99200 241200v5351h-4100v5349" svg:viewBox="0 0 4101 10701">
          <text:p/>
        </draw:connector>
        <draw:custom-shape draw:style-name="gr54" draw:text-style-name="P4" xml:id="id154" draw:id="id154" draw:layer="layout" svg:width="7cm" svg:height="3.5cm" svg:x="75cm" svg:y="203.5cm">
          <text:p text:style-name="P1"><text:span text:style-name="T2">¿jugador 1 tiene carta</text:span></text:p>
          <text:p text:style-name="P1"><text:span text:style-name="T2">que anula el cobro de</text:span></text:p>
          <text:p text:style-name="P1"><text:span text:style-name="T2">Asal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svg:x1="89.528cm" svg:y1="203.35cm" svg:x2="85.3cm" svg:y2="207.4cm" draw:start-shape="id169" draw:start-glue-point="9" draw:end-shape="id155" draw:end-glue-point="4" svg:d="M89528 203350h1174v2701h-5402v1349" svg:viewBox="0 0 5403 4051">
          <text:p/>
        </draw:connector>
        <draw:connector draw:style-name="gr17" draw:text-style-name="P6" draw:layer="layout" svg:x1="82cm" svg:y1="205.25cm" svg:x2="84.26cm" svg:y2="203.35cm" draw:start-shape="id154" draw:start-glue-point="7" draw:end-shape="id169" draw:end-glue-point="6" svg:d="M82000 205250h801v-1900h1459" svg:viewBox="0 0 2261 1901">
          <text:p text:style-name="P1">No</text:p>
        </draw:connector>
        <draw:custom-shape draw:style-name="gr54" draw:text-style-name="P4" xml:id="id170" draw:id="id170" draw:layer="layout" svg:width="7cm" svg:height="3.5cm" svg:x="75.1cm" svg:y="218.9cm">
          <text:p text:style-name="P1"><text:span text:style-name="T2">¿jugador 2 tiene carta</text:span></text:p>
          <text:p text:style-name="P1"><text:span text:style-name="T2">que anula el cobro de</text:span></text:p>
          <text:p text:style-name="P1"><text:span text:style-name="T2">Asal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78.6cm" svg:y1="222.4cm" svg:x2="81.5cm" svg:y2="226.4cm" draw:start-shape="id170" draw:start-glue-point="6" draw:end-shape="id160" svg:d="M78600 222400v2001h2900v1999" svg:viewBox="0 0 2901 4001">
          <text:p text:style-name="P1">No</text:p>
        </draw:connector>
        <draw:connector draw:style-name="gr10" draw:text-style-name="P6" draw:layer="layout" svg:x1="75.1cm" svg:y1="220.65cm" svg:x2="91.6cm" svg:y2="253.65cm" draw:start-shape="id170" draw:start-glue-point="5" draw:end-shape="id168" svg:d="M75100 220650h-501v33000h17001" svg:viewBox="0 0 17002 33001">
          <text:p/>
        </draw:connector>
        <draw:custom-shape draw:style-name="gr57" draw:text-style-name="P4" xml:id="id171" draw:id="id171" draw:layer="layout" svg:width="5.2cm" svg:height="2.9cm" svg:x="103.4cm" svg:y="251.6cm">
          <text:p text:style-name="P1"><text:span text:style-name="T2">Jugador 1 gana un</text:span></text:p>
          <text:p text:style-name="P1"><text:span text:style-name="T2">punto de victori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4" draw:text-style-name="P4" xml:id="id172" draw:id="id172" draw:layer="layout" svg:width="7cm" svg:height="3.5cm" svg:x="91.7cm" svg:y="256.8cm">
          <text:p text:style-name="P1"><text:span text:style-name="T2">¿Jugador 2 tenía carta</text:span></text:p>
          <text:p text:style-name="P1"><text:span text:style-name="T2">que daba punto de victoria</text:span></text:p>
          <text:p text:style-name="P1"><text:span text:style-name="T2">después de asal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" xml:id="id173" draw:id="id173" draw:layer="layout" svg:width="5.2cm" svg:height="2.9cm" svg:x="100.4cm" svg:y="257.2cm">
          <text:p text:style-name="P1"><text:span text:style-name="T2">Jugador 2 gana un</text:span></text:p>
          <text:p text:style-name="P1"><text:span text:style-name="T2">punto de victori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98.6cm" svg:y1="253.65cm" svg:x2="103.4cm" svg:y2="253.05cm" draw:start-shape="id168" draw:start-glue-point="7" draw:end-shape="id171" svg:d="M98600 253650h2401v-600h2399" svg:viewBox="0 0 4801 601">
          <text:p text:style-name="P1">Si</text:p>
        </draw:connector>
        <draw:connector draw:style-name="gr17" draw:text-style-name="P6" draw:layer="layout" svg:x1="95.1cm" svg:y1="255.4cm" svg:x2="95.2cm" svg:y2="256.8cm" draw:start-shape="id168" draw:end-shape="id172" draw:end-glue-point="0" svg:d="M95100 255400v701h100v699" svg:viewBox="0 0 101 1401">
          <text:p text:style-name="P1">No</text:p>
        </draw:connector>
        <draw:connector draw:style-name="gr17" draw:text-style-name="P6" draw:layer="layout" svg:x1="98.7cm" svg:y1="258.55cm" svg:x2="100.4cm" svg:y2="258.65cm" draw:start-shape="id172" draw:end-shape="id173" svg:d="M98700 258550h851v100h849" svg:viewBox="0 0 1701 101">
          <text:p text:style-name="P1">Si</text:p>
        </draw:connector>
        <draw:custom-shape draw:style-name="gr54" draw:text-style-name="P4" xml:id="id174" draw:id="id174" draw:layer="layout" svg:width="7cm" svg:height="3.5cm" svg:x="91.8cm" svg:y="262cm">
          <text:p text:style-name="P1"><text:span text:style-name="T2">¿Fue el cuarto asal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4" xml:id="id175" draw:id="id175" draw:layer="layout" svg:width="7cm" svg:height="3.5cm" svg:x="91.8cm" svg:y="267.5cm">
          <text:p text:style-name="P1"><text:span text:style-name="T2">¿Algún jugador tiene </text:span></text:p>
          <text:p text:style-name="P1"><text:span text:style-name="T2">el tablero llen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95.2cm" svg:y1="260.3cm" svg:x2="95.3cm" svg:y2="262cm" draw:start-shape="id172" draw:end-shape="id174" svg:d="M95200 260300v851h100v849" svg:viewBox="0 0 101 1701">
          <text:p text:style-name="P1">No</text:p>
        </draw:connector>
        <draw:connector draw:style-name="gr17" draw:text-style-name="P6" draw:layer="layout" svg:x1="95.3cm" svg:y1="265.5cm" svg:x2="95.3cm" svg:y2="267.5cm" draw:start-shape="id174" draw:end-shape="id175" svg:d="M95300 265500v2000" svg:viewBox="0 0 1 2001">
          <text:p text:style-name="P1">No</text:p>
        </draw:connector>
        <draw:connector draw:style-name="gr10" draw:text-style-name="P6" draw:layer="layout" draw:line-skew="3.149cm" svg:x1="106cm" svg:y1="254.5cm" svg:x2="95.3cm" svg:y2="262cm" draw:start-shape="id171" draw:end-shape="id174" draw:end-glue-point="4" svg:d="M106000 254500v6900h-10700v600" svg:viewBox="0 0 10701 7501">
          <text:p/>
        </draw:connector>
        <draw:connector draw:style-name="gr10" draw:text-style-name="P6" draw:layer="layout" svg:x1="103cm" svg:y1="260.1cm" svg:x2="95.3cm" svg:y2="262cm" draw:start-shape="id173" draw:end-shape="id174" draw:end-glue-point="4" svg:d="M103000 260100v951h-7700v949" svg:viewBox="0 0 7701 1901">
          <text:p/>
        </draw:connector>
        <draw:connector draw:style-name="gr10" draw:text-style-name="P6" draw:layer="layout" draw:line-skew="10.698cm" svg:x1="98.8cm" svg:y1="269.25cm" svg:x2="92.912cm" svg:y2="169.2cm" draw:start-shape="id175" draw:start-glue-point="7" draw:end-shape="id44" draw:end-glue-point="7" svg:d="M98800 269250h11200v-100050h-17088" svg:viewBox="0 0 17089 100051">
          <text:p/>
        </draw:connector>
        <draw:frame draw:style-name="gr45" draw:text-style-name="P9" draw:layer="layout" svg:width="1.065cm" svg:height="0.962cm" svg:x="75cm" svg:y="221.8cm">
          <draw:text-box>
            <text:p>Si</text:p>
          </draw:text-box>
        </draw:frame>
        <draw:connector draw:style-name="gr17" draw:text-style-name="P6" draw:layer="layout" svg:x1="78.5cm" svg:y1="207cm" svg:x2="78.6cm" svg:y2="218.9cm" draw:start-shape="id154" draw:end-shape="id170" draw:end-glue-point="4" svg:d="M78500 207000v5951h100v5949" svg:viewBox="0 0 101 11901">
          <text:p text:style-name="P1">Si</text:p>
        </draw:connector>
        <draw:custom-shape draw:style-name="gr57" draw:text-style-name="P4" xml:id="id177" draw:id="id177" draw:layer="layout" svg:width="5.2cm" svg:height="2.9cm" svg:x="76.7cm" svg:y="259.5cm">
          <text:p text:style-name="P1"><text:span text:style-name="T2">Se suman los puntos de</text:span></text:p>
          <text:p text:style-name="P1"><text:span text:style-name="T2">victoria de de las cartas</text:span></text:p>
          <text:p text:style-name="P1"><text:span text:style-name="T2">en el tablero de juga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8" draw:text-style-name="P4" xml:id="id178" draw:id="id178" draw:layer="layout" svg:width="8.5cm" svg:height="3.9cm" svg:x="66.4cm" svg:y="259cm">
          <text:p text:style-name="P1"><text:span text:style-name="T2">¿Se tiene carta que da un PV</text:span></text:p>
          <text:p text:style-name="P1"><text:span text:style-name="T2">por cada dos cartas</text:span></text:p>
          <text:p text:style-name="P1"><text:span text:style-name="T2">tuare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" xml:id="id180" draw:id="id180" draw:layer="layout" svg:width="5.2cm" svg:height="2.9cm" svg:x="68.6cm" svg:y="269.8cm">
          <text:p text:style-name="P1"><text:span text:style-name="T2">x= Carta tuareg en tablero</text:span></text:p>
          <text:p text:style-name="P1"><text:span text:style-name="T2">de jugador / 2</text:span></text:p>
          <text:p text:style-name="P1"><text:span text:style-name="T2">x se le suma a los puntos</text:span></text:p>
          <text:p text:style-name="P1"><text:span text:style-name="T2">de victoria del juga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8" draw:text-style-name="P4" xml:id="id179" draw:id="id179" draw:layer="layout" svg:width="8.5cm" svg:height="3.9cm" svg:x="66.4cm" svg:y="263.9cm">
          <text:p text:style-name="P1"><text:span text:style-name="T2">¿Tiene cartas tuareg</text:span></text:p>
          <text:p text:style-name="P1"><text:span text:style-name="T2">en su table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4" xml:id="id176" draw:id="id176" draw:layer="layout" svg:width="5.2cm" svg:height="2.9cm" svg:x="84.7cm" svg:y="263.2cm">
          <text:p text:style-name="P1"><text:span text:style-name="T2">Se inicializa con el </text:span></text:p>
          <text:p text:style-name="P1"><text:span text:style-name="T2">Jugador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91.8cm" svg:y1="263.75cm" svg:x2="89.9cm" svg:y2="264.65cm" draw:start-shape="id174" draw:start-glue-point="5" draw:end-shape="id176" svg:d="M91800 263750h-949v900h-951" svg:viewBox="0 0 1901 901">
          <text:p/>
        </draw:connector>
        <draw:connector draw:style-name="gr10" draw:text-style-name="P6" draw:layer="layout" svg:x1="91.8cm" svg:y1="269.25cm" svg:x2="89.9cm" svg:y2="264.65cm" draw:start-shape="id175" draw:end-shape="id176" svg:d="M91800 269250h-949v-4600h-951" svg:viewBox="0 0 1901 4601">
          <text:p/>
        </draw:connector>
        <draw:connector draw:style-name="gr10" draw:text-style-name="P6" draw:layer="layout" svg:x1="84.7cm" svg:y1="264.65cm" svg:x2="81.9cm" svg:y2="260.95cm" draw:start-shape="id176" draw:end-shape="id177" svg:d="M84700 264650h-1399v-3700h-1401" svg:viewBox="0 0 2801 3701">
          <text:p/>
        </draw:connector>
        <draw:connector draw:style-name="gr10" draw:text-style-name="P6" draw:layer="layout" svg:x1="76.7cm" svg:y1="260.95cm" svg:x2="74.9cm" svg:y2="260.95cm" draw:start-shape="id177" draw:end-shape="id178" svg:d="M76700 260950h-1800" svg:viewBox="0 0 1801 1">
          <text:p/>
        </draw:connector>
        <draw:connector draw:style-name="gr17" draw:text-style-name="P6" draw:layer="layout" svg:x1="70.65cm" svg:y1="262.9cm" svg:x2="70.65cm" svg:y2="263.9cm" draw:start-shape="id178" draw:start-glue-point="6" draw:end-shape="id179" draw:end-glue-point="0" svg:d="M70650 262900v1000" svg:viewBox="0 0 1 1001">
          <text:p text:style-name="P1">Si</text:p>
        </draw:connector>
        <draw:connector draw:style-name="gr17" draw:text-style-name="P6" draw:layer="layout" svg:x1="70.65cm" svg:y1="267.8cm" svg:x2="71.2cm" svg:y2="269.8cm" draw:start-shape="id179" draw:end-shape="id180" draw:end-glue-point="0" svg:d="M70650 267800v1001h550v999" svg:viewBox="0 0 551 2001">
          <text:p text:style-name="P1">Si</text:p>
        </draw:connector>
        <draw:custom-shape draw:style-name="gr58" draw:text-style-name="P4" xml:id="id181" draw:id="id181" draw:layer="layout" svg:width="8.5cm" svg:height="3.9cm" svg:x="55.6cm" svg:y="245.5cm">
          <text:p text:style-name="P1"><text:span text:style-name="T2">¿Se tiene carta que da un PV</text:span></text:p>
          <text:p text:style-name="P1"><text:span text:style-name="T2">por cada dos cartas</text:span></text:p>
          <text:p text:style-name="P1"><text:span text:style-name="T2">de poz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183" draw:id="id183" draw:layer="layout" svg:width="5.7cm" svg:height="2.9cm" svg:x="57.8cm" svg:y="256.3cm">
          <text:p text:style-name="P1"><text:span text:style-name="T2">x= Carta de pozo en tablero</text:span></text:p>
          <text:p text:style-name="P1"><text:span text:style-name="T2">de jugador <text:s/>/ 2</text:span></text:p>
          <text:p text:style-name="P1"><text:span text:style-name="T2">x se le suma a los puntos</text:span></text:p>
          <text:p text:style-name="P1"><text:span text:style-name="T2">de victoria del juga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8" draw:text-style-name="P4" xml:id="id182" draw:id="id182" draw:layer="layout" svg:width="8.5cm" svg:height="3.9cm" svg:x="55.6cm" svg:y="250.4cm">
          <text:p text:style-name="P1"><text:span text:style-name="T2">¿Tiene cartas de pozo</text:span></text:p>
          <text:p text:style-name="P1"><text:span text:style-name="T2">en su table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59.85cm" svg:y1="249.4cm" svg:x2="59.85cm" svg:y2="250.4cm" draw:start-shape="id181" draw:start-glue-point="6" draw:end-shape="id182" draw:end-glue-point="0" svg:d="M59850 249400v1000" svg:viewBox="0 0 1 1001">
          <text:p text:style-name="P1">Si</text:p>
        </draw:connector>
        <draw:connector draw:style-name="gr17" draw:text-style-name="P6" draw:layer="layout" svg:x1="59.85cm" svg:y1="254.3cm" svg:x2="60.65cm" svg:y2="256.3cm" draw:start-shape="id182" draw:end-shape="id183" draw:end-glue-point="0" svg:d="M59850 254300v1001h800v999" svg:viewBox="0 0 801 2001">
          <text:p text:style-name="P1">Si</text:p>
        </draw:connector>
        <draw:custom-shape draw:style-name="gr58" draw:text-style-name="P4" xml:id="id184" draw:id="id184" draw:layer="layout" svg:width="8.5cm" svg:height="3.9cm" svg:x="50.1cm" svg:y="261cm">
          <text:p text:style-name="P1"><text:span text:style-name="T2">¿Se tiene carta que da un PV</text:span></text:p>
          <text:p text:style-name="P1"><text:span text:style-name="T2">por cada dos cartas</text:span></text:p>
          <text:p text:style-name="P1"><text:span text:style-name="T2">de tiend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186" draw:id="id186" draw:layer="layout" svg:width="5.7cm" svg:height="2.9cm" svg:x="52.3cm" svg:y="271.8cm">
          <text:p text:style-name="P1"><text:span text:style-name="T2">x= Carta de tienda en tablero</text:span></text:p>
          <text:p text:style-name="P1"><text:span text:style-name="T2">de jugador <text:s/>/ 2</text:span></text:p>
          <text:p text:style-name="P1"><text:span text:style-name="T2">x se le suma a los puntos</text:span></text:p>
          <text:p text:style-name="P1"><text:span text:style-name="T2">de victoria del juga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8" draw:text-style-name="P4" xml:id="id185" draw:id="id185" draw:layer="layout" svg:width="8.5cm" svg:height="3.9cm" svg:x="50.1cm" svg:y="265.9cm">
          <text:p text:style-name="P1"><text:span text:style-name="T2">¿Tiene cartas de tienda</text:span></text:p>
          <text:p text:style-name="P1"><text:span text:style-name="T2">en su table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54.35cm" svg:y1="264.9cm" svg:x2="54.35cm" svg:y2="265.9cm" draw:start-shape="id184" draw:start-glue-point="6" draw:end-shape="id185" draw:end-glue-point="0" svg:d="M54350 264900v1000" svg:viewBox="0 0 1 1001">
          <text:p text:style-name="P1">Si</text:p>
        </draw:connector>
        <draw:connector draw:style-name="gr17" draw:text-style-name="P6" draw:layer="layout" svg:x1="54.35cm" svg:y1="269.8cm" svg:x2="55.15cm" svg:y2="271.8cm" draw:start-shape="id185" draw:end-shape="id186" draw:end-glue-point="0" svg:d="M54350 269800v1001h800v999" svg:viewBox="0 0 801 2001">
          <text:p text:style-name="P1">Si</text:p>
        </draw:connector>
        <draw:custom-shape draw:style-name="gr58" draw:text-style-name="P4" xml:id="id187" draw:id="id187" draw:layer="layout" svg:width="8.5cm" svg:height="3.9cm" svg:x="39.6cm" svg:y="245.7cm">
          <text:p text:style-name="P1"><text:span text:style-name="T2">¿Se tiene carta que da un PV</text:span></text:p>
          <text:p text:style-name="P1"><text:span text:style-name="T2">si se tiene más cartas</text:span></text:p>
          <text:p text:style-name="P1"><text:span text:style-name="T2">que el oponente en el table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189" draw:id="id189" draw:layer="layout" svg:width="5.7cm" svg:height="2.9cm" svg:x="41.8cm" svg:y="256.5cm">
          <text:p text:style-name="P1"><text:span text:style-name="T2">Se le incrementa</text:span></text:p>
          <text:p text:style-name="P1"><text:span text:style-name="T2">1 PV al juga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8" draw:text-style-name="P4" xml:id="id188" draw:id="id188" draw:layer="layout" svg:width="8.5cm" svg:height="3.9cm" svg:x="39.6cm" svg:y="250.6cm">
          <text:p text:style-name="P1"><text:span text:style-name="T2">¿Tiene más cartas que el oponen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43.85cm" svg:y1="249.6cm" svg:x2="43.85cm" svg:y2="250.6cm" draw:start-shape="id187" draw:start-glue-point="6" draw:end-shape="id188" draw:end-glue-point="0" svg:d="M43850 249600v1000" svg:viewBox="0 0 1 1001">
          <text:p text:style-name="P1">Si</text:p>
        </draw:connector>
        <draw:connector draw:style-name="gr17" draw:text-style-name="P6" draw:layer="layout" svg:x1="43.85cm" svg:y1="254.5cm" svg:x2="44.65cm" svg:y2="256.5cm" draw:start-shape="id188" draw:end-shape="id189" draw:end-glue-point="0" svg:d="M43850 254500v1001h800v999" svg:viewBox="0 0 801 2001">
          <text:p text:style-name="P1">Si</text:p>
        </draw:connector>
        <draw:custom-shape draw:style-name="gr58" draw:text-style-name="P4" xml:id="id190" draw:id="id190" draw:layer="layout" svg:width="8.5cm" svg:height="3.9cm" svg:x="33cm" svg:y="260.9cm">
          <text:p text:style-name="P1"><text:span text:style-name="T2">¿Se tiene carta que da un PV</text:span></text:p>
          <text:p text:style-name="P1"><text:span text:style-name="T2">por cada dos cartas</text:span></text:p>
          <text:p text:style-name="P1"><text:span text:style-name="T2">de oasi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192" draw:id="id192" draw:layer="layout" svg:width="5.7cm" svg:height="2.9cm" svg:x="35.2cm" svg:y="271.7cm">
          <text:p text:style-name="P1"><text:span text:style-name="T2">x= Carta de oasis en tablero</text:span></text:p>
          <text:p text:style-name="P1"><text:span text:style-name="T2">de jugador <text:s/>/ 2</text:span></text:p>
          <text:p text:style-name="P1"><text:span text:style-name="T2">x se le suma a los puntos</text:span></text:p>
          <text:p text:style-name="P1"><text:span text:style-name="T2">de victoria del juga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8" draw:text-style-name="P4" xml:id="id191" draw:id="id191" draw:layer="layout" svg:width="8.5cm" svg:height="3.9cm" svg:x="33cm" svg:y="265.8cm">
          <text:p text:style-name="P1"><text:span text:style-name="T2">¿Tiene cartas de oasis</text:span></text:p>
          <text:p text:style-name="P1"><text:span text:style-name="T2">en su table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37.25cm" svg:y1="264.8cm" svg:x2="37.25cm" svg:y2="265.8cm" draw:start-shape="id190" draw:start-glue-point="6" draw:end-shape="id191" draw:end-glue-point="0" svg:d="M37250 264800v1000" svg:viewBox="0 0 1 1001">
          <text:p text:style-name="P1">Si</text:p>
        </draw:connector>
        <draw:connector draw:style-name="gr17" draw:text-style-name="P6" draw:layer="layout" svg:x1="37.25cm" svg:y1="269.7cm" svg:x2="38.05cm" svg:y2="271.7cm" draw:start-shape="id191" draw:end-shape="id192" draw:end-glue-point="0" svg:d="M37250 269700v1001h800v999" svg:viewBox="0 0 801 2001">
          <text:p text:style-name="P1">Si</text:p>
        </draw:connector>
        <draw:custom-shape draw:style-name="gr58" draw:text-style-name="P4" xml:id="id193" draw:id="id193" draw:layer="layout" svg:width="8.5cm" svg:height="3.9cm" svg:x="21.9cm" svg:y="246cm">
          <text:p text:style-name="P1"><text:span text:style-name="T2">¿Se tiene carta que da un PV</text:span></text:p>
          <text:p text:style-name="P1"><text:span text:style-name="T2">por cada dos cartas</text:span></text:p>
          <text:p text:style-name="P1"><text:span text:style-name="T2">de camell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195" draw:id="id195" draw:layer="layout" svg:width="5.7cm" svg:height="2.9cm" svg:x="23.3cm" svg:y="256.9cm">
          <text:p text:style-name="P1"><text:span text:style-name="T2">x= Carta de camello en tablero</text:span></text:p>
          <text:p text:style-name="P1"><text:span text:style-name="T2">de jugador <text:s/>/ 2</text:span></text:p>
          <text:p text:style-name="P1"><text:span text:style-name="T2">x se le suma a los puntos</text:span></text:p>
          <text:p text:style-name="P1"><text:span text:style-name="T2">de victoria del juga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8" draw:text-style-name="P4" xml:id="id194" draw:id="id194" draw:layer="layout" svg:width="8.5cm" svg:height="3.9cm" svg:x="21.9cm" svg:y="250.9cm">
          <text:p text:style-name="P1"><text:span text:style-name="T2">¿Tiene cartas de camello</text:span></text:p>
          <text:p text:style-name="P1"><text:span text:style-name="T2">en su table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26.15cm" svg:y1="249.9cm" svg:x2="26.15cm" svg:y2="250.9cm" draw:start-shape="id193" draw:start-glue-point="6" draw:end-shape="id194" draw:end-glue-point="0" svg:d="M26150 249900v1000" svg:viewBox="0 0 1 1001">
          <text:p text:style-name="P1">Si</text:p>
        </draw:connector>
        <draw:connector draw:style-name="gr17" draw:text-style-name="P6" draw:layer="layout" svg:x1="26.15cm" svg:y1="254.8cm" svg:x2="26.15cm" svg:y2="256.9cm" draw:start-shape="id194" draw:end-shape="id195" draw:end-glue-point="0" svg:d="M26150 254800v2100" svg:viewBox="0 0 1 2101">
          <text:p text:style-name="P1">Si</text:p>
        </draw:connector>
        <draw:connector draw:style-name="gr17" draw:text-style-name="P6" draw:layer="layout" svg:x1="66.4cm" svg:y1="260.95cm" svg:x2="64.1cm" svg:y2="247.45cm" draw:start-shape="id178" draw:end-shape="id181" svg:d="M66400 260950h-1149v-13500h-1151" svg:viewBox="0 0 2301 13501">
          <text:p text:style-name="P1">No</text:p>
        </draw:connector>
        <draw:connector draw:style-name="gr17" draw:text-style-name="P6" draw:layer="layout" svg:x1="66.4cm" svg:y1="265.85cm" svg:x2="64.1cm" svg:y2="247.45cm" draw:start-shape="id179" draw:end-shape="id181" svg:d="M66400 265850h-1149v-18400h-1151" svg:viewBox="0 0 2301 18401">
          <text:p text:style-name="P1">No</text:p>
        </draw:connector>
        <draw:connector draw:style-name="gr17" draw:text-style-name="P6" draw:layer="layout" svg:x1="55.6cm" svg:y1="247.45cm" svg:x2="54.35cm" svg:y2="261cm" draw:start-shape="id181" draw:start-glue-point="5" draw:end-shape="id184" svg:d="M55600 247450h-1250v13550" svg:viewBox="0 0 1251 13551">
          <text:p text:style-name="P1">No</text:p>
        </draw:connector>
        <draw:connector draw:style-name="gr17" draw:text-style-name="P6" draw:layer="layout" svg:x1="55.6cm" svg:y1="252.35cm" svg:x2="54.35cm" svg:y2="261cm" draw:start-shape="id182" draw:start-glue-point="5" draw:end-shape="id184" draw:end-glue-point="4" svg:d="M55600 252350h-1250v8650" svg:viewBox="0 0 1251 8651">
          <text:p text:style-name="P1">No</text:p>
        </draw:connector>
        <draw:connector draw:style-name="gr17" draw:text-style-name="P6" draw:layer="layout" svg:x1="50.1cm" svg:y1="262.95cm" svg:x2="48.1cm" svg:y2="247.65cm" draw:start-shape="id184" draw:end-shape="id187" draw:end-glue-point="7" svg:d="M50100 262950h-999v-15300h-1001" svg:viewBox="0 0 2001 15301">
          <text:p text:style-name="P1">No</text:p>
        </draw:connector>
        <draw:connector draw:style-name="gr17" draw:text-style-name="P6" draw:layer="layout" svg:x1="50.1cm" svg:y1="267.85cm" svg:x2="48.1cm" svg:y2="247.65cm" draw:start-shape="id185" draw:end-shape="id187" svg:d="M50100 267850h-999v-20200h-1001" svg:viewBox="0 0 2001 20201">
          <text:p text:style-name="P1">No</text:p>
        </draw:connector>
        <draw:connector draw:style-name="gr10" draw:text-style-name="P6" draw:layer="layout" draw:line-skew="-1.051cm" svg:x1="68.6cm" svg:y1="271.25cm" svg:x2="64.1cm" svg:y2="247.45cm" draw:start-shape="id180" draw:end-shape="id181" svg:d="M68600 271250h-3300v-23800h-1200" svg:viewBox="0 0 4501 23801">
          <text:p/>
        </draw:connector>
        <draw:connector draw:style-name="gr10" draw:text-style-name="P6" draw:layer="layout" draw:line-skew="-1.201cm" svg:x1="52.3cm" svg:y1="273.25cm" svg:x2="48.1cm" svg:y2="247.65cm" draw:start-shape="id186" draw:end-shape="id187" draw:end-glue-point="7" svg:d="M52300 273250h-3300v-25600h-900" svg:viewBox="0 0 4201 25601">
          <text:p/>
        </draw:connector>
        <draw:connector draw:style-name="gr17" draw:text-style-name="P6" draw:layer="layout" svg:x1="39.6cm" svg:y1="247.65cm" svg:x2="37.25cm" svg:y2="260.9cm" draw:start-shape="id187" draw:start-glue-point="5" draw:end-shape="id190" svg:d="M39600 247650h-2350v13250" svg:viewBox="0 0 2351 13251">
          <text:p text:style-name="P1">No</text:p>
        </draw:connector>
        <draw:connector draw:style-name="gr17" draw:text-style-name="P6" draw:layer="layout" svg:x1="39.6cm" svg:y1="252.55cm" svg:x2="37.25cm" svg:y2="260.9cm" draw:start-shape="id188" draw:start-glue-point="5" draw:end-shape="id190" draw:end-glue-point="4" svg:d="M39600 252550h-2350v8350" svg:viewBox="0 0 2351 8351">
          <text:p text:style-name="P1">No</text:p>
        </draw:connector>
        <draw:connector draw:style-name="gr10" draw:text-style-name="P6" draw:layer="layout" svg:x1="44.65cm" svg:y1="259.4cm" svg:x2="37.25cm" svg:y2="260.9cm" draw:start-shape="id189" draw:end-shape="id190" draw:end-glue-point="4" svg:d="M44650 259400v751h-7400v749" svg:viewBox="0 0 7401 1501">
          <text:p/>
        </draw:connector>
        <draw:connector draw:style-name="gr17" draw:text-style-name="P6" draw:layer="layout" svg:x1="33cm" svg:y1="262.85cm" svg:x2="30.4cm" svg:y2="247.95cm" draw:start-shape="id190" draw:end-shape="id193" draw:end-glue-point="7" svg:d="M33000 262850h-1299v-14900h-1301" svg:viewBox="0 0 2601 14901">
          <text:p text:style-name="P1">No</text:p>
        </draw:connector>
        <draw:connector draw:style-name="gr10" draw:text-style-name="P6" draw:layer="layout" draw:line-skew="-1.101cm" svg:x1="35.2cm" svg:y1="273.15cm" svg:x2="30.4cm" svg:y2="247.95cm" draw:start-shape="id192" draw:end-shape="id193" draw:end-glue-point="7" svg:d="M35200 273150h-3500v-25200h-1300" svg:viewBox="0 0 4801 25201">
          <text:p/>
        </draw:connector>
        <draw:connector draw:style-name="gr17" draw:text-style-name="P6" draw:layer="layout" svg:x1="33cm" svg:y1="267.75cm" svg:x2="30.4cm" svg:y2="247.95cm" draw:start-shape="id191" draw:end-shape="id193" svg:d="M33000 267750h-1299v-19800h-1301" svg:viewBox="0 0 2601 19801">
          <text:p text:style-name="P1">No</text:p>
        </draw:connector>
        <draw:custom-shape draw:style-name="gr58" draw:text-style-name="P4" xml:id="id196" draw:id="id196" draw:layer="layout" svg:width="8.5cm" svg:height="3.9cm" svg:x="16.3cm" svg:y="260.8cm">
          <text:p text:style-name="P1"><text:span text:style-name="T2">¿Se tiene carta que da un PV</text:span></text:p>
          <text:p text:style-name="P1"><text:span text:style-name="T2">por tener más de 10</text:span></text:p>
          <text:p text:style-name="P1"><text:span text:style-name="T2">cartas en el table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198" draw:id="id198" draw:layer="layout" svg:width="5.7cm" svg:height="2.9cm" svg:x="17.7cm" svg:y="271.7cm">
          <text:p text:style-name="P1"><text:span text:style-name="T2">Aumenta un PV</text:span></text:p>
          <text:p text:style-name="P1"><text:span text:style-name="T2">para el juga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8" draw:text-style-name="P4" xml:id="id197" draw:id="id197" draw:layer="layout" svg:width="8.5cm" svg:height="3.9cm" svg:x="16.3cm" svg:y="265.7cm">
          <text:p text:style-name="P1"><text:span text:style-name="T2">¿Se tiene más de 10 cartas</text:span></text:p>
          <text:p text:style-name="P1"><text:span text:style-name="T2">en el tabler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20.55cm" svg:y1="264.7cm" svg:x2="20.55cm" svg:y2="265.7cm" draw:start-shape="id196" draw:start-glue-point="6" draw:end-shape="id197" draw:end-glue-point="0" svg:d="M20550 264700v1000" svg:viewBox="0 0 1 1001">
          <text:p text:style-name="P1">Si</text:p>
        </draw:connector>
        <draw:connector draw:style-name="gr17" draw:text-style-name="P6" draw:layer="layout" svg:x1="20.55cm" svg:y1="269.6cm" svg:x2="20.55cm" svg:y2="271.7cm" draw:start-shape="id197" draw:end-shape="id198" draw:end-glue-point="0" svg:d="M20550 269600v2100" svg:viewBox="0 0 1 2101">
          <text:p text:style-name="P1">Si</text:p>
        </draw:connector>
        <draw:custom-shape draw:style-name="gr58" draw:text-style-name="P4" xml:id="id199" draw:id="id199" draw:layer="layout" svg:width="8.5cm" svg:height="3.9cm" svg:x="6.6cm" svg:y="246.3cm">
          <text:p text:style-name="P1"><text:span text:style-name="T2">¿Se tiene la carta que da </text:span></text:p>
          <text:p text:style-name="P1"><text:span text:style-name="T2">2 puntos adicionales si se</text:span></text:p>
          <text:p text:style-name="P1"><text:span text:style-name="T2">tiene a la derecha de una</text:span></text:p>
          <text:p text:style-name="P1"><text:span text:style-name="T2">fila comple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201" draw:id="id201" draw:layer="layout" svg:width="5.7cm" svg:height="2.9cm" svg:x="8cm" svg:y="257.2cm">
          <text:p text:style-name="P1"><text:span text:style-name="T2">Aumenta 2 PV</text:span></text:p>
          <text:p text:style-name="P1"><text:span text:style-name="T2">para el juga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8" draw:text-style-name="P4" xml:id="id200" draw:id="id200" draw:layer="layout" svg:width="8.5cm" svg:height="3.9cm" svg:x="6.6cm" svg:y="251.2cm">
          <text:p text:style-name="P1"><text:span text:style-name="T2">¿La carta está la derecha de una</text:span></text:p>
          <text:p text:style-name="P1"><text:span text:style-name="T2">fila comple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10.85cm" svg:y1="250.2cm" svg:x2="10.85cm" svg:y2="251.2cm" draw:start-shape="id199" draw:start-glue-point="6" draw:end-shape="id200" draw:end-glue-point="0" svg:d="M10850 250200v1000" svg:viewBox="0 0 1 1001">
          <text:p text:style-name="P1">Si</text:p>
        </draw:connector>
        <draw:connector draw:style-name="gr17" draw:text-style-name="P6" draw:layer="layout" svg:x1="10.85cm" svg:y1="255.1cm" svg:x2="10.85cm" svg:y2="257.2cm" draw:start-shape="id200" draw:end-shape="id201" draw:end-glue-point="0" svg:d="M10850 255100v2100" svg:viewBox="0 0 1 2101">
          <text:p text:style-name="P1">Si</text:p>
        </draw:connector>
        <draw:connector draw:style-name="gr17" draw:text-style-name="P6" draw:layer="layout" svg:x1="21.9cm" svg:y1="247.95cm" svg:x2="20.55cm" svg:y2="260.8cm" draw:start-shape="id193" draw:start-glue-point="5" draw:end-shape="id196" draw:end-glue-point="4" svg:d="M21900 247950h-1350v12850" svg:viewBox="0 0 1351 12851">
          <text:p text:style-name="P1">No</text:p>
        </draw:connector>
        <draw:connector draw:style-name="gr17" draw:text-style-name="P6" draw:layer="layout" svg:x1="21.9cm" svg:y1="252.85cm" svg:x2="20.55cm" svg:y2="260.8cm" draw:start-shape="id194" draw:start-glue-point="5" draw:end-shape="id196" draw:end-glue-point="4" svg:d="M21900 252850h-1350v7950" svg:viewBox="0 0 1351 7951">
          <text:p text:style-name="P1">No</text:p>
        </draw:connector>
        <draw:connector draw:style-name="gr10" draw:text-style-name="P6" draw:layer="layout" svg:x1="23.3cm" svg:y1="258.35cm" svg:x2="20.55cm" svg:y2="260.8cm" draw:start-shape="id195" draw:end-shape="id196" draw:end-glue-point="4" svg:d="M23300 258350h-2750v2450" svg:viewBox="0 0 2751 2451">
          <text:p/>
        </draw:connector>
        <draw:connector draw:style-name="gr17" draw:text-style-name="P6" draw:layer="layout" svg:x1="16.3cm" svg:y1="262.75cm" svg:x2="15.1cm" svg:y2="248.25cm" draw:start-shape="id196" draw:end-shape="id199" svg:d="M16300 262750h-599v-14500h-601" svg:viewBox="0 0 1201 14501">
          <text:p text:style-name="P1">No</text:p>
        </draw:connector>
        <draw:connector draw:style-name="gr17" draw:text-style-name="P6" draw:layer="layout" svg:x1="16.3cm" svg:y1="267.65cm" svg:x2="15.1cm" svg:y2="248.25cm" draw:start-shape="id197" draw:end-shape="id199" svg:d="M16300 267650h-599v-19400h-601" svg:viewBox="0 0 1201 19401">
          <text:p text:style-name="P1">No</text:p>
        </draw:connector>
        <draw:connector draw:style-name="gr10" draw:text-style-name="P6" draw:layer="layout" draw:line-skew="-0.701cm" svg:x1="17.7cm" svg:y1="273.15cm" svg:x2="15.1cm" svg:y2="248.25cm" draw:start-shape="id198" draw:end-shape="id199" svg:d="M17700 273150h-2000v-24900h-600" svg:viewBox="0 0 2601 24901">
          <text:p/>
        </draw:connector>
        <draw:custom-shape draw:style-name="gr9" draw:text-style-name="P4" xml:id="id202" draw:id="id202" draw:layer="layout" svg:width="5.7cm" svg:height="2.9cm" svg:x="1.6cm" svg:y="263.4cm">
          <text:p text:style-name="P1"><text:span text:style-name="T2">Se inicializa desde la primer</text:span></text:p>
          <text:p text:style-name="P1"><text:span text:style-name="T2">fil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10.85cm" svg:y1="260.1cm" svg:x2="4.45cm" svg:y2="263.4cm" draw:start-shape="id201" draw:end-shape="id202" svg:d="M10850 260100v1651h-6400v1649" svg:viewBox="0 0 6401 3301">
          <text:p/>
        </draw:connector>
        <draw:connector draw:style-name="gr17" draw:text-style-name="P6" draw:layer="layout" svg:x1="6.6cm" svg:y1="253.15cm" svg:x2="4.45cm" svg:y2="263.4cm" draw:start-shape="id200" draw:start-glue-point="5" draw:end-shape="id202" svg:d="M6600 253150h-2150v10250" svg:viewBox="0 0 2151 10251">
          <text:p text:style-name="P1">No</text:p>
        </draw:connector>
        <draw:connector draw:style-name="gr17" draw:text-style-name="P6" draw:layer="layout" svg:x1="6.6cm" svg:y1="248.25cm" svg:x2="4.45cm" svg:y2="263.4cm" draw:start-shape="id199" draw:start-glue-point="5" draw:end-shape="id202" svg:d="M6600 248250h-2150v15150" svg:viewBox="0 0 2151 15151">
          <text:p text:style-name="P1">No</text:p>
        </draw:connector>
        <draw:custom-shape draw:style-name="gr58" draw:text-style-name="P4" xml:id="id203" draw:id="id203" draw:layer="layout" svg:width="8.5cm" svg:height="3.9cm" svg:x="3.1cm" svg:y="275.4cm">
          <text:p text:style-name="P1"><text:span text:style-name="T2">¿La fila tiene 4 tipos diferentes</text:span></text:p>
          <text:p text:style-name="P1"><text:span text:style-name="T2">de carta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205" draw:id="id205" draw:layer="layout" svg:width="5.7cm" svg:height="2.9cm" svg:x="25.2cm" svg:y="276.7cm">
          <text:p text:style-name="P1"><text:span text:style-name="T2">Aumenta dos PV</text:span></text:p>
          <text:p text:style-name="P1"><text:span text:style-name="T2">para el juga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8" draw:text-style-name="P4" xml:id="id207" draw:id="id207" draw:layer="layout" svg:width="8.5cm" svg:height="3.9cm" svg:x="3.1cm" svg:y="281.3cm">
          <text:p text:style-name="P1"><text:span text:style-name="T2">¿La fila tiene las 4 mismas carta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4" xml:id="id204" draw:id="id204" draw:layer="layout" svg:width="9.7cm" svg:height="4.4cm" svg:x="13.6cm" svg:y="275.2cm">
          <text:p text:style-name="P1"><text:span text:style-name="T2">¿Se tiene la carta que aumenta</text:span></text:p>
          <text:p text:style-name="P1"><text:span text:style-name="T2">a 4 los PV que se obtienen</text:span></text:p>
          <text:p text:style-name="P1"><text:span text:style-name="T2">al tener 4 tipos diferentes</text:span></text:p>
          <text:p text:style-name="P1"><text:span text:style-name="T2">de carta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206" draw:id="id206" draw:layer="layout" svg:width="5.7cm" svg:height="2.9cm" svg:x="18.7cm" svg:y="280.8cm">
          <text:p text:style-name="P1"><text:span text:style-name="T2">Aumenta 4 PV</text:span></text:p>
          <text:p text:style-name="P1"><text:span text:style-name="T2">para el juga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11.6cm" svg:y1="277.35cm" svg:x2="13.6cm" svg:y2="277.4cm" draw:start-shape="id203" draw:end-shape="id204" svg:d="M11600 277350h1001v50h999" svg:viewBox="0 0 2001 51">
          <text:p text:style-name="P1">Si</text:p>
        </draw:connector>
        <draw:connector draw:style-name="gr17" draw:text-style-name="P6" draw:layer="layout" svg:x1="23.3cm" svg:y1="277.4cm" svg:x2="25.2cm" svg:y2="278.15cm" draw:start-shape="id204" draw:end-shape="id205" svg:d="M23300 277400h951v750h949" svg:viewBox="0 0 1901 751">
          <text:p text:style-name="P1">No</text:p>
        </draw:connector>
        <draw:connector draw:style-name="gr17" draw:text-style-name="P6" draw:layer="layout" svg:x1="18.45cm" svg:y1="279.6cm" svg:x2="21.55cm" svg:y2="280.8cm" draw:start-shape="id204" draw:end-shape="id206" svg:d="M18450 279600v601h3100v599" svg:viewBox="0 0 3101 1201">
          <text:p text:style-name="P1">Si</text:p>
        </draw:connector>
        <draw:custom-shape draw:style-name="gr9" draw:text-style-name="P4" xml:id="id208" draw:id="id208" draw:layer="layout" svg:width="5.7cm" svg:height="2.9cm" svg:x="12.4cm" svg:y="285.8cm">
          <text:p text:style-name="P1"><text:span text:style-name="T2">Aumenta 4 PV</text:span></text:p>
          <text:p text:style-name="P1"><text:span text:style-name="T2">para el jugad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11.6cm" svg:y1="283.25cm" svg:x2="15.25cm" svg:y2="285.8cm" draw:start-shape="id207" draw:end-shape="id208" draw:end-glue-point="0" svg:d="M11600 283250h3650v2550" svg:viewBox="0 0 3651 2551">
          <text:p text:style-name="P1">Si</text:p>
        </draw:connector>
        <draw:custom-shape draw:style-name="gr58" draw:text-style-name="P4" xml:id="id209" draw:id="id209" draw:layer="layout" svg:width="8.5cm" svg:height="3.9cm" svg:x="7.9cm" svg:y="291.2cm">
          <text:p text:style-name="P1"><text:span text:style-name="T2">¿Es la tercera fil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7.35cm" svg:y1="285.2cm" svg:x2="12.15cm" svg:y2="291.2cm" draw:start-shape="id207" draw:end-shape="id209" draw:end-glue-point="4" svg:d="M7350 285200v3001h4800v2999" svg:viewBox="0 0 4801 6001">
          <text:p text:style-name="P1">No</text:p>
        </draw:connector>
        <draw:connector draw:style-name="gr10" draw:text-style-name="P6" draw:layer="layout" svg:x1="15.25cm" svg:y1="288.7cm" svg:x2="12.15cm" svg:y2="291.2cm" draw:start-shape="id208" draw:end-shape="id209" svg:d="M15250 288700v1251h-3100v1249" svg:viewBox="0 0 3101 2501">
          <text:p/>
        </draw:connector>
        <draw:connector draw:style-name="gr10" draw:text-style-name="P6" draw:layer="layout" draw:line-skew="2.549cm" svg:x1="21.55cm" svg:y1="283.7cm" svg:x2="12.15cm" svg:y2="291.2cm" draw:start-shape="id206" draw:end-shape="id209" draw:end-glue-point="4" svg:d="M21550 283700v6300h-9400v1200" svg:viewBox="0 0 9401 7501">
          <text:p/>
        </draw:connector>
        <draw:connector draw:style-name="gr10" draw:text-style-name="P6" draw:layer="layout" draw:line-skew="4.499cm" svg:x1="28.05cm" svg:y1="279.6cm" svg:x2="12.15cm" svg:y2="291.2cm" draw:start-shape="id205" draw:end-shape="id209" draw:end-glue-point="4" svg:d="M28050 279600v10300h-15900v1300" svg:viewBox="0 0 15901 11601">
          <text:p/>
        </draw:connector>
        <draw:connector draw:style-name="gr17" draw:text-style-name="P6" draw:layer="layout" svg:x1="7.35cm" svg:y1="279.3cm" svg:x2="7.35cm" svg:y2="281.3cm" draw:start-shape="id203" draw:end-shape="id207" draw:end-glue-point="4" svg:d="M7350 279300v2000" svg:viewBox="0 0 1 2001">
          <text:p text:style-name="P1">No</text:p>
        </draw:connector>
        <draw:custom-shape draw:style-name="gr9" draw:text-style-name="P4" xml:id="id210" draw:id="id210" draw:layer="layout" svg:width="5.7cm" svg:height="2.9cm" svg:x="1.8cm" svg:y="288.9cm">
          <text:p text:style-name="P1"><text:span text:style-name="T2">Cambia a la siguiente</text:span></text:p>
          <text:p text:style-name="P1"><text:span text:style-name="T2">fil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6" draw:layer="layout" svg:x1="7.9cm" svg:y1="293.15cm" svg:x2="4.65cm" svg:y2="291.8cm" draw:start-shape="id209" draw:end-shape="id210" svg:d="M7900 293150h-3250v-1350" svg:viewBox="0 0 3251 1351">
          <text:p/>
        </draw:connector>
        <draw:connector draw:style-name="gr10" draw:text-style-name="P6" draw:layer="layout" svg:x1="1.8cm" svg:y1="290.35cm" svg:x2="7.35cm" svg:y2="275.4cm" draw:start-shape="id210" draw:end-shape="id203" draw:end-glue-point="4" svg:d="M1800 290350h-501v-15451h6051v501" svg:viewBox="0 0 6052 15452">
          <text:p/>
        </draw:connector>
        <draw:connector draw:style-name="gr10" draw:text-style-name="P6" draw:layer="layout" svg:x1="4.45cm" svg:y1="266.3cm" svg:x2="7.35cm" svg:y2="275.4cm" draw:start-shape="id202" draw:end-shape="id203" draw:end-glue-point="4" svg:d="M4450 266300v4551h2900v4549" svg:viewBox="0 0 2901 9101">
          <text:p/>
        </draw:connector>
        <draw:custom-shape draw:style-name="gr58" draw:text-style-name="P4" xml:id="id211" draw:id="id211" draw:layer="layout" svg:width="8.5cm" svg:height="3.9cm" svg:x="27.7cm" svg:y="291cm">
          <text:p text:style-name="P1"><text:span text:style-name="T2">¿Es el jugador 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16.4cm" svg:y1="293.15cm" svg:x2="27.7cm" svg:y2="292.95cm" draw:start-shape="id209" draw:end-shape="id211" svg:d="M16400 293150h5651v-200h5649" svg:viewBox="0 0 11301 201">
          <text:p text:style-name="P1">Si</text:p>
        </draw:connector>
        <draw:connector draw:style-name="gr10" draw:text-style-name="P6" draw:layer="layout" draw:line-skew="1.349cm" svg:x1="31.85cm" svg:y1="285.3cm" svg:x2="79.3cm" svg:y2="262.4cm" draw:start-shape="id212" draw:start-glue-point="4" draw:end-shape="id177" draw:end-glue-point="6" svg:d="M31850 285300v-10100h47450v-12800" svg:viewBox="0 0 47451 22901">
          <text:p/>
        </draw:connector>
        <draw:custom-shape draw:style-name="gr9" draw:text-style-name="P4" xml:id="id212" draw:id="id212" draw:layer="layout" svg:width="5.7cm" svg:height="2.9cm" svg:x="29cm" svg:y="285.3cm">
          <text:p text:style-name="P1"><text:span text:style-name="T2">Cambia al jugador 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layout" svg:x1="31.95cm" svg:y1="291cm" svg:x2="31.85cm" svg:y2="288.2cm" draw:start-shape="id211" draw:end-shape="id212" svg:d="M31950 291000v-1399h-100v-1401" svg:viewBox="0 0 101 2801">
          <text:p text:style-name="P1">No</text:p>
        </draw:connector>
        <draw:custom-shape draw:style-name="gr58" draw:text-style-name="P4" xml:id="id213" draw:id="id213" draw:layer="layout" svg:width="8.5cm" svg:height="3.9cm" svg:x="38.2cm" svg:y="286.9cm">
          <text:p text:style-name="P1"><text:span text:style-name="T2">¿Jugador 1 tiene más</text:span></text:p>
          <text:p text:style-name="P1"><text:span text:style-name="T2">PV que el jugador 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4" xml:id="id215" draw:id="id215" draw:layer="layout" svg:width="8.5cm" svg:height="3.9cm" svg:x="48.1cm" svg:y="286.9cm">
          <text:p text:style-name="P1"><text:span text:style-name="T2">¿Jugador 2 tiene más</text:span></text:p>
          <text:p text:style-name="P1"><text:span text:style-name="T2">PV que el jugador 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4" xml:id="id214" draw:id="id214" draw:layer="layout" svg:width="6.6cm" svg:height="2.7cm" svg:x="38.5cm" svg:y="280.8cm">
          <text:p text:style-name="P1"><text:span text:style-name="T2">Jugador 1 gan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0" draw:text-style-name="P4" xml:id="id216" draw:id="id216" draw:layer="layout" svg:width="6.6cm" svg:height="2.7cm" svg:x="48.291cm" svg:y="280.889cm">
          <text:p text:style-name="P1"><text:span text:style-name="T2">Jugador 2 gan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8" draw:text-style-name="P4" xml:id="id217" draw:id="id217" draw:layer="layout" svg:width="8.5cm" svg:height="3.9cm" svg:x="58.6cm" svg:y="286.9cm">
          <text:p text:style-name="P1"><text:span text:style-name="T2">¿Jugador 2 tiene más</text:span></text:p>
          <text:p text:style-name="P1"><text:span text:style-name="T2">monedas de oro que el jugador 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4" xml:id="id218" draw:id="id218" draw:layer="layout" svg:width="6.6cm" svg:height="2.7cm" svg:x="58.791cm" svg:y="280.889cm">
          <text:p text:style-name="P1"><text:span text:style-name="T2">Jugador 2 gan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8" draw:text-style-name="P4" xml:id="id219" draw:id="id219" draw:layer="layout" svg:width="8.5cm" svg:height="3.9cm" svg:x="69.1cm" svg:y="287.111cm">
          <text:p text:style-name="P1"><text:span text:style-name="T2">¿Jugador 1 tiene más</text:span></text:p>
          <text:p text:style-name="P1"><text:span text:style-name="T2">monedas de oro que el jugador 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4" xml:id="id220" draw:id="id220" draw:layer="layout" svg:width="6.6cm" svg:height="2.7cm" svg:x="69.291cm" svg:y="281.1cm">
          <text:p text:style-name="P1"><text:span text:style-name="T2">Jugador 1 gan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8" draw:text-style-name="P4" xml:id="id221" draw:id="id221" draw:layer="layout" svg:width="8.5cm" svg:height="3.9cm" svg:x="78.9cm" svg:y="286.911cm">
          <text:p text:style-name="P1"><text:span text:style-name="T2">¿Jugador 2 tiene más</text:span></text:p>
          <text:p text:style-name="P1"><text:span text:style-name="T2">mercancía que el jugador 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4" xml:id="id222" draw:id="id222" draw:layer="layout" svg:width="6.6cm" svg:height="2.7cm" svg:x="79.091cm" svg:y="280.9cm">
          <text:p text:style-name="P1"><text:span text:style-name="T2">Jugador 2 gan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8" draw:text-style-name="P4" xml:id="id223" draw:id="id223" draw:layer="layout" svg:width="8.5cm" svg:height="3.9cm" svg:x="89.4cm" svg:y="287.122cm">
          <text:p text:style-name="P1"><text:span text:style-name="T2">¿Jugador 1 tiene más</text:span></text:p>
          <text:p text:style-name="P1"><text:span text:style-name="T2">Mercancía que el jugador 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4" xml:id="id224" draw:id="id224" draw:layer="layout" svg:width="6.6cm" svg:height="2.7cm" svg:x="89.591cm" svg:y="281.111cm">
          <text:p text:style-name="P1"><text:span text:style-name="T2">Jugador 1 gan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6" draw:layer="layout" svg:x1="36.2cm" svg:y1="292.95cm" svg:x2="38.2cm" svg:y2="288.85cm" draw:start-shape="id211" draw:end-shape="id213" svg:d="M36200 292950h1001v-4100h999" svg:viewBox="0 0 2001 4101">
          <text:p text:style-name="P1">Si</text:p>
        </draw:connector>
        <draw:connector draw:style-name="gr17" draw:text-style-name="P6" draw:layer="layout" svg:x1="42.45cm" svg:y1="286.9cm" svg:x2="41.8cm" svg:y2="283.5cm" draw:start-shape="id213" draw:end-shape="id214" draw:end-glue-point="8" svg:d="M42450 286900v-1699h-650v-1701" svg:viewBox="0 0 651 3401">
          <text:p text:style-name="P1">Si</text:p>
        </draw:connector>
        <draw:connector draw:style-name="gr17" draw:text-style-name="P6" draw:layer="layout" svg:x1="46.7cm" svg:y1="288.85cm" svg:x2="48.1cm" svg:y2="288.85cm" draw:start-shape="id213" draw:end-shape="id215" svg:d="M46700 288850h1400" svg:viewBox="0 0 1401 1">
          <text:p text:style-name="P1">No</text:p>
        </draw:connector>
        <draw:connector draw:style-name="gr17" draw:text-style-name="P6" draw:layer="layout" svg:x1="52.35cm" svg:y1="286.9cm" svg:x2="51.591cm" svg:y2="283.589cm" draw:start-shape="id215" draw:end-shape="id216" svg:d="M52350 286900v-1655h-759v-1656" svg:viewBox="0 0 760 3312">
          <text:p text:style-name="P1">Si</text:p>
        </draw:connector>
        <draw:connector draw:style-name="gr17" draw:text-style-name="P6" draw:layer="layout" svg:x1="56.6cm" svg:y1="288.85cm" svg:x2="58.6cm" svg:y2="288.85cm" draw:start-shape="id215" draw:end-shape="id217" svg:d="M56600 288850h2000" svg:viewBox="0 0 2001 1">
          <text:p text:style-name="P1">No</text:p>
        </draw:connector>
        <draw:connector draw:style-name="gr17" draw:text-style-name="P6" draw:layer="layout" svg:x1="62.85cm" svg:y1="286.9cm" svg:x2="61.419cm" svg:y2="283.589cm" draw:start-shape="id217" draw:end-shape="id218" draw:end-glue-point="7" svg:d="M62850 286900v-1655h-1431v-1656" svg:viewBox="0 0 1432 3312">
          <text:p text:style-name="P1">Si</text:p>
        </draw:connector>
        <draw:connector draw:style-name="gr17" draw:text-style-name="P6" draw:layer="layout" svg:x1="67.1cm" svg:y1="288.85cm" svg:x2="69.1cm" svg:y2="289.061cm" draw:start-shape="id217" draw:end-shape="id219" svg:d="M67100 288850h1001v211h999" svg:viewBox="0 0 2001 212">
          <text:p text:style-name="P1">No</text:p>
        </draw:connector>
        <draw:connector draw:style-name="gr17" draw:text-style-name="P6" draw:layer="layout" svg:x1="73.35cm" svg:y1="287.111cm" svg:x2="72.591cm" svg:y2="283.8cm" draw:start-shape="id219" draw:end-shape="id220" svg:d="M73350 287111v-1655h-759v-1656" svg:viewBox="0 0 760 3312">
          <text:p text:style-name="P1">Si</text:p>
        </draw:connector>
        <draw:connector draw:style-name="gr17" draw:text-style-name="P6" draw:layer="layout" draw:line-skew="-0.151cm" svg:x1="77.6cm" svg:y1="289.061cm" svg:x2="78.9cm" svg:y2="288.861cm" draw:start-shape="id219" draw:end-shape="id221" svg:d="M77600 289061h500v-200h800" svg:viewBox="0 0 1301 201">
          <text:p text:style-name="P1">No</text:p>
        </draw:connector>
        <draw:connector draw:style-name="gr17" draw:text-style-name="P6" draw:layer="layout" svg:x1="83.15cm" svg:y1="286.911cm" svg:x2="82.391cm" svg:y2="283.6cm" draw:start-shape="id221" draw:end-shape="id222" draw:end-glue-point="2" svg:d="M83150 286911v-1655h-759v-1656" svg:viewBox="0 0 760 3312">
          <text:p text:style-name="P1">Si</text:p>
        </draw:connector>
        <draw:connector draw:style-name="gr17" draw:text-style-name="P6" draw:layer="layout" svg:x1="87.4cm" svg:y1="288.861cm" svg:x2="89.4cm" svg:y2="289.072cm" draw:start-shape="id221" draw:end-shape="id223" svg:d="M87400 288861h1001v211h999" svg:viewBox="0 0 2001 212">
          <text:p text:style-name="P1">No</text:p>
        </draw:connector>
        <draw:connector draw:style-name="gr17" draw:text-style-name="P6" draw:layer="layout" svg:x1="93.65cm" svg:y1="287.122cm" svg:x2="92.891cm" svg:y2="283.811cm" draw:start-shape="id223" draw:end-shape="id224" svg:d="M93650 287122v-1655h-759v-1656" svg:viewBox="0 0 760 3312">
          <text:p text:style-name="P1">Si</text:p>
        </draw:connector>
        <draw:custom-shape draw:style-name="gr40" draw:text-style-name="P4" xml:id="id225" draw:id="id225" draw:layer="layout" svg:width="6.6cm" svg:height="2.7cm" svg:x="99.9cm" svg:y="287cm">
          <text:p text:style-name="P1"><text:span text:style-name="T2">Empa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7" draw:text-style-name="P6" draw:layer="layout" svg:x1="97.9cm" svg:y1="289.072cm" svg:x2="100.56cm" svg:y2="288.35cm" draw:start-shape="id223" draw:end-shape="id225" draw:end-glue-point="6" svg:d="M97900 289072h1001v-722h1659" svg:viewBox="0 0 2661 723">
          <text:p text:style-name="P1">No</text:p>
        </draw:connector>
        <draw:custom-shape draw:style-name="gr60" draw:text-style-name="P10" xml:id="id226" draw:id="id226" draw:layer="layout" svg:width="6.4cm" svg:height="3.5cm" svg:x="96.1cm" svg:y="276.4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92.891cm" svg:y1="281.111cm" svg:x2="96.1cm" svg:y2="278.15cm" draw:start-shape="id224" draw:start-glue-point="5" draw:end-shape="id226" draw:end-glue-point="6" svg:d="M92891 281111v-2961h3209" svg:viewBox="0 0 3210 2962">
          <text:p/>
        </draw:connector>
        <draw:connector draw:style-name="gr10" draw:text-style-name="P6" draw:layer="layout" svg:x1="83.051cm" svg:y1="280.9cm" svg:x2="96.1cm" svg:y2="278.15cm" draw:start-shape="id222" draw:start-glue-point="4" draw:end-shape="id226" draw:end-glue-point="6" svg:d="M83051 280900v-2750h13049" svg:viewBox="0 0 13050 2751">
          <text:p/>
        </draw:connector>
        <draw:connector draw:style-name="gr10" draw:text-style-name="P6" draw:layer="layout" svg:x1="73.251cm" svg:y1="281.1cm" svg:x2="96.1cm" svg:y2="278.15cm" draw:start-shape="id220" draw:start-glue-point="4" draw:end-shape="id226" draw:end-glue-point="6" svg:d="M73251 281100v-2950h22849" svg:viewBox="0 0 22850 2951">
          <text:p/>
        </draw:connector>
        <draw:connector draw:style-name="gr10" draw:text-style-name="P6" draw:layer="layout" svg:x1="62.751cm" svg:y1="280.889cm" svg:x2="96.1cm" svg:y2="278.15cm" draw:start-shape="id218" draw:start-glue-point="4" draw:end-shape="id226" svg:d="M62751 280889v-2739h33349" svg:viewBox="0 0 33350 2740">
          <text:p/>
        </draw:connector>
        <draw:connector draw:style-name="gr10" draw:text-style-name="P6" draw:layer="layout" svg:x1="52.251cm" svg:y1="280.889cm" svg:x2="96.1cm" svg:y2="278.15cm" draw:start-shape="id216" draw:start-glue-point="4" draw:end-shape="id226" svg:d="M52251 280889v-2739h43849" svg:viewBox="0 0 43850 2740">
          <text:p/>
        </draw:connector>
        <draw:connector draw:style-name="gr10" draw:text-style-name="P6" draw:layer="layout" svg:x1="42.46cm" svg:y1="280.8cm" svg:x2="96.1cm" svg:y2="278.15cm" draw:start-shape="id214" draw:start-glue-point="4" draw:end-shape="id226" draw:end-glue-point="6" svg:d="M42460 280800v-2650h53640" svg:viewBox="0 0 53641 2651">
          <text:p/>
        </draw:connector>
        <draw:connector draw:style-name="gr10" draw:text-style-name="P6" draw:layer="layout" svg:x1="103.2cm" svg:y1="287cm" svg:x2="99.3cm" svg:y2="279.9cm" draw:start-shape="id225" draw:start-glue-point="5" draw:end-shape="id226" svg:d="M103200 287000v-3549h-3900v-3551" svg:viewBox="0 0 3901 7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103cm" fo:page-width="12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21:07:44.318000000</meta:creation-date>
    <dc:date>2017-11-03T10:09:21.713000000</dc:date>
    <meta:editing-duration>PT25M51S</meta:editing-duration>
    <meta:editing-cycles>10</meta:editing-cycles>
    <meta:generator>LibreOffice/5.4.2.2$Windows_x86 LibreOffice_project/22b09f6418e8c2d508a9eaf86b2399209b0990f4</meta:generator>
    <meta:document-statistic meta:object-count="562"/>
  </office:meta>
</office:document-meta>
</file>